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text-outline="false" style:text-position="0% 100%" style:font-name="Arial" fo:font-size="12pt" fo:letter-spacing="normal" fo:language="ca" fo:country="ES" style:text-underline-style="none" style:letter-kerning="false" style:font-name-asian="TimesNewRomanPSMT" style:font-size-asian="12pt" style:font-name-complex="TimesNewRomanPSMT" style:font-size-complex="12pt"/>
    </style:style>
    <style:style style:name="P2" style:family="paragraph" style:parent-style-name="Standard">
      <style:paragraph-properties fo:line-height="150%" fo:text-align="justify" style:justify-single-word="false"/>
      <style:text-properties fo:color="#000000" style:text-outline="false" style:text-position="0% 100%" style:font-name="Arial" fo:font-size="12pt" fo:letter-spacing="normal" fo:language="ca" fo:country="ES"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line-height="150%" fo:text-align="justify" style:justify-single-word="false"/>
      <style:text-properties fo:color="#000000" style:font-name="Arial" fo:font-size="12pt" fo:language="ca" fo:country="ES" style:font-size-asian="12pt" style:font-size-complex="12pt"/>
    </style:style>
    <style:style style:name="P4" style:family="paragraph" style:parent-style-name="Standard">
      <style:paragraph-properties fo:line-height="150%" fo:text-align="justify" style:justify-single-word="false"/>
      <style:text-properties fo:color="#000000" style:font-name="Arial" fo:font-size="12pt" fo:language="ca" fo:country="ES" officeooo:paragraph-rsid="002cb1b9" style:font-size-asian="12pt" style:font-size-complex="12pt"/>
    </style:style>
    <style:style style:name="P5" style:family="paragraph" style:parent-style-name="Standard">
      <style:paragraph-properties fo:line-height="150%" fo:text-align="center" style:justify-single-word="false"/>
      <style:text-properties fo:color="#000000" style:font-name="Arial" fo:font-size="12pt" fo:language="ca" fo:country="ES" style:font-size-asian="12pt" style:font-size-complex="12pt"/>
    </style:style>
    <style:style style:name="P6" style:family="paragraph" style:parent-style-name="Standard">
      <style:paragraph-properties fo:line-height="150%" fo:text-align="justify" style:justify-single-word="false"/>
      <style:text-properties fo:color="#000000" style:font-name="Arial" fo:font-size="12pt" fo:language="ca" fo:country="ES" fo:font-style="normal"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fo:color="#000000" style:font-name="Arial" fo:font-size="12pt" fo:language="ca" fo:country="ES" fo:font-style="normal" officeooo:paragraph-rsid="002bae8d"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fo:color="#000007" style:text-outline="false" style:text-position="0% 100%" style:font-name="Arial" fo:font-size="12pt" fo:letter-spacing="normal" fo:language="ca" fo:country="ES" style:text-underline-style="none" style:letter-kerning="false" style:font-name-asian="TimesNewRomanPSMT" style:font-size-asian="12pt" style:font-name-complex="TimesNewRomanPSMT" style:font-size-complex="12pt"/>
    </style:style>
    <style:style style:name="P9" style:family="paragraph" style:parent-style-name="Standard">
      <style:paragraph-properties fo:line-height="150%" fo:text-align="justify" style:justify-single-word="false"/>
      <style:text-properties style:font-name="Arial" fo:font-size="12pt" fo:language="ca" fo:country="ES"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ca" fo:country="ES" officeooo:paragraph-rsid="0016ef1b" style:font-size-asian="12pt" style:font-size-complex="12pt"/>
    </style:style>
    <style:style style:name="P11" style:family="paragraph" style:parent-style-name="Standard">
      <style:paragraph-properties fo:line-height="150%" fo:text-align="justify" style:justify-single-word="false"/>
      <style:text-properties style:font-name="Arial" fo:font-size="12pt" fo:language="ca" fo:country="ES" officeooo:paragraph-rsid="00184f59" style:font-size-asian="12pt" style:font-size-complex="12pt"/>
    </style:style>
    <style:style style:name="P12" style:family="paragraph" style:parent-style-name="Standard">
      <style:paragraph-properties fo:line-height="150%" fo:text-align="justify" style:justify-single-word="false"/>
      <style:text-properties style:font-name="Arial" fo:font-size="12pt" fo:language="ca" fo:country="ES" officeooo:paragraph-rsid="001bc93d" style:font-size-asian="12pt" style:font-size-complex="12pt"/>
    </style:style>
    <style:style style:name="P13" style:family="paragraph" style:parent-style-name="Standard">
      <style:paragraph-properties fo:line-height="150%" fo:text-align="justify" style:justify-single-word="false"/>
      <style:text-properties style:font-name="Arial" fo:font-size="12pt" fo:language="ca" fo:country="ES" officeooo:paragraph-rsid="0026f958" style:font-size-asian="12pt" style:font-size-complex="12pt"/>
    </style:style>
    <style:style style:name="P14" style:family="paragraph" style:parent-style-name="Standard">
      <style:paragraph-properties fo:line-height="150%" fo:text-align="justify" style:justify-single-word="false"/>
      <style:text-properties style:font-name="Arial" fo:font-size="12pt" fo:language="ca" fo:country="ES" officeooo:paragraph-rsid="002709f5" style:font-size-asian="12pt" style:font-size-complex="12pt"/>
    </style:style>
    <style:style style:name="P15" style:family="paragraph" style:parent-style-name="Standard">
      <style:paragraph-properties fo:line-height="150%" fo:text-align="center" style:justify-single-word="false"/>
      <style:text-properties style:font-name="Arial" fo:font-size="12pt" fo:language="ca" fo:country="ES" style:font-size-asian="12pt" style:font-size-complex="12pt"/>
    </style:style>
    <style:style style:name="P16" style:family="paragraph" style:parent-style-name="Standard">
      <style:paragraph-properties fo:line-height="150%" fo:text-align="justify" style:justify-single-word="false"/>
      <style:text-properties fo:color="#800000" style:font-name="Arial" fo:font-size="12pt" fo:language="ca" fo:country="ES" style:font-size-asian="12pt" style:font-size-complex="12pt"/>
    </style:style>
    <style:style style:name="P17" style:family="paragraph" style:parent-style-name="Standard">
      <style:paragraph-properties fo:line-height="150%" fo:text-align="center" style:justify-single-word="false"/>
      <style:text-properties fo:color="#800000" style:font-name="Arial" fo:font-size="12pt" fo:language="ca" fo:country="ES" style:font-size-asian="12pt" style:font-size-complex="12pt"/>
    </style:style>
    <style:style style:name="P18" style:family="paragraph" style:parent-style-name="Standard">
      <style:paragraph-properties fo:line-height="150%" fo:text-align="justify" style:justify-single-word="false"/>
      <style:text-properties fo:color="#800000" style:font-name="Arial" fo:font-size="12pt" fo:language="ca" fo:country="ES" fo:font-weight="normal"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fo:color="#800000" style:text-outline="false" style:text-position="0% 100%" style:font-name="Arial" fo:font-size="12pt" fo:letter-spacing="normal" fo:language="ca" fo:country="ES" style:text-underline-style="none" style:letter-kerning="false" style:font-name-asian="TimesNewRomanPSMT" style:font-size-asian="12pt" style:font-name-complex="TimesNewRomanPSMT" style:font-size-complex="12pt"/>
    </style:style>
    <style:style style:name="P20" style:family="paragraph" style:parent-style-name="Standard">
      <style:paragraph-properties fo:line-height="150%" fo:text-align="justify" style:justify-single-word="false" style:text-autospace="none"/>
      <style:text-properties fo:color="#800000" style:text-outline="false" style:text-position="0% 100%" style:font-name="Arial" fo:font-size="12pt" fo:letter-spacing="normal" fo:language="ca" fo:country="ES" style:text-underline-style="none" style:letter-kerning="false" style:font-name-asian="TimesNewRomanPSMT" style:font-size-asian="12pt" style:font-name-complex="TimesNewRomanPSMT" style:font-size-complex="12pt"/>
    </style:style>
    <style:style style:name="P21" style:family="paragraph" style:parent-style-name="Standard">
      <style:paragraph-properties fo:line-height="150%" fo:text-align="justify" style:justify-single-word="false"/>
      <style:text-properties fo:color="#800000" style:text-outline="false" style:text-position="0% 100%" style:font-name="Arial" fo:font-size="12pt" fo:letter-spacing="normal" fo:language="ca" fo:country="ES" style:text-underline-style="solid" style:text-underline-width="auto" style:text-underline-color="font-color" style:letter-kerning="false" style:font-name-asian="TimesNewRomanPSMT" style:font-size-asian="12pt" style:font-name-complex="TimesNewRomanPSMT" style:font-size-complex="12pt"/>
    </style:style>
    <style:style style:name="P22" style:family="paragraph" style:parent-style-name="Text_20_body">
      <style:text-properties style:font-name="Arial" fo:font-size="12pt" fo:language="ca" fo:country="ES" fo:font-weight="bold" style:font-size-asian="12pt" style:font-weight-asian="bold" style:font-size-complex="12pt" style:font-weight-complex="bold"/>
    </style:style>
    <style:style style:name="P23" style:family="paragraph" style:parent-style-name="Text_20_body">
      <style:paragraph-properties fo:line-height="150%" fo:text-align="justify" style:justify-single-word="false"/>
      <style:text-properties fo:color="#800000" style:font-name="Arial" fo:font-size="12pt" fo:language="ca" fo:country="ES" style:font-size-asian="12pt" style:font-size-complex="12pt"/>
    </style:style>
    <style:style style:name="P24" style:family="paragraph" style:parent-style-name="Text_20_body">
      <style:paragraph-properties fo:line-height="150%" fo:text-align="center" style:justify-single-word="false"/>
      <style:text-properties fo:color="#800000" style:font-name="Arial" fo:font-size="12pt" fo:language="ca" fo:country="ES" style:font-size-asian="12pt" style:font-size-complex="12pt"/>
    </style:style>
    <style:style style:name="P25" style:family="paragraph" style:parent-style-name="Text_20_body">
      <style:text-properties fo:color="#800000" style:font-name="Arial" fo:font-size="12pt" fo:language="ca" fo:country="ES" fo:font-weight="bold" style:font-size-asian="12pt" style:font-weight-asian="bold" style:font-size-complex="12pt" style:font-weight-complex="bold"/>
    </style:style>
    <style:style style:name="P26" style:family="paragraph" style:parent-style-name="Text_20_body">
      <style:paragraph-properties fo:line-height="150%" fo:text-align="justify" style:justify-single-word="false"/>
      <style:text-properties fo:color="#800000" style:font-name="Arial" fo:font-size="12pt" fo:language="ca" fo:country="ES" fo:font-style="normal" style:font-size-asian="12pt" style:font-style-asian="normal" style:font-size-complex="12pt" style:font-style-complex="normal"/>
    </style:style>
    <style:style style:name="P27" style:family="paragraph" style:parent-style-name="Text_20_body">
      <style:paragraph-properties fo:line-height="150%" fo:text-align="justify" style:justify-single-word="false"/>
      <style:text-properties fo:color="#800000" style:font-name="Arial" fo:font-size="12pt" fo:language="ca" fo:country="ES" fo:font-weight="normal" style:font-size-asian="12pt" style:font-weight-asian="normal" style:font-size-complex="12pt" style:font-weight-complex="normal"/>
    </style:style>
    <style:style style:name="P28" style:family="paragraph" style:parent-style-name="Text_20_body">
      <style:paragraph-properties fo:line-height="150%" fo:text-align="justify" style:justify-single-word="false"/>
      <style:text-properties fo:color="#800000" style:text-outline="false" style:text-position="0% 100%" style:font-name="Arial" fo:font-size="12pt" fo:letter-spacing="normal" fo:language="ca" fo:country="ES" style:text-underline-style="none" style:letter-kerning="false" style:font-name-asian="TimesNewRomanPSMT" style:font-size-asian="12pt" style:font-name-complex="TimesNewRomanPSMT" style:font-size-complex="12pt"/>
    </style:style>
    <style:style style:name="P29" style:family="paragraph" style:parent-style-name="Text_20_body">
      <style:paragraph-properties fo:margin-top="0cm" fo:margin-bottom="0cm" loext:contextual-spacing="false" fo:line-height="150%" fo:text-align="justify" style:justify-single-word="false" style:register-true="false"/>
      <style:text-properties fo:color="#800000" style:text-outline="false" style:font-name="Arial" fo:font-size="12pt" fo:letter-spacing="normal" fo:language="ca" fo:country="ES" fo:font-style="normal" style:text-underline-style="none" fo:font-weight="normal" style:letter-kerning="false"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top="0cm" fo:margin-bottom="0cm" loext:contextual-spacing="false" fo:line-height="150%" fo:text-align="justify" style:justify-single-word="false" style:register-true="false"/>
      <style:text-properties fo:color="#800000" style:text-outline="false" style:font-name="Arial" fo:font-size="12pt" fo:letter-spacing="normal" fo:language="ca" fo:country="ES" fo:font-style="normal" style:text-underline-style="none" style:letter-kerning="false" style:font-size-asian="12pt" style:font-style-asian="normal" style:font-size-complex="12pt" style:font-style-complex="normal"/>
    </style:style>
    <style:style style:name="P31" style:family="paragraph" style:parent-style-name="Text_20_body">
      <style:paragraph-properties fo:margin-top="0cm" fo:margin-bottom="0cm" loext:contextual-spacing="false" fo:line-height="150%" fo:text-align="justify" style:justify-single-word="false" style:register-true="false"/>
      <style:text-properties fo:color="#800000" style:text-outline="false" style:font-name="Arial" fo:font-size="12pt" fo:letter-spacing="normal" fo:language="ca" fo:country="ES" style:text-underline-style="none" style:letter-kerning="false" style:font-size-asian="12pt" style:font-size-complex="12pt"/>
    </style:style>
    <style:style style:name="P32" style:family="paragraph" style:parent-style-name="Text_20_body">
      <style:paragraph-properties fo:margin-top="0cm" fo:margin-bottom="0cm" loext:contextual-spacing="false" fo:line-height="150%" fo:text-align="justify" style:justify-single-word="false" style:register-true="false"/>
      <style:text-properties fo:color="#800000" style:font-name="Arial" fo:font-size="12pt" fo:language="ca" fo:country="ES" style:font-size-asian="12pt" style:font-size-complex="12pt"/>
    </style:style>
    <style:style style:name="P33" style:family="paragraph" style:parent-style-name="Text_20_body">
      <style:paragraph-properties fo:margin-top="0cm" fo:margin-bottom="0cm" loext:contextual-spacing="false" fo:line-height="150%" fo:text-align="justify" style:justify-single-word="false" style:register-true="false"/>
      <style:text-properties fo:color="#800000" style:font-name="Arial" fo:font-size="12pt" fo:language="ca" fo:country="ES" fo:font-weight="normal" style:font-size-asian="12pt" style:font-weight-asian="normal" style:font-size-complex="12pt" style:font-weight-complex="normal"/>
    </style:style>
    <style:style style:name="P34" style:family="paragraph" style:parent-style-name="Standard">
      <style:paragraph-properties fo:margin-top="0cm" fo:margin-bottom="0.318cm" loext:contextual-spacing="false" fo:line-height="150%"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00000" style:text-outline="false" style:text-position="0% 100%" style:font-name="Arial" fo:font-size="12pt" fo:letter-spacing="normal" fo:language="ca" fo:country="ES" style:text-underline-style="none" style:letter-kerning="false" style:font-name-asian="TimesNewRomanPSMT" style:font-size-asian="12pt" style:font-name-complex="TimesNewRomanPSMT" style:font-size-complex="12pt"/>
    </style:style>
    <style:style style:name="P35" style:family="paragraph" style:parent-style-name="Standard">
      <style:paragraph-properties fo:margin-top="0cm" fo:margin-bottom="0.064cm" loext:contextual-spacing="false" fo:line-height="150%"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00000" style:text-outline="false" style:text-position="0% 100%" style:font-name="Arial" fo:font-size="12pt" fo:letter-spacing="normal" fo:language="ca" fo:country="ES" style:text-underline-style="none" style:letter-kerning="false" style:font-name-asian="TimesNewRomanPSMT" style:font-size-asian="12pt" style:font-name-complex="TimesNewRomanPSMT" style:font-size-complex="12pt"/>
    </style:style>
    <style:style style:name="P36" style:family="paragraph" style:parent-style-name="Heading">
      <style:text-properties style:font-name="Arial" fo:font-size="12pt" fo:language="ca" fo:country="ES" fo:font-weight="bold" style:font-size-asian="12pt" style:font-weight-asian="bold" style:font-size-complex="12pt" style:font-weight-complex="bold"/>
    </style:style>
    <style:style style:name="P37" style:family="paragraph" style:parent-style-name="Text_20_body">
      <style:paragraph-properties fo:margin-top="0cm" fo:margin-bottom="0cm" loext:contextual-spacing="false" fo:line-height="150%" fo:text-align="justify" style:justify-single-word="false" style:register-true="false"/>
      <style:text-properties fo:color="#800000" style:text-outline="false" style:font-name="Arial" fo:font-size="12pt" fo:letter-spacing="normal" fo:language="ca" fo:country="ES" style:text-underline-style="none" style:letter-kerning="false" style:font-size-asian="12pt" style:font-size-complex="12pt"/>
    </style:style>
    <style:style style:name="P38" style:family="paragraph" style:parent-style-name="Text_20_body">
      <style:paragraph-properties fo:margin-top="0cm" fo:margin-bottom="0cm" loext:contextual-spacing="false" fo:line-height="150%" fo:text-align="justify" style:justify-single-word="false" style:register-true="false"/>
      <style:text-properties fo:color="#800000" style:text-outline="false" style:font-name="Arial" fo:font-size="12pt" fo:letter-spacing="normal" fo:language="ca" fo:country="ES" fo:font-style="normal" style:text-underline-style="none" style:letter-kerning="false" style:font-size-asian="12pt" style:font-style-asian="normal" style:font-size-complex="12pt" style:font-style-complex="normal"/>
    </style:style>
    <style:style style:name="P39" style:family="paragraph" style:parent-style-name="Text_20_body">
      <style:paragraph-properties fo:line-height="150%" fo:text-align="justify" style:justify-single-word="false"/>
      <style:text-properties fo:color="#000000" style:font-name="Arial" fo:font-size="12pt" fo:language="ca" fo:country="ES" fo:font-weight="normal" officeooo:rsid="00375d33" officeooo:paragraph-rsid="00375d33" style:font-size-asian="12pt" style:font-weight-asian="normal" style:font-size-complex="12pt" style:font-weight-complex="normal"/>
    </style:style>
    <style:style style:name="P40" style:family="paragraph" style:parent-style-name="Text_20_body">
      <style:paragraph-properties fo:line-height="150%" fo:text-align="justify" style:justify-single-word="false"/>
      <style:text-properties fo:color="#000000" style:font-name="Arial" fo:font-size="12pt" fo:language="ca" fo:country="ES" officeooo:paragraph-rsid="00375d33" style:font-size-asian="12pt" style:font-size-complex="12pt"/>
    </style:style>
    <style:style style:name="P41" style:family="paragraph" style:parent-style-name="Text_20_body">
      <style:paragraph-properties fo:line-height="150%" fo:text-align="justify" style:justify-single-word="false"/>
      <style:text-properties fo:color="#000000" style:font-name="Arial" fo:font-size="12pt" fo:language="ca" fo:country="ES" officeooo:paragraph-rsid="003823a1" style:font-size-asian="12pt" style:font-size-complex="12pt"/>
    </style:style>
    <style:style style:name="P42" style:family="paragraph" style:parent-style-name="Text_20_body">
      <style:paragraph-properties fo:line-height="150%" fo:text-align="justify" style:justify-single-word="false"/>
      <style:text-properties fo:color="#000000" style:font-name="Arial" fo:font-size="12pt" fo:language="ca" fo:country="ES" officeooo:paragraph-rsid="003b7a6e" style:font-size-asian="12pt" style:font-size-complex="12pt"/>
    </style:style>
    <style:style style:name="P43" style:family="paragraph" style:parent-style-name="Text_20_body">
      <style:paragraph-properties fo:line-height="150%" fo:text-align="justify" style:justify-single-word="false"/>
      <style:text-properties fo:color="#000000" style:font-name="Arial" fo:font-size="12pt" fo:language="ca" fo:country="ES" officeooo:paragraph-rsid="003c6dec" style:font-size-asian="12pt" style:font-size-complex="12pt"/>
    </style:style>
    <style:style style:name="P44" style:family="paragraph" style:parent-style-name="Text_20_body">
      <style:paragraph-properties fo:line-height="150%" fo:text-align="justify" style:justify-single-word="false"/>
      <style:text-properties fo:color="#000000" style:font-name="Arial" fo:font-size="12pt" fo:language="ca" fo:country="ES" officeooo:paragraph-rsid="003ed416" style:font-size-asian="12pt" style:font-size-complex="12pt"/>
    </style:style>
    <style:style style:name="P45" style:family="paragraph" style:parent-style-name="Text_20_body">
      <style:paragraph-properties fo:line-height="150%" fo:text-align="justify" style:justify-single-word="false"/>
      <style:text-properties fo:color="#000000" style:font-name="Arial" fo:font-size="12pt" fo:language="ca" fo:country="ES" officeooo:paragraph-rsid="0040089e" style:font-size-asian="12pt" style:font-size-complex="12pt"/>
    </style:style>
    <style:style style:name="P46" style:family="paragraph" style:parent-style-name="Text_20_body">
      <style:paragraph-properties fo:line-height="150%" fo:text-align="justify" style:justify-single-word="false"/>
      <style:text-properties fo:color="#000000" style:font-name="Arial" fo:font-size="12pt" fo:language="ca" fo:country="ES" officeooo:paragraph-rsid="00403cc3" style:font-size-asian="12pt" style:font-size-complex="12pt"/>
    </style:style>
    <style:style style:name="P47" style:family="paragraph" style:parent-style-name="Heading">
      <style:text-properties fo:color="#000000" style:font-name="Arial" fo:font-size="12pt" fo:language="ca" fo:country="ES" fo:font-weight="bold" style:font-size-asian="12pt" style:font-weight-asian="bold" style:font-size-complex="12pt" style:font-weight-complex="bold"/>
    </style:style>
    <style:style style:name="P48" style:family="paragraph" style:parent-style-name="Heading_20_2">
      <style:text-properties fo:color="#800000" style:font-name="Arial" fo:font-size="12pt" fo:language="ca" fo:country="ES" style:font-size-asian="12pt" style:font-size-complex="12pt"/>
    </style:style>
    <style:style style:name="P49" style:family="paragraph" style:parent-style-name="Heading_20_2">
      <style:paragraph-properties fo:line-height="150%" fo:text-align="justify" style:justify-single-word="false"/>
      <style:text-properties fo:color="#800000" style:font-name="Arial" fo:font-size="12pt" fo:language="ca" fo:country="ES" style:font-size-asian="12pt" style:font-size-complex="12pt"/>
    </style:style>
    <style:style style:name="P50" style:family="paragraph" style:parent-style-name="Heading_20_2">
      <style:paragraph-properties fo:margin-top="0cm" fo:margin-bottom="0cm" loext:contextual-spacing="false" fo:line-height="150%" fo:text-align="justify" style:justify-single-word="false" style:register-true="false"/>
      <style:text-properties fo:color="#800000" style:font-name="Arial" fo:font-size="12pt" fo:language="ca" fo:country="ES" style:font-size-asian="12pt" style:font-size-complex="12pt"/>
    </style:style>
    <style:style style:name="P51" style:family="paragraph" style:parent-style-name="Standard">
      <style:paragraph-properties fo:line-height="150%" fo:text-align="justify" style:justify-single-word="false"/>
      <style:text-properties fo:color="#800000" style:text-outline="false" style:text-position="0% 100%" style:font-name="Arial" fo:font-size="12pt" fo:letter-spacing="normal" fo:language="ca" fo:country="ES" style:text-underline-style="none" style:letter-kerning="false" style:font-name-asian="TimesNewRomanPSMT" style:font-size-asian="12pt" style:font-name-complex="TimesNewRomanPSMT" style:font-size-complex="12pt"/>
    </style:style>
    <style:style style:name="P52" style:family="paragraph" style:parent-style-name="Standard">
      <style:paragraph-properties fo:line-height="150%" fo:text-align="justify" style:justify-single-word="false"/>
      <style:text-properties fo:color="#800000" style:font-name="Arial" fo:font-size="12pt" fo:language="ca" fo:country="ES" style:font-size-asian="12pt" style:font-size-complex="12pt"/>
    </style:style>
    <style:style style:name="P53" style:family="paragraph" style:parent-style-name="Standard">
      <style:paragraph-properties fo:line-height="150%" fo:text-align="justify" style:justify-single-word="false"/>
      <style:text-properties fo:color="#800000" style:font-name="Arial" fo:font-size="12pt" fo:language="ca" fo:country="ES" officeooo:paragraph-rsid="00454dce" style:font-size-asian="12pt" style:font-size-complex="12pt"/>
    </style:style>
    <style:style style:name="P54" style:family="paragraph" style:parent-style-name="Standard">
      <style:paragraph-properties fo:line-height="150%" fo:text-align="justify" style:justify-single-word="false"/>
      <style:text-properties fo:color="#000000" style:font-name="Arial" fo:font-size="12pt" fo:language="ca" fo:country="ES" style:font-size-asian="12pt" style:font-size-complex="12pt"/>
    </style:style>
    <style:style style:name="P55" style:family="paragraph" style:parent-style-name="Standard">
      <style:paragraph-properties fo:line-height="150%" fo:text-align="justify" style:justify-single-word="false"/>
      <style:text-properties fo:color="#000000" style:font-name="Arial" fo:font-size="12pt" fo:language="ca" fo:country="ES" officeooo:paragraph-rsid="002cb1b9" style:font-size-asian="12pt" style:font-size-complex="12pt"/>
    </style:style>
    <style:style style:name="P56" style:family="paragraph" style:parent-style-name="Standard">
      <style:paragraph-properties fo:line-height="150%" fo:text-align="justify" style:justify-single-word="false"/>
      <style:text-properties fo:color="#000000" style:font-name="Arial" fo:font-size="12pt" fo:language="ca" fo:country="ES" officeooo:paragraph-rsid="002d8138" style:font-size-asian="12pt" style:font-size-complex="12pt"/>
    </style:style>
    <style:style style:name="P57" style:family="paragraph" style:parent-style-name="Standard">
      <style:paragraph-properties fo:line-height="150%" fo:text-align="justify" style:justify-single-word="false"/>
      <style:text-properties fo:color="#000000" style:font-name="Arial" fo:font-size="12pt" fo:language="ca" fo:country="ES" officeooo:paragraph-rsid="0030deae" style:font-size-asian="12pt" style:font-size-complex="12pt"/>
    </style:style>
    <style:style style:name="P58" style:family="paragraph" style:parent-style-name="Standard">
      <style:paragraph-properties fo:line-height="150%" fo:text-align="justify" style:justify-single-word="false"/>
      <style:text-properties fo:color="#000000" style:font-name="Arial" fo:font-size="12pt" fo:language="ca" fo:country="ES" officeooo:paragraph-rsid="0030e54d" style:font-size-asian="12pt" style:font-size-complex="12pt"/>
    </style:style>
    <style:style style:name="P59" style:family="paragraph" style:parent-style-name="Standard">
      <style:paragraph-properties fo:line-height="150%" fo:text-align="justify" style:justify-single-word="false"/>
      <style:text-properties fo:color="#000000" style:font-name="Arial" fo:font-size="12pt" fo:language="ca" fo:country="ES" officeooo:paragraph-rsid="00333ae7" style:font-size-asian="12pt" style:font-size-complex="12pt"/>
    </style:style>
    <style:style style:name="P60" style:family="paragraph" style:parent-style-name="Standard">
      <style:paragraph-properties fo:line-height="150%" fo:text-align="justify" style:justify-single-word="false"/>
      <style:text-properties fo:color="#000000" style:font-name="Arial" fo:font-size="12pt" fo:language="ca" fo:country="ES" officeooo:paragraph-rsid="00350285" style:font-size-asian="12pt" style:font-size-complex="12pt"/>
    </style:style>
    <style:style style:name="P61" style:family="paragraph" style:parent-style-name="Standard">
      <style:paragraph-properties fo:line-height="150%" fo:text-align="justify" style:justify-single-word="false"/>
      <style:text-properties fo:color="#000000" style:font-name="Arial" fo:font-size="12pt" fo:language="ca" fo:country="ES" officeooo:paragraph-rsid="00403cc3" style:font-size-asian="12pt" style:font-size-complex="12pt"/>
    </style:style>
    <style:style style:name="P62" style:family="paragraph" style:parent-style-name="Standard">
      <style:paragraph-properties fo:line-height="150%" fo:text-align="justify" style:justify-single-word="false"/>
      <style:text-properties fo:color="#000000" style:font-name="Arial" fo:font-size="12pt" fo:language="ca" fo:country="ES" officeooo:paragraph-rsid="00426884" style:font-size-asian="12pt" style:font-size-complex="12pt"/>
    </style:style>
    <style:style style:name="P63" style:family="paragraph" style:parent-style-name="Standard">
      <style:paragraph-properties fo:line-height="150%" fo:text-align="justify" style:justify-single-word="false"/>
      <style:text-properties fo:color="#000000" style:font-name="Arial" fo:font-size="12pt" fo:language="ca" fo:country="ES" officeooo:paragraph-rsid="00438570" style:font-size-asian="12pt" style:font-size-complex="12pt"/>
    </style:style>
    <style:style style:name="P64" style:family="paragraph" style:parent-style-name="Standard">
      <style:paragraph-properties fo:line-height="150%" fo:text-align="justify" style:justify-single-word="false"/>
      <style:text-properties fo:color="#000000" style:font-name="Arial" fo:font-size="12pt" fo:language="ca" fo:country="ES" officeooo:paragraph-rsid="0043c75f" style:font-size-asian="12pt" style:font-size-complex="12pt"/>
    </style:style>
    <style:style style:name="P65" style:family="paragraph" style:parent-style-name="Standard">
      <style:paragraph-properties fo:line-height="150%" fo:text-align="center" style:justify-single-word="false"/>
      <style:text-properties fo:color="#000000" style:font-name="Arial" fo:font-size="12pt" fo:language="ca" fo:country="ES" style:font-size-asian="12pt" style:font-size-complex="12pt"/>
    </style:style>
    <style:style style:name="P66" style:family="paragraph" style:parent-style-name="Standard">
      <style:paragraph-properties fo:line-height="150%" fo:text-align="justify" style:justify-single-word="false"/>
      <style:text-properties fo:color="#000000" style:font-name="Arial" fo:font-size="12pt" fo:language="ca" fo:country="ES" officeooo:rsid="00403cc3" officeooo:paragraph-rsid="00403cc3"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bae8d" style:font-style-asian="normal" style:font-style-complex="normal"/>
    </style:style>
    <style:style style:name="T4" style:family="text">
      <style:text-properties fo:color="#000000"/>
    </style:style>
    <style:style style:name="T5" style:family="text">
      <style:text-properties fo:color="#000000" officeooo:rsid="002737fb"/>
    </style:style>
    <style:style style:name="T6" style:family="text">
      <style:text-properties fo:color="#000000" officeooo:rsid="00281f6d"/>
    </style:style>
    <style:style style:name="T7" style:family="text">
      <style:text-properties fo:color="#000000" officeooo:rsid="002bae8d"/>
    </style:style>
    <style:style style:name="T8" style:family="text">
      <style:text-properties fo:color="#000000" officeooo:rsid="0030e54d"/>
    </style:style>
    <style:style style:name="T9" style:family="text">
      <style:text-properties fo:color="#000000" officeooo:rsid="004205b4"/>
    </style:style>
    <style:style style:name="T10" style:family="text">
      <style:text-properties fo:color="#000000" officeooo:rsid="0043c75f"/>
    </style:style>
    <style:style style:name="T11" style:family="text">
      <style:text-properties fo:color="#000000" officeooo:rsid="00454dce"/>
    </style:style>
    <style:style style:name="T12" style:family="text">
      <style:text-properties fo:color="#000000" officeooo:rsid="0045ba8f"/>
    </style:style>
    <style:style style:name="T13" style:family="text">
      <style:text-properties fo:color="#000000" officeooo:rsid="0047429e"/>
    </style:style>
    <style:style style:name="T14" style:family="text">
      <style:text-properties style:text-outline="false" fo:letter-spacing="normal" fo:font-style="normal" style:text-underline-style="none" style:letter-kerning="false" style:font-style-asian="normal" style:font-style-complex="normal"/>
    </style:style>
    <style:style style:name="T15" style:family="text">
      <style:text-properties style:text-outline="false" fo:letter-spacing="normal" style:text-underline-style="none" style:letter-kerning="false"/>
    </style:style>
    <style:style style:name="T16" style:family="text">
      <style:text-properties style:text-outline="false" fo:letter-spacing="normal" fo:font-style="italic" style:text-underline-style="none" style:letter-kerning="false" style:font-style-asian="italic" style:font-style-complex="italic"/>
    </style:style>
    <style:style style:name="T17" style:family="text">
      <style:text-properties officeooo:rsid="00142e0f"/>
    </style:style>
    <style:style style:name="T18" style:family="text">
      <style:text-properties officeooo:rsid="00146cd3"/>
    </style:style>
    <style:style style:name="T19" style:family="text">
      <style:text-properties officeooo:rsid="00152fcf"/>
    </style:style>
    <style:style style:name="T20" style:family="text">
      <style:text-properties officeooo:rsid="00161129"/>
    </style:style>
    <style:style style:name="T21" style:family="text">
      <style:text-properties officeooo:rsid="0016ef1b"/>
    </style:style>
    <style:style style:name="T22" style:family="text">
      <style:text-properties officeooo:rsid="00184f59"/>
    </style:style>
    <style:style style:name="T23" style:family="text">
      <style:text-properties officeooo:rsid="0019b057"/>
    </style:style>
    <style:style style:name="T24" style:family="text">
      <style:text-properties officeooo:rsid="001b96bd"/>
    </style:style>
    <style:style style:name="T25" style:family="text">
      <style:text-properties officeooo:rsid="001bc93d"/>
    </style:style>
    <style:style style:name="T26" style:family="text">
      <style:text-properties officeooo:rsid="001edb65"/>
    </style:style>
    <style:style style:name="T27" style:family="text">
      <style:text-properties officeooo:rsid="00206ca9"/>
    </style:style>
    <style:style style:name="T28" style:family="text">
      <style:text-properties officeooo:rsid="00217aef"/>
    </style:style>
    <style:style style:name="T29" style:family="text">
      <style:text-properties officeooo:rsid="0021dbc8"/>
    </style:style>
    <style:style style:name="T30" style:family="text">
      <style:text-properties officeooo:rsid="00225f1f"/>
    </style:style>
    <style:style style:name="T31" style:family="text">
      <style:text-properties officeooo:rsid="0022d838"/>
    </style:style>
    <style:style style:name="T32" style:family="text">
      <style:text-properties officeooo:rsid="0022f288"/>
    </style:style>
    <style:style style:name="T33" style:family="text">
      <style:text-properties officeooo:rsid="0024da41"/>
    </style:style>
    <style:style style:name="T34" style:family="text">
      <style:text-properties officeooo:rsid="00253a8f"/>
    </style:style>
    <style:style style:name="T35" style:family="text">
      <style:text-properties officeooo:rsid="0026f958"/>
    </style:style>
    <style:style style:name="T36" style:family="text">
      <style:text-properties officeooo:rsid="002709f5"/>
    </style:style>
    <style:style style:name="T37" style:family="text">
      <style:text-properties officeooo:rsid="00281f6d"/>
    </style:style>
    <style:style style:name="T38" style:family="text">
      <style:text-properties officeooo:rsid="002bae8d"/>
    </style:style>
    <style:style style:name="T39" style:family="text">
      <style:text-properties officeooo:rsid="002cb1b9"/>
    </style:style>
    <style:style style:name="T40" style:family="text">
      <style:text-properties officeooo:rsid="002d8138"/>
    </style:style>
    <style:style style:name="T41" style:family="text">
      <style:text-properties officeooo:rsid="0030deae"/>
    </style:style>
    <style:style style:name="T42" style:family="text">
      <style:text-properties officeooo:rsid="0030e54d"/>
    </style:style>
    <style:style style:name="T43" style:family="text">
      <style:text-properties officeooo:rsid="0032b51b"/>
    </style:style>
    <style:style style:name="T44" style:family="text">
      <style:text-properties officeooo:rsid="00333ae7"/>
    </style:style>
    <style:style style:name="T45" style:family="text">
      <style:text-properties officeooo:rsid="00350285"/>
    </style:style>
    <style:style style:name="T46" style:family="text">
      <style:text-properties fo:font-weight="normal" officeooo:rsid="00375d33" style:font-weight-asian="normal" style:font-weight-complex="normal"/>
    </style:style>
    <style:style style:name="T47" style:family="text">
      <style:text-properties fo:font-weight="normal" officeooo:rsid="003823a1" style:font-weight-asian="normal" style:font-weight-complex="normal"/>
    </style:style>
    <style:style style:name="T48" style:family="text">
      <style:text-properties fo:font-weight="normal" officeooo:rsid="0039edd7" style:font-weight-asian="normal" style:font-weight-complex="normal"/>
    </style:style>
    <style:style style:name="T49" style:family="text">
      <style:text-properties fo:font-weight="normal" officeooo:rsid="003b7a6e" style:font-weight-asian="normal" style:font-weight-complex="normal"/>
    </style:style>
    <style:style style:name="T50" style:family="text">
      <style:text-properties fo:font-weight="normal" officeooo:rsid="003c6dec" style:font-weight-asian="normal" style:font-weight-complex="normal"/>
    </style:style>
    <style:style style:name="T51" style:family="text">
      <style:text-properties fo:font-weight="normal" officeooo:rsid="003dc175" style:font-weight-asian="normal" style:font-weight-complex="normal"/>
    </style:style>
    <style:style style:name="T52" style:family="text">
      <style:text-properties fo:font-weight="normal" officeooo:rsid="003e3c50" style:font-weight-asian="normal" style:font-weight-complex="normal"/>
    </style:style>
    <style:style style:name="T53" style:family="text">
      <style:text-properties fo:font-weight="normal" officeooo:rsid="003e67b3" style:font-weight-asian="normal" style:font-weight-complex="normal"/>
    </style:style>
    <style:style style:name="T54" style:family="text">
      <style:text-properties fo:font-weight="normal" officeooo:rsid="003ed416" style:font-weight-asian="normal" style:font-weight-complex="normal"/>
    </style:style>
    <style:style style:name="T55" style:family="text">
      <style:text-properties fo:font-weight="normal" officeooo:rsid="003ed81c" style:font-weight-asian="normal" style:font-weight-complex="normal"/>
    </style:style>
    <style:style style:name="T56" style:family="text">
      <style:text-properties fo:font-weight="normal" officeooo:rsid="0040089e" style:font-weight-asian="normal" style:font-weight-complex="normal"/>
    </style:style>
    <style:style style:name="T57" style:family="text">
      <style:text-properties fo:font-weight="normal" officeooo:rsid="00403cc3" style:font-weight-asian="normal" style:font-weight-complex="normal"/>
    </style:style>
    <style:style style:name="T58" style:family="text">
      <style:text-properties officeooo:rsid="00403cc3"/>
    </style:style>
    <style:style style:name="T59" style:family="text">
      <style:text-properties officeooo:rsid="0041e34a"/>
    </style:style>
    <style:style style:name="T60" style:family="text">
      <style:text-properties officeooo:rsid="004205b4"/>
    </style:style>
    <style:style style:name="T61" style:family="text">
      <style:text-properties officeooo:rsid="00426884"/>
    </style:style>
    <style:style style:name="T62" style:family="text">
      <style:text-properties officeooo:rsid="00438570"/>
    </style:style>
    <style:style style:name="T63" style:family="text">
      <style:text-properties officeooo:rsid="0043c7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 Andreu– 5,6,7</text:p>
      <text:p text:style-name="P22"/>
      <text:p text:style-name="P9"><text:tab/>Tres grans taques d'humitat dominaven el sostre de l'habitació. Creixien, sota el paraigua de cada dia plujós, al voltant d'un globus làmpada de paper blanc que aclaria, minsament, l'estància banyada de tonalitats groguenques. Petits continents de floridura, amb les seves costes, golfs i penínsules que s'anaven separant de l'epicentre en un mar de pintura blanca descolorida. </text:p>
      <text:p text:style-name="P9"><text:tab/>Entre aquell món brut i humit i la mirada de l'Andreu hi havia una gran massa de fum dens <text:span text:style-name="T24">de marihuana</text:span>, que, tranquil·litzant-lo, s'emancipava de la seva boca.</text:p>
      <text:p text:style-name="P9"><text:tab/>—Andreu! Que estic preocupada, obre! —<text:span text:style-name="T17">va cridar</text:span> la mare des de l'altre banda del baldó, al passadís, on portava una estona insistint.</text:p>
      <text:p text:style-name="P9"><text:tab/>Ell només tenia ulls per la taca més gran, la que tenia forma d'Austràlia. La gran illa a l'altre banda del món on anaven a parar tots aquells presoners i gent de mala vida que no tenia cabuda en l'ordre de la societat feliç. Una illa on el seu interior era reservat per a les espècies més perilloses del planeta. Un interior on la vida humana era escassa o inexistent. Allà. Aquell era el seu lloc predilecte per anar a viure algun dia. Si podia ser, avui mateix. Només li feia falta una maleta, un bitllet d'avió i ho deixaria tot sense pensar-ho dues vegades. Lluny de la seva mare, d'una carrera deixada a mitges, de l'atabalament de créixer, d'aquell buit que el perseguia dia i nit. De tot. Si pogués, també d'ell mateix.</text:p>
      <text:p text:style-name="P9"><text:tab/>— Andreu, parla amb mi. Deixa'm ajudar-te. Què ha passat?</text:p>
      <text:p text:style-name="P9"><text:tab/>Va mirar al rellotge despertador de la tauleta de nit; hi posava que era dia set de juny. Per tant, feia tres dies que s'havia aïllat del món. Havia engolit pel·lícules, seqüeles i trilogies. <text:s/>Havia tornat del Vietnam, havia estat a la lluna, havia trobat l'assassí, havia salvat a la princesa. </text:p>
      <text:p text:style-name="P9"><text:tab/>De manera desesperada, intentava que al seu cap entrés tanta informació com fos possible. Se li havia acudit que potser la memòria <text:span text:style-name="T17">era</text:span> com una cua, on tu vas entrant coses i quan ja no hi ha espai, la que estava primer ha de sortir. El primer record no el preocupava, però si no hi havia cap altre manera, esborraria tots els records fins arribar a esborrar els desitjats. Si calia esborrar els seus primers, i últims, vint anys, ho faria.</text:p>
      <text:p text:style-name="P9"><text:tab/>Volia convertir-se una persona neta, només plena de escenes mítiques i records de mons que no havien existit mai. Records d'una infància feliç, d'una pubertat feliç. Records d'algú que ara mateix no estigués corroït per la culpa.</text:p>
      <text:p text:style-name="P9"><text:tab/>La seva clausura a l'habitació, per sort, estava restringida a l'horari laboral de la mare, <text:s/>en altres moments es permetia passejar per la resta de l'esquifit pis de Sant Antoni. Podia anar a fer un riu o obrir la nevera que, curiosament, sempre estava farcida de plats <text:soft-page-break/>deliciosos preparats per ser escalfats al microones.</text:p>
      <text:p text:style-name="P9"><text:tab/>Eren les tres de la tarda. Ho deia el seu rellotge despertador.</text:p>
      <text:p text:style-name="P9"><text:tab/>—Diga'm al menys que estàs menjant alguna cosa.</text:p>
      <text:p text:style-name="P9"><text:tab/>L'Andreu <text:span text:style-name="T17">va picar</text:span> amb la forquilla sobre el plat de ceràmica brut de salsa bolonyesa. </text:p>
      <text:p text:style-name="P9"><text:tab/>—Tornaré al vespre. A veure si després tens més ganes de parlar, que t'anirà bé — el seu to <text:span text:style-name="T17">havia canviat</text:span> bruscament, l'Andreu podia percebre el cap cot de la mare arrepenjat al marc de la porta—. Andreu, em fas patir. Estàs bé?</text:p>
      <text:p text:style-name="P9"><text:tab/><text:span text:style-name="T17">Ell no va dir res</text:span>. </text:p>
      <text:p text:style-name="P9"><text:tab/>Al vespre, si, <text:span text:style-name="T17">va pensar en to sarcàstic.</text:span> Si no sortia cap noticia d'última hora o el seu article no era prou perfecte segur que arribava a les dotze de la nit, com tantes vegades que l'Andreu s'havia convertit en aquell nen abandona<text:span text:style-name="T17">t, sopant sol a casa.</text:span></text:p>
      <text:p text:style-name="P9"><text:tab/>La porta de l'entrada va picar i va sentir com les claus van donar dues voltes.</text:p>
      <text:p text:style-name="P9"><text:tab/>Com si d'un acte reflex es trac<text:span text:style-name="T17">t</text:span>és, ara que ja estava sol, <text:span text:style-name="T17">es va incorporar</text:span>. <text:span text:style-name="T17">Va descarregar</text:span> litres i litres d'orina a dins el lavabo. <text:span text:style-name="T17">Al mirall es va veure</text:span> que feia molt mala cara. Va somriure's, però l'esforç va ser en va. Els llavis van caure a la posició neutral on portaven tot el dia. <text:span text:style-name="T17">Feia unes ulleres molt fosques.</text:span></text:p>
      <text:p text:style-name="P9"><text:tab/>Mentre deixava el plat brut a la pica i hi tirava un rajolí d'aigua va sentir el mòbil vibrar a l'habitació. La mare, la pesada, va suposar. </text:p>
      <text:p text:style-name="P9"><text:tab/>Es <text:span text:style-name="T17">va dirigir</text:span>, impassible, al menjador, on va agafar diferents pel·lícules del prestatge. Poques quedaven que no hagués vist ja <text:span text:style-name="T17">per tercera vegada.</text:span></text:p>
      <text:p text:style-name="P9"><text:tab/>Va engegar la televisió. <text:span text:style-name="T17">Es va saltar</text:span> tots els canals de noticies de manera desesperada, i <text:span text:style-name="T17">va deixar</text:span> posat un canal de videoclips. Estaven a la dècada dels vuitanta. Gent estranya ballant cançons rares. I ombreres. Potser eren els norantes. </text:p>
      <text:p text:style-name="P9"><text:tab/>Al asseure's al sofà, amb una bossa de patates al davant, el telèfon va tornar a vibrar. </text:p>
      <text:p text:style-name="P9"><text:tab/>—Ets una pesada!— <text:span text:style-name="T17">va aixecar</text:span> el braç dret arrogantment cap a l'habitació.</text:p>
      <text:p text:style-name="P9"><text:tab/>Els malucs de la noia amb pentinat fatal que remenaven en un plató de colors pastels era més interessant que qualsevol cosa que li hagués de dir la seva mare. </text:p>
      <text:p text:style-name="P9"><text:tab/>I si la trucada no era <text:span text:style-name="T17">de la seva</text:span> mare? I si era l'Oriol? Des de l'atac epilèptic no n'havia sabut res. <text:span text:style-name="T17">Bé,</text:span> no n'havia volgut saber res.</text:p>
      <text:p text:style-name="P9"><text:tab/>El telèfon va tornar a vibrar. L'Andreu volia enfonsar-se dins el sofà i no existir. <text:span text:style-name="T17">Va agafar</text:span> un coixí i se'l <text:span text:style-name="T17">va posar</text:span> a<text:span text:style-name="T17">l damunt de</text:span> les orelles mentre pujava el volum al màxim del televisor. <text:span text:style-name="T17">Va cridar</text:span>. I després <text:span text:style-name="T17">va callar</text:span>. El telèfon havia parat.</text:p>
      <text:p text:style-name="P9"><text:tab/>Però hi <text:span text:style-name="T17">va </text:span>torn<text:span text:style-name="T17">ar diverses vegades</text:span>.</text:p>
      <text:p text:style-name="P9"><text:soft-page-break/><text:tab/>Al final, després d'haver tirat el coixí contra la làmpada de <text:span text:style-name="T18">brillants</text:span>, el comandament a distància contra la porta i el veí havia cridat si passava alguna cosa, va decidir marxar altre vegada a tancar-se a la seva cova, on estaria més segur, i de pas, tiraria el mòbil per la finestra. No va poder evitar, però, abans de fer-ho, mirar qui l'havia trucat. N'hi havia cinc, de trucades perdudes. Totes eren del mateix número: el pare. La mare havia pogut dir-li alguna cosa? Havien parlat? No. Ell no era tant important. Feia mesos que no en sabia res, l'última noticia que tenia <text:span text:style-name="T18">d'ell </text:span>havia estat <text:span text:style-name="T18">d</text:span>el seu nou casament a Exeter, on ell es va negar a assistir, posant excuses. No volia conèixer a la dona que era millor que la seva mare i la filla que era millor que ell.</text:p>
      <text:p text:style-name="P9"><text:tab/>Una nova vibració procedent del telèfon el va sacsejar de cap a peus. <text:span text:style-name="T19">Va llençar</text:span> l'aparell fastigós sobre el llit i es <text:span text:style-name="T19">va girar</text:span> de cara la paret, on tenia el pot<text:span text:style-name="T19">s</text:span>er d'una rossa despampanant lleugera de roba. Es <text:span text:style-name="T19">va fixar</text:span> en els ulls, el coll, els pits, <text:span text:style-name="T19">i va oblidar-se</text:span> <text:span text:style-name="T19">d'on era i què feia</text:span>. Es <text:span text:style-name="T19">va fixar</text:span> en el mugró marcat al biquini i es <text:span text:style-name="T19">va posar suaument</text:span> la mà als genitals. <text:span text:style-name="T19">Es va acariciar</text:span> a poc a poc. </text:p>
      <text:p text:style-name="P9"><text:span text:style-name="T19"><text:tab/>El telèfon va tornar a sonar</text:span>. </text:p>
      <text:p text:style-name="P9"><text:tab/><text:span text:style-name="T19">Va tancar</text:span> els ulls <text:span text:style-name="T19">per tal de fer cas omís al so molest de la tonada</text:span>. Aquella dona rossa l'acariciava lentament, a dins seu s'havia descordat del tot la part de dalt i el desitjava de manera lasciva. Casi estava oblidant que portava dies tancat, que intentava oblidar coses, que el seu pare el trucava. Oblidar coses? Quines coses? Què estava fent? On era la noia rossa? On eren els pits? On era la seva mà? <text:span text:style-name="T19">Va notar</text:span> que s'estava tocant el seu membre però aquest no <text:span text:style-name="T19">estava</text:span> erecte, sinó petit i espantat.</text:p>
      <text:p text:style-name="P9"><text:span text:style-name="T19"><text:tab/>Va donar</text:span> un cop de puny a la paret i <text:span text:style-name="T19">es va asseure</text:span> a terra, encara amb els pantalons baixats i amb la rossa lleugera de roba que el mirava lascivament <text:span text:style-name="T19">al davant</text:span>. <text:span text:style-name="T19">L</text:span>a odiava ara, ni <text:span text:style-name="T19">ella</text:span> el podia distreure de les seves preocupacions.</text:p>
      <text:p text:style-name="P9"><text:span text:style-name="T19"><text:tab/>Va sonar</text:span> el telèfon.</text:p>
      <text:p text:style-name="P9"><text:tab/>El seu pare <text:span text:style-name="T19">s'estava fent pesat</text:span>. <text:span text:style-name="T19">Va p</text:span>os<text:span text:style-name="T19">ar</text:span> l'aparell en silenci i <text:span text:style-name="T19">es va asseure</text:span> al llit. A la tele del l'habitació hi havia posada un pel·lícula, ell però, tenia la seva pròpia projectant-se a dins, on tot aniria malament. </text:p>
      <text:p text:style-name="P9"><text:tab/><text:span text:style-name="T19">Unes</text:span> sirenes d'un cotxe dels mossos d'esquadra van ressonar carrer enllà. El cor se li <text:span text:style-name="T19">va disparar</text:span> com un colibrí i es <text:span text:style-name="T19">va tapar</text:span> amb el llençol. <text:span text:style-name="T20">Es va arraulir</text:span> en posició fetal, volent tornar allà d'on havia vingut. Allà on estava protegit i on els problemes <text:span text:style-name="T20">es resolien</text:span> màgicament. La sirena <text:span text:style-name="T20">es va esfumar</text:span> entre el soroll del carrer.</text:p>
      <text:p text:style-name="P9"><text:tab/>Fins passats cinc minuts, i la sensació que la policia no havia desembocat a la seva porta i estava a punt d'esbotzar-la per portar-lo a la cadira elèctrica, no es <text:span text:style-name="T20">var</text:span> tranquil·litz<text:span text:style-name="T20">ar</text:span>.</text:p>
      <text:p text:style-name="P10"><text:soft-page-break/><text:tab/>En aquest lapse de temps, el seu pare li havia enviat un missatge i fet dues trucades més. <text:span text:style-name="T21">Va desbloquejar</text:span> el telèfon, cansat, i <text:span text:style-name="T21">va llegir</text:span>: </text:p>
      <text:p text:style-name="P10"><text:tab/>«Hola. Sóc el pare. <text:span text:style-name="T21">Estic a Barcelona. </text:span>Vols anar a fer un cafè?». </text:p>
      <text:p text:style-name="P10"><text:tab/>Què cony volia aquest ara? Va dubtar com respondre-<text:span text:style-name="T21">li</text:span>. Va començar a escriure, però ho <text:span text:style-name="T21">va esborrar</text:span> immediatament quan se<text:span text:style-name="T21">'n va adonar</text:span> que estava en línia. Sense dir res <text:span text:style-name="T21">va tornar</text:span> a bloquejar el telèfon. </text:p>
      <text:p text:style-name="P9"><text:tab/>La vibració va insistir: «Només sóc a Barcelona avui. Hauria de ser aquesta tarda. Sóc a la cafeteria del carrer tamarit, a la cantonada del mercat.». </text:p>
      <text:p text:style-name="P11"><text:tab/><text:span text:style-name="T22">Sense pensar-hi massa va respondre que val. Després se'n va adonar que allò havia estat un instint i que no tenia cap ganes de quedar amb el pare. </text:span>Què feia a Barcelona el seu pare? La curiositat, no ho podia negar, però, l'estava corroint per dins. Feia anys que el seu pare no <text:span text:style-name="T22">la </text:span>trepitjava. Des que vivia a l'estranger potser podia comptar amb els dits d'una mà les vegades que havi<text:span text:style-name="T22">a vingut</text:span>. No era <text:span text:style-name="T22">gens</text:span> habitual. Què volia?</text:p>
      <text:p text:style-name="P9"><text:tab/>A la televisió en Tom Hanks estava lligat al terra d'un bot salvavides, on cridava per la seva vida, mentre un somali l'apuntava amb una metralladora. Què volia el seu pare? Va aixecar la mirada fins a l'escriptori, on hi havia tres marcs amb fotografies d'altres temps. En una, ell, amb deu anys menys, compartia amb el seu pare un somriure des de dalt del Matagalls. </text:p>
      <text:p text:style-name="P9"><text:tab/>—Què cony, vols, tu, ara?</text:p>
      <text:p text:style-name="P9"><text:tab/>Es <text:span text:style-name="T23">va</text:span> vest<text:span text:style-name="T23">ir</text:span> i mirant-se al mirall es va convèncer que era bo sortir al carrer una mica; que era bo parlar amb el pare i distreure el cap; que no hi havia cap <text:span text:style-name="T23">guàrdia civil</text:span> esperant que obrís la porta per emportar-se'l a <text:span text:style-name="T23">la garjola</text:span>. </text:p>
      <text:p text:style-name="P9"/>
      <text:p text:style-name="P15">***</text:p>
      <text:p text:style-name="P9"/>
      <text:p text:style-name="P12"><text:tab/>A cada esglaó que l'acostava a la llum del sol de mitja tarda <text:span text:style-name="T25">se li repetia el pensament que feia dies que no trepitjava el carrer.</text:span></text:p>
      <text:p text:style-name="P12"><text:tab/>Va obrir el portal amb cura. L'<text:span text:style-name="T25">a</text:span>nsietat se li <text:span text:style-name="T25">va disparar</text:span> al veure per terra el retrovisor destrossat d'algun vehicle <text:span text:style-name="T25">just al davant del portal</text:span>. No era el de<text:span text:style-name="T25">l seu</text:span> <text:span text:style-name="T25">O</text:span>pel corsa, però s'hi assemblava. Per uns instants va dubtar entre tornar a entrar o acabar de sortir. Va fer un esforç per no pensar i <text:span text:style-name="T25">va posar</text:span> un peu a la vorera, després l'altre, i després un i després l'altre. I ja era a fora. Ja <text:span text:style-name="T25">es trobava</text:span> a territori hostil.</text:p>
      <text:p text:style-name="P9"><text:tab/>Caminava amb compte i cautela, com si en qualsevol cantonada l'estigués esperant un cartell d'aquells de l'home més buscat al vell oest, una esquela d'una noia jove o un <text:soft-page-break/>esperit que el perseguiria durant l'eternitat. Es movia com una titella tremolosa i mal trenada, només suportada per una columna vertebral agafada d'algun fil cel amunt.</text:p>
      <text:p text:style-name="P9"><text:tab/>La columna d'arbres del carrer tamarit no li permetia avançar on de la terrassa era assegut el pare, tampoc quina camisa portava o si estaria content o enfadat. En cada passa del seu peu dret tenia ganes d'abraçar-lo, <text:span text:style-name="T26">en</text:span> cada passa del seu peu esquerra tenia ganes de donar-li un cop de puny. </text:p>
      <text:p text:style-name="P9"><text:tab/>Una dona d'origen asiàtic <text:span text:style-name="T27">va aparèixer</text:span> amb una safata a les mans al fons del carrer. <text:span text:style-name="T27">Va deixar</text:span> un café sol sobre la taula on un home de mans aspres llegia el diari. Aquest, per tal de donar les gràcies, <text:span text:style-name="T27">va baixar</text:span> el diari: era ell. La dona <text:span text:style-name="T27">es va dirigir</text:span> altre vegada cap a dins de l'establiment. </text:p>
      <text:p text:style-name="P9"><text:tab/>Estava molt vell. Quan de temps feia que no el veia? Li semblava que una eternitat. El cabell, abans de color fosc i intens com una pantera, s'havia deixat envair per una munió de canes. <text:span text:style-name="T27">Estaven r</text:span>epartides per aquí i per allà, de manera totalment caòtica, però en una estranya comunió entre elles. Al front dues grans arrugues havien aparegut, com si la pell hagués passat la crisis que causa un terratrèmol en una illa <text:span text:style-name="T27">del pacífic</text:span>. Tot ell estava més gras, també el nas, les orelles i unes petites bosses de cansament que havien aparegut a sota els ulls.</text:p>
      <text:p text:style-name="P9"><text:tab/>Ha<text:span text:style-name="T27">via</text:span> estat mala idea quedar amb el pare, va pensar. No tenia ganes de parlar amb aquell home, que ja ni reconeixia. Va dubtar si fer mitja volta, però ho va haver de desestimar en el moment que les seves mirades es van enganxar, mentre ell feia una glop del café. <text:span text:style-name="T27">Va aixecar</text:span> el braç i amb un somriure a la cara el <text:span text:style-name="T27">va saludar</text:span>.</text:p>
      <text:p text:style-name="P9"><text:tab/>L'Andreu, amb una cara d'alegria assajada, <text:span text:style-name="T28">va respirar</text:span> fons i <text:span text:style-name="T28">es va acostar</text:span>.</text:p>
      <text:p text:style-name="P9"><text:tab/>—Hola, Andreu. Seu— tenia la veu ronca, com si hagués fumat massa o portés una temporada de masses cigalons.</text:p>
      <text:p text:style-name="P9"><text:tab/>L'Andreu va seure i <text:span text:style-name="T28">va agafar</text:span> la carta de preus. No sabia què volia prendre, però tampoc ho estava buscant. Tot eren lletres i números. <text:span text:style-name="T28">Buscava un refugi mentre pensava què dir a aquell home que portava tant de temps desaparegut.</text:span></text:p>
      <text:p text:style-name="P9"><text:tab/>—Com <text:span text:style-name="T28">estas</text:span>?— <text:span text:style-name="T28">va dir</text:span> el seu pare <text:span text:style-name="T29">mentre plegava</text:span> el diari.</text:p>
      <text:p text:style-name="P9"><text:tab/>—Bé. Cansat.</text:p>
      <text:p text:style-name="P9"><text:tab/>La noia xina <text:span text:style-name="T29">es va situar</text:span> al costat de la taula amb paper i bolígraf a les mans. <text:span text:style-name="T29">Li va preguntar que què volia prendre i l</text:span>'Andreu <text:span text:style-name="T29">va assenyalar</text:span> la fotografia d'una ampolla de cocacola. Al cap d<text:span text:style-name="T29">'uns</text:span> segons <text:span text:style-name="T29">de silenci</text:span> tenia <text:span text:style-name="T30">la tenia al davant.</text:span></text:p>
      <text:p text:style-name="P9"><text:tab/>—Va ser una llàstima que no vinguessis al casament l'any passat — <text:span text:style-name="T30">va trencar</text:span> el gel <text:span text:style-name="T30">el pare</text:span></text:p>
      <text:p text:style-name="P9"><text:tab/>— Tenia exàmens —va excusar-se—. Entre el vol i tot perdia molts dies.<text:tab/></text:p>
      <text:p text:style-name="P9"><text:soft-page-break/><text:tab/><text:span text:style-name="T30">L'Andreu notava com l'accent del pare també havia perdut genuitat, com si poc a poc s'estigués desfent del seu passat. La pròxima vegada que quedarien ja no sabria ni parlar en català, va pensar.</text:span></text:p>
      <text:p text:style-name="P9"><text:tab/>—Si, ho entenc. É<text:span text:style-name="T30">s una llàstima perquè</text:span> <text:span text:style-name="T30">h</text:span>aguessis conegut a la teva germana, la Mary.</text:p>
      <text:p text:style-name="P9"><text:tab/>—Germanastre.</text:p>
      <text:p text:style-name="P9"><text:tab/><text:span text:style-name="T30">L'Andreu va veure com el pare va fer una cara estranya. Potser sorprés per la contundència del comentari. Va fer un glop del café que tenia al davant i va continuar:</text:span></text:p>
      <text:p text:style-name="P9"><text:tab/>—Com et va la carrera, així?</text:p>
      <text:p text:style-name="P9"><text:tab/>—L'he deixat, no m'agradava.</text:p>
      <text:p text:style-name="P9"><text:tab/>El pare, sempre distant, no havia tingut mai un comentari, sermó o consell sobre el que li aniria bé o el que estava malament.</text:p>
      <text:p text:style-name="P9"><text:tab/>—Vaja. I què fas ara?</text:p>
      <text:p text:style-name="P9"><text:tab/>Un vehicle dels mossos va girar la cantonada i va <text:span text:style-name="T31">aturar-se</text:span> a la parada del bus, a pocs metres d'ells. La sang li va començar a bullir. Els agents van baixar, amb calma i <text:span text:style-name="T31">amb </text:span>cara de mala sang i <text:span text:style-name="T31">van entrar</text:span> <text:span text:style-name="T31">en</text:span> un petit supermercat. A través de l'aparador podia veure que estaven xerrant amb el pakistanés que regentava el local. Just en aquell moment el bus que venia del carrer de sobre del mercat tenia intenció de parar, però li resultava impossible, amb el cotxe mal aparcat. El conductor pitava insistentment.</text:p>
      <text:p text:style-name="P9"><text:tab/>—Què passa?— <text:span text:style-name="T31">va dir</text:span> el pare tot girant-se cap a l'escena del cotxe policial mal aparcat.</text:p>
      <text:p text:style-name="P9"><text:tab/>Un dels agents va sortir de pressa de l'establiment i va moure una mica el vehicle de manera que el bus va poder fer la parada i després <text:span text:style-name="T32">va continuar</text:span>.</text:p>
      <text:p text:style-name="P9"><text:tab/>— Andreu, et veig despistat. <text:span text:style-name="T32">Estàs bé?</text:span></text:p>
      <text:p text:style-name="P9"><text:tab/>—Si– l'Andreu tenia els ulls <text:span text:style-name="T32">vermellosos</text:span> clavats a l'home pakistanès que no parava de cridar escandalitzat. Era com tenir la televisió en mute.</text:p>
      <text:p text:style-name="P9"><text:tab/>–He vingut només avui, demà marxo a Mèxic. Et farà gràcia. En vaixell. Recordes com t'agradava anar amb la barqueta del tiet? Volia quedar amb tu perquè estaré molts mesos fora.</text:p>
      <text:p text:style-name="P9"><text:tab/><text:span text:style-name="T32">L'Andreu va pensar que ja feia molts mesos que no es veien. No entenia quina diferència hi havia entre que ell estigués a Mèxic o a Anglaterra. Tampoc es veien mai. El tema de viatjar en vaixell, però, el va intrigar. </text:span></text:p>
      <text:p text:style-name="P9"><text:tab/>—Amb barco a Mèxic?</text:p>
      <text:p text:style-name="P9"><text:tab/>—Si. M'han encarregat un documental, bé, vaig a fer d'assessor. I marxem, amb la Claire i la Mary, sis mesos a viure allà. Al Yucatán. La Claire volarà des de Londres i ens <text:soft-page-break/>trobarem allà.</text:p>
      <text:p text:style-name="P9"><text:tab/>Mèxic no era Austràlia, però era lluny. </text:p>
      <text:p text:style-name="P9"><text:tab/>—I quan dies estaràs en vaixell?</text:p>
      <text:p text:style-name="P9"><text:tab/>—Són uns tretze dies, si tot va com marca <text:span text:style-name="T33">la planificació</text:span>.</text:p>
      <text:p text:style-name="P9"><text:tab/>Tretze dies. Tretze dies en un vaixell aguantant el pare, per arribar a una terra on podria desaparèixer. La idea no era tant descabellada. Si podia fer un café amb ell, podia aguantar tretze dies amb ell. Si l'estaven buscant segur que l'últim lloc on mirarien seria al port, la gent vola, no va amb vaixell a destins tant llunyans. Segur que per pujar a un vaixell no cal ni passar pels rajos X, ni que et busquin entre els més buscats de la interpool ni que et prenguin per terrorista per portar una ampolleta de sabó.</text:p>
      <text:p text:style-name="P9"><text:tab/><text:span text:style-name="T33">Al darrera del seu pare e</text:span>l mossó va sortir del supermercat renegant. <text:span text:style-name="T33">Es va acostar</text:span> a la barra de la cafeteria i <text:span text:style-name="T33">va demanar</text:span> un tallat. L'Andreu no podia treure-li la mirada de sobre.</text:p>
      <text:p text:style-name="P9"><text:tab/>—Et passa alguna cosa, Andreu?</text:p>
      <text:p text:style-name="P9"><text:tab/>— Puc venir?— li va sortir de l'ànima.</text:p>
      <text:p text:style-name="P9"><text:tab/>— <text:span text:style-name="T33">Com ? Ara? <text:s/></text:span>És impossible..— <text:span text:style-name="T33">va dir el pare sorprés..</text:span>.</text:p>
      <text:p text:style-name="P9"><text:tab/>—Dormiria a terra, treballaria al bar, rentaria plats...</text:p>
      <text:p text:style-name="P9"><text:tab/>—No hi ha bar. És un vaixell de mercaderies. És complicat Andreu. Em sap greu. Fa mesos que tinc els bitllets reservats. Em van costar d'aconseguir.</text:p>
      <text:p text:style-name="P9"><text:tab/>—Sempre hi ha baixes. Pots provar de trucar. — aprofitat, l'Andreu va començar a estirar d'allà on podia — Estaria bé, fer un viatge junts, com abans, com quan venies i em portaves al Matagalls i m'ensenyaves totes i cadascuna de les plantes del camí. Un viatge m'aniria bé. A més, així a Mèxic, coneixeria a la Mary i la Claire.</text:p>
      <text:p text:style-name="P9"><text:tab/>El pare va parar un moment per rumiar. Els dos mossos feien bromes amb la cambrera xina, que no els seguia però feia veure que reia, mentre el cotxe seguia mal aparcat.</text:p>
      <text:p text:style-name="P9"><text:tab/>—Et fa il·lusió venir, Andreu?</text:p>
      <text:p text:style-name="P9"><text:tab/>—Si, fa temps que... Que no fem res. Podria estar bé.</text:p>
      <text:p text:style-name="P9"><text:tab/>—Perquè no comprem un bitllet d'avió i ens trobem allà?</text:p>
      <text:p text:style-name="P9"><text:tab/>— <text:span text:style-name="T33">Per mar estarà millor... així podrem passar uns dies...</text:span></text:p>
      <text:p text:style-name="P9"><text:tab/>—Ho veig complicat, Andreu. I la teva mare no hi té res a dir?</text:p>
      <text:p text:style-name="P9"><text:tab/>No volia parlar amb ella. </text:p>
      <text:p text:style-name="P9"><text:tab/>—La mare poc hi té a dir. Tinc una edat ja.</text:p>
      <text:p text:style-name="P9"><text:tab/>—La teva mare està cuidant de tu i hi té molt a dir —el to va canviar, per primera vegada en la història—. Em sentiria més tranquil si sabés que a ella li sembla bé.</text:p>
      <text:p text:style-name="P9"><text:soft-page-break/><text:tab/>A ella no li <text:span text:style-name="T34">semblaria</text:span> bé, <text:span text:style-name="T34">va pensar.</text:span></text:p>
      <text:p text:style-name="P9"><text:tab/>—Per què no vens un moment al vespre i li expliques tu també. Això ajudaria.</text:p>
      <text:p text:style-name="P9"><text:tab/>El pare, sorprés, casi tira per terra la tassa, ja buida, de café. </text:p>
      <text:p text:style-name="P9"><text:tab/>–No puc venir Andreu, així sense avisar... fa temps que no parlo amb la Maite. És una mica inesperat tot plegat. Tu ho parles amb ella i ja ho gestionem demà.</text:p>
      <text:p text:style-name="P9"><text:tab/>–<text:span text:style-name="T35">N</text:span>o marxes demà?</text:p>
      <text:p text:style-name="P9"><text:tab/>–Bé, tindré cobertura fins que sortim de port. Ho podem resoldre per telèfon pel matí i vens amb avió.</text:p>
      <text:p text:style-name="P9"><text:tab/>–Segur que hi ha algun llit lliure al vaixell, no estarà tot ple. Deixa'm venir.</text:p>
      <text:p text:style-name="P9"><text:tab/>L'Andreu va posar aquella cara de gatet abandonat que tant li havia servit per treure diners a les seves àvies o aconseguir permisos especials a la mare, quan encara era massa jove per sortir fins a segons quina hora. </text:p>
      <text:p text:style-name="P9"><text:tab/>–Andreu, no puc.</text:p>
      <text:p text:style-name="P9"><text:tab/>–Va, vine avui un moment a casa.</text:p>
      <text:p text:style-name="P13"><text:tab/>El pare es va quedar mirant el cartell del menú del restaurant.<text:span text:style-name="T35"> </text:span>L'Andreu <text:span text:style-name="T35">se'l va mirar sense dir res</text:span>. <text:span text:style-name="T35">Podia intuir, per aquella mirada,</text:span> que la roda havia començat a girar i la seva escapada a un altre món estava començant.</text:p>
      <text:p text:style-name="P9"/>
      <text:p text:style-name="P15">***</text:p>
      <text:p text:style-name="P15"/>
      <text:p text:style-name="P9"><text:tab/>A les set i deu de la tarda <text:span text:style-name="T36">la clau de la porta va girar</text:span>. <text:span text:style-name="T36">L'Andreu seia al costat del seu pare la menjador de casa. Estaven al sofà mirant un documental d'animals de la dos. Feia estona que no parlaven. Els dos semblaven que estaven preparant-se per la situació que estava a punt de desenvolupar-se. </text:span></text:p>
      <text:p text:style-name="P9"><text:tab/><text:span text:style-name="T36">L'Andreu va girar el cap en direcció al passadís d'entrada i el seu pare va fer un bot per tal d'aixecar-se. Quan la mare va aparèixer els dos es van quedar parats, amb un somriure nerviós a la cara i es van saludar de manera incòmode.</text:span></text:p>
      <text:p text:style-name="P9"><text:tab/>—Quan de temps, Maite. Com va tot?</text:p>
      <text:p text:style-name="P9"><text:tab/>—Bé. Quina sorpresa. <text:span text:style-name="T36">No sabia que fossis a Barcelona</text:span> – <text:span text:style-name="T36">els dos improvisaven una normalitat que l'Andreu sabia que no existia</text:span>—. <text:s text:c="2"/>Vols prendre alguna cosa? Un café? Un te?</text:p>
      <text:p text:style-name="P9"><text:tab/>—No, no, gràcies. De fet he de marxar força aviat, només he passat a saludar.</text:p>
      <text:p text:style-name="P9"><text:tab/>—Com està la Claire i la petita Mary, tot bé?</text:p>
      <text:p text:style-name="P9"><text:tab/>—Si, si. Ara li comentava a l'Andreu que marxem sis mesos a Mèxic. M'ha sortit feina allà.</text:p>
      <text:p text:style-name="P9"><text:soft-page-break/><text:tab/>—Ah, molt bé. Què, has baixat a felicitar l'Andreu així? Ja és tot un home. </text:p>
      <text:p text:style-name="P9"><text:tab/><text:span text:style-name="T36">El pare no se n'havia enrecordar, com no havia fet mai, que feia uns dies era el seu aniversari. Quan era petit encara el trucava, però ja feia més de deu anys que el tenia oblidat. L'Andreu no va voler aixecar la mirar de terra per veure la cara vermella del seu pare.</text:span></text:p>
      <text:p text:style-name="P9"><text:tab/>—Felicitats, Andreu. Va ser el tres, oi? Perdona, sóc un desastre.</text:p>
      <text:p text:style-name="P9"><text:tab/>—Gràcies.</text:p>
      <text:p text:style-name="P9"><text:tab/><text:span text:style-name="T36">L'Andreu es va fixar com ñ</text:span>a mare va adonar-se'n que el seu ex-marit, aquell que l'havia deixat sola per marxar amb una noia que parlava moltes llengües fa tants anys com <text:span text:style-name="T36">ell</text:span>, seguia sent aquell home descuidat. </text:p>
      <text:p text:style-name="P9"><text:tab/>—Doncs això —<text:span text:style-name="T36">va dir</text:span> el pare—, li comentava a l'Andreu que marxo a Mèxic en vaixell, a fer un nou documental. L'Andreu m'ha comentat que li feia gràcia venir.</text:p>
      <text:p text:style-name="P9"><text:tab/>—L'Andreu, a Mèxic? —dirigint-se a ell— Què se t'hi ha perdut?</text:p>
      <text:p text:style-name="P9"><text:tab/>—Crec que m'anirà bé, marxar una temporada fora.</text:p>
      <text:p text:style-name="P9"><text:tab/>—Com? Però si portes tres dies que no surts de l'habitació.</text:p>
      <text:p text:style-name="P9"><text:tab/>—Estic fora —<text:span text:style-name="T36">va dir ell de manera contundent.</text:span> </text:p>
      <text:p text:style-name="P9"><text:tab/>— I col·locat. Com sempre. Fa temps que no aconsegueixo parlar amb tu.</text:p>
      <text:p text:style-name="P9"><text:tab/>— Ara no compta?</text:p>
      <text:p text:style-name="P9">La mare se'l va quedar mirant. </text:p>
      <text:p text:style-name="P9"><text:tab/>—Maite —va interrompre el pare–, sembla que en té moltes ganes i segurament li va bé, amb tot això de la carrera.</text:p>
      <text:p text:style-name="P9"><text:tab/>—T'has mirat les matricules pel curs que ve?</text:p>
      <text:p text:style-name="P9"><text:tab/>—No sé de què em matricularé el curs que ve, no sé si em matricularé.</text:p>
      <text:p text:style-name="P9"><text:tab/>—I tant que et matricularàs, no pots viure només de sortir de festa i fumar marihuana.</text:p>
      <text:p text:style-name="P9"><text:tab/>L'Andreu mirava a terra, el pare a la tauleta i la mare clavava els ulls en flames sobre la coroneta del jove. </text:p>
      <text:p text:style-name="P9"><text:tab/>— Me'n vaig a Mèxic. — <text:span text:style-name="T36">va dir</text:span> ell.</text:p>
      <text:p text:style-name="P9"><text:tab/>Seguidament es <text:span text:style-name="T36">va retirar</text:span> a l'habitació. <text:span text:style-name="T36">Va donar</text:span> una forta trompada a la porta i <text:span text:style-name="T36">va</text:span> passar el baldó. De l'armari en va treure la maleta blava, l'espaterrà sobre el llit i sense ordre ni concert hi <text:span text:style-name="T36">va començar</text:span> a entaforar tot tipus de peces de roba. Segurament la seva mare era la causant dels cops a la porta que rebotaven per les parets de l'habitació. Ell, però, havia decidit no sentir res, al cap només hi tenia la cantarella d'una cançó que no se'n recordava ni on havia escoltat.</text:p>
      <text:p text:style-name="P9"><text:tab/><text:span text:style-name="T36">Es va estirar</text:span> a terra, allargant el braç a sota del llit, palpant borrissols i aranyes, fins <text:soft-page-break/>que la cara li va canviar. En va treure una caixeta de fusta, feta a mà un any molt anterior a l'arribada de l'home a la lluna, una caixeta que el seu avi li havia regalat, juntament amb tota la seva col·lecció de segells. A dins, però, ja no hi havia segells. Hi havia tres bossetes de plàstic. Tres com els reis mags. Marihuana, cocaïna, MDMA. Tres peces fonamentals de l'equipatge. Les <text:span text:style-name="T36">va embolicar</text:span> amb vint-i-cinc capes de plàstic i <text:span text:style-name="T36">va perfumar</text:span> l'embolcall amb colònia barata. Qualsevol cosa per tal de despistar a un possible pastor alemany esguerra festes.</text:p>
      <text:p text:style-name="P9"><text:tab/>La mare ja no picava a la porta. Potser feia estona que se n'havia cansat. <text:s/>Ell <text:span text:style-name="T36">es va asseure</text:span> a la bora del llit sense fer. Amb la maleta tancada, es mirava el pom de la porta. Els seus pares estaven xerrant: podia sentir, esmorteïdes i petites, les seves veus a través del marc. No els podia entendre però. Va acostar-se a aquesta, <text:span text:style-name="T36">va treure</text:span> el baldó i la <text:span text:style-name="T36">va </text:span>entre-obr<text:span text:style-name="T36">ir</text:span>.</text:p>
      <text:p text:style-name="P9"><text:tab/>Veus calmades i familiar que procedien del menjador.</text:p>
      <text:p text:style-name="P9"><text:tab/>—Jordi, no sé què li passa. Està en un moment que passa de tot. Jo ja no sé que fer. La carrera semblava que li agradava, però quan van arribar les notes estava clar que a classe poc hi anava.</text:p>
      <text:p text:style-name="P9"><text:tab/>— És un moment de canvi, se l'ha de comprendre... a tots ens costa, cadascú a la seva manera.</text:p>
      <text:p text:style-name="P9"><text:tab/>—Només fuma porros, li he enxampat ja masses vegades. Ja passa de tot, és adult, però sembla un nen petit.</text:p>
      <text:p text:style-name="P14"><text:tab/>—No sé on m'estic posant, però sembla que un canvi d'aires li pot anar molt bé.</text:p>
      <text:p text:style-name="P14"><text:tab/>—No saps on t'estàs posant, no. Bé. Ja n'estic una mica farta. Si. Que vingui amb tu, ja tornarà. Va per lliure, l'Andreu. No està mai a gust. Fa mesos que no parla amb mi, i vivim sota el mateix sostre.</text:p>
      <text:p text:style-name="P9"><text:tab/>—Em sap greu.</text:p>
      <text:p text:style-name="P9"><text:tab/>L'ombra de la mare queia per l'estora del passadís, amb el cap abatut. </text:p>
      <text:p text:style-name="P9"><text:tab/>—Perquè em toca a mi ser la dolenta de la pel·lícula? – <text:span text:style-name="T36">va dir</text:span> amb to resignat.</text:p>
      <text:p text:style-name="P9"><text:tab/>L'Andreu <text:span text:style-name="T36">va sentir</text:span> un bufetada de culpa que el <text:span text:style-name="T36">va fer</text:span> ajustar la porta. <text:span text:style-name="T36">Va sentir</text:span> una llàgrima que li regalimava coll endins. <text:span text:style-name="T36">La va </text:span>'aguant<text:span text:style-name="T36">ar</text:span>, just en el punt on es petrificaven totes les seves emocions, entra la gola i el cor.</text:p>
      <text:p text:style-name="P47">3. Andreu – 11</text:p>
      <text:p text:style-name="P25"/>
      <text:p text:style-name="P16"><text:tab/><text:span text:style-name="T4">—Estàs nerviós?— </text:span><text:span text:style-name="T5">li va preguntar</text:span><text:span text:style-name="T4"> la mare.</text:span></text:p>
      <text:p text:style-name="P3"><text:tab/>Era evident que estava molt nerviós. Havien marxat d'hora. El pare li havia dit que havia d'embarcar a les quatre, que el vaixell sortia a les vuit, però demanen que tothom <text:soft-page-break/><text:span text:style-name="T37">fos</text:span> a bord una estona abans. <text:span text:style-name="T37">Es trobaria amb</text:span> ell dins <text:span text:style-name="T37">d</text:span>el vaixell.</text:p>
      <text:p text:style-name="P16"><text:tab/><text:span text:style-name="T4">No hi havia hagut problemes amb el bitllet. Pel que semblava no hi havia més passatgers, així que tot havia estat força ràpid. No havia preguntat quan havia costat la broma, el seu pare s'ho podia permetre, segur. Li havia enviat un correu electrònic amb un parell de formularis i havia hagut de fer fer un certificat mèdic a corre-cuita, però ja ho tenia tot. Bitllet, assegurança, certificat mèdic, passaport en regla. </text:span></text:p>
      <text:p text:style-name="P3"><text:tab/>Estava nerviós. Molt nerviós.</text:p>
      <text:p text:style-name="P3"><text:tab/>—Si.</text:p>
      <text:p text:style-name="P3"><text:tab/>—Saps, que et trobaré a faltar, oi?</text:p>
      <text:p text:style-name="P16"><text:tab/><text:span text:style-name="T4">La mare va girar el volant per agafar </text:span><text:span text:style-name="T6">l'</text:span><text:span text:style-name="T4">avinguda paral·lel avall. Des de la finestra del copilot, ell, dedicava tota l'atenció a gravar en foc sobre les seves retines cada llamborda, cada semàfor, cada pas de zebra, cada façana, cada parada ambulant, cada terrassa, cada turista. L'estava conquerint una estranya nostàlgia, com si mai més hagués de tornar a trepitjar aquella terra. Com si s'estigués despedint, per sempre, de la ciutat de Barcelona. </text:span></text:p>
      <text:p text:style-name="P3"><text:tab/>Va mirar a la seva mare, també s'estava despedint d'ella per sempre? L'única persona que havia tingut sempre al costat, amb qui, tot i les diferències que havien experimentat, sempre havia pogut comptar. No com el pare. No com el seu bot salvavides d'aquesta vegada. No. Ell si que l'havia abandonat. Ell si que havia desaparegut. Tantes vegades.</text:p>
      <text:p text:style-name="P3"><text:tab/>—Només serà un mes, després agafaré l'avió. Tampoc és tant de temps. — ni ell es podia creure les paraules que estava deixant anar. No pensava agafar cap avió.</text:p>
      <text:p text:style-name="P3"><text:tab/>—És temps, un mes, que faré jo, sense el meu petit Andreu? — els ulls de la mare es clavaren en els seus.</text:p>
      <text:p text:style-name="P16"><text:tab/><text:span text:style-name="T4">Ell, negant, </text:span><text:span text:style-name="T6">va apartar</text:span><text:span text:style-name="T4"> la mirada que el convertia en petit i vulnerable. Es </text:span><text:span text:style-name="T6">va fixar</text:span><text:span text:style-name="T4"> en la rotonda </text:span><text:span text:style-name="T6">que tocava</text:span><text:span text:style-name="T4"> el mar, i </text:span><text:span text:style-name="T6">al </text:span><text:span text:style-name="T4">darrera, el port. Tenia les mans intranquil·les. No podia parar de rascar-se l'una a l'altre. Tretze dies tancat amb el pare en un vaixell de mercaderies.</text:span></text:p>
      <text:p text:style-name="P16"><text:tab/><text:span text:style-name="T4">—El teu pare cuidarà de tu, no et preocupis.</text:span></text:p>
      <text:p text:style-name="P3"><text:tab/>—No necessito que ningú cuidi de mi — <text:span text:style-name="T37">va dir </text:span>orgullós.</text:p>
      <text:p text:style-name="P3"><text:tab/>—Si que ho necessites, tots ho necessitem.</text:p>
      <text:p text:style-name="P3"><text:tab/>Quines ganes de fer-se un porro que tenia. Un porro el tranquil·litzaria, una vegada arribés a <text:span text:style-name="T37">la seva cabina</text:span> seria el primer que faria. </text:p>
      <text:p text:style-name="P3"><text:tab/>El petit carregament d'estupefaents <text:span text:style-name="T37">que portava a sobre </text:span>era una de les coses que més el preocupava en <text:span text:style-name="T37">aquell</text:span> moment. Estava fent un esforç sobrehumà per tal que les <text:soft-page-break/>autoritats no sospitessin en cap cas. Se sentia ridícul. Vestia una camisa, un pantalons curts i unes sabates nàutiques que li havia regalat feia un parell d'anys la mare, esperant que li sortís un fill que s'arreglés una mica. Per primera vegada en anys s'havia pentinat. També s'havia tret les arracades que portava a les orelles. Semblava un votant de dretes. Evitava veure's al retrovisor, s'odiava molt. Se sentia disfressat. El que no havia pogut dissimular era el tatuatge de la serp enverinada que li queia pel dors del braç dret, fins arribar al colze. Es podia veure la cua del rèptil, traient el cap pel final de la màniga de la camisa impol·luta.</text:p>
      <text:p text:style-name="P16"><text:tab/><text:span text:style-name="T4">— M'agrada molt com t'has arreglat avui. És el teu vestit de mariner?</text:span></text:p>
      <text:p text:style-name="P3"><text:tab/>No tenia cap ganes de contestar aquell comentari. Va fer cara de despreci i es <text:span text:style-name="T37">va fixar</text:span> en la noia que esperava a algú a l'altre banda del pas de zebra. Vestia pantaló curt, una camisa estampada, portava ulleres de sol. Un floc de cabell li va caure a la cara, se'l <text:span text:style-name="T37">va recollir</text:span> darrera l'orella. Era molt guapa. Tant guapa com la noia que havia conegut quatre dies abans. Com la noia que. No. Aquella nit no havia passat res. Aquella nit no havia existit mai. Tot estava oblidat. No. <text:span text:style-name="T37">Va es aturar aquell curs de pensaments que el portava cap a la nit de la qual estava escapant.</text:span></text:p>
      <text:p text:style-name="P16"><text:tab/><text:span text:style-name="T4">Les mans li anaven altre vegada com ventiladors gratant-se una amb l'altre. No. Marxaria sense dignar-se a saber res d</text:span><text:span text:style-name="T9">'en Xavi</text:span><text:span text:style-name="T4">. Sense saber si el seu amic estava bé després de patir un atac epilèptic al mig de la discoteca amb una bossa plena de cocaïna a les mans. Quina imatge. Quan les sirenes de policia i ambulància havien arribat ell... ell ja no hi era. I punt. Aquella nit no havia existit. No havia passat res després de la discoteca. </text:span></text:p>
      <text:p text:style-name="P3"><text:tab/><text:span text:style-name="T37">Al vespre d'aquell dia</text:span> havia rebut un missatge d<text:span text:style-name="T60">'en Xavi</text:span>. No l'havia llegit. Havia tirat el telèfon mòbil a una paperera del carrer Urgell. No sense, abans, haver-lo destrossat a petades contra la paret. La targeta sim l'havia tirat a la claveguera. <text:span text:style-name="T37">M</text:span>arxava per no tornar.</text:p>
      <text:p text:style-name="P16"><text:tab/><text:span text:style-name="T4">Van arribar a l'aparcament de la terminal de contenidors del port. La mare va girar la clau del cotxe. El soroll del motor d'aquest es va fondre en el silenci. A fora sentien, llunyanes, les grues grinyolar.</text:span></text:p>
      <text:p text:style-name="P3"><text:tab/>—Estàs segur, de marxar, Andreu?</text:p>
      <text:p text:style-name="P3"><text:tab/>Ell va fer que si amb el cap. Tant segur com quan una gasela corre tant com pot per no ser atrapada per un lleó.</text:p>
      <text:p text:style-name="P3"><text:tab/>—Doncs espero que et serveixi. Jo et trobaré molt a faltar — un nus a l'esòfag i una gota al llagrimal—. Veu món, creix i torna, val?</text:p>
      <text:p text:style-name="P3"/>
      <text:p text:style-name="P5">***</text:p>
      <text:p text:style-name="P16"><text:soft-page-break/></text:p>
      <text:p text:style-name="P16"><text:tab/><text:span text:style-name="T4">El moment en que totes les paranoies es podien convertir en realitat era </text:span><text:span text:style-name="T7">llavors</text:span><text:span text:style-name="T4">. </text:span><text:span text:style-name="T7">E</text:span><text:span text:style-name="T4">s </text:span><text:span text:style-name="T7">trobava</text:span><text:span text:style-name="T4"> davant la garita que li donava accés a la part interna del port de mercaderies. Només havia de travessar un porta. Darrera l'esperava un minibús que el portaria directament al vaixell, a Mèxic i a una vida nova.</text:span></text:p>
      <text:p text:style-name="P3"><text:tab/>El taxista del minibús l'esperava a l'altre banda de la tanca metal·litzada fumant un cigarro. Conversava animadament amb un personatge vestit amb un mono de color taronja. Com si portés més de vint-i-quatre hores treballant, l'home del mono no podia parar de riure de tot el que deia el taxista. Feia picar el casc que portava a les mans contra la tanca a mode d'aplaudiment. Esperava comprovar en cinc minuts si l'home era tant graciós com aparentava. Bé, el polo rosa que portava, sumat a unes ulleres de sol amb muntura de color vermell i sumat a un fi bigoti el convertien en un personatge a simple vista força pintoresc.</text:p>
      <text:p text:style-name="P3"><text:tab/>—Billete y pasaporte, por favor — va dir un Guàrdia civil que portava estona contemplant a <text:s/><text:span text:style-name="T38">l'</text:span>Andreu empanat.</text:p>
      <text:p text:style-name="P3"><text:tab/><text:span text:style-name="T38">Es va atabalar</text:span> rebuscant a totes les butxaques fins que va caure que tenia la carpeta amb els documents a la motxilla. La <text:span text:style-name="T38">va obrir</text:span> i <text:span text:style-name="T38">va entregar</text:span>, amb Parkinson inclòs, el passaport al guàrdia. Aquest el va fer passar a <text:span text:style-name="T38">dins</text:span> la garita: on hi havia la porta cap a l'altra banda de la tanca.</text:p>
      <text:p text:style-name="P16"><text:tab/><text:span text:style-name="T4">—¿En que embarcación v</text:span><text:span text:style-name="T7">iaja</text:span><text:span text:style-name="T4">?</text:span></text:p>
      <text:p text:style-name="P3"><text:tab/>L'Andreu estava blanc. Aquell gos, a l'altre banda de l'habitació, l'estava mirant fixament als ulls. Era ell o <text:s/>aquell gos li podia veure l'ànima? Era un pastor alemany, dels encarregats d'ensumar droga, diners o vés a saber, potser fins i tot males intencions. Aquell gos podia olorar la culpa i el crim a una hora a distància, segur. L'Andreu suava.</text:p>
      <text:p text:style-name="P3"><text:tab/>—¿Embarcación?¿Billete? — el to s'estava complicant per moments.</text:p>
      <text:p text:style-name="P3"><text:tab/>—Si, billete. A México. — remenant sense de deixar de mirar al gos policia.</text:p>
      <text:p text:style-name="P16"><text:tab/><text:span text:style-name="T4">—El destino de la embarcación, no. El nombre o el billete.</text:span></text:p>
      <text:p text:style-name="P16"><text:tab/><text:span text:style-name="T4">Per fi va trobar el bitllet. Li </text:span><text:span text:style-name="T7">va entrar</text:span><text:span text:style-name="T4">, sense mirar-lo.</text:span></text:p>
      <text:p text:style-name="P3"><text:tab/>— Batten Bay —digué el guàrdia revisant la documentació— ¿Tiene <text:span text:style-name="T38">algo a</text:span> declarar?</text:p>
      <text:p text:style-name="P3"><text:tab/>Allò era un interrogatori? Havien pujat la calefacció al màxim allà dins? Perquè totes les llums enfocaven a la seva cara vermella, sofocada i que suava gel? Declarar? Moltes coses havia de declarar, per això estava aquí, per no declarar-ne cap. Per fugir. Ho sabia aquell guàrdia civil el que havia passat? Allò era una trampa? Havia estat un accident. <text:span text:style-name="T38">Ell no volia</text:span><text:span text:style-name="T1">.</text:span> Si ho confessava tot ara, potser ho podia arreglar. Li estava donant <text:soft-page-break/>aquell guàrdia una última oportunitat? Allò que es coneix com, «colaborar con la justicia»? Potser així el tractarien dignament. </text:p>
      <text:p text:style-name="P3"><text:tab/>—Declarar... — va dir ell.</text:p>
      <text:p text:style-name="P3"><text:tab/>—Material peligroso, explosivo, carnes, mercancia catalogada como de necesaria declaración al dejar el pa<text:span text:style-name="T38">i</text:span>s. ¿Exportación de productos?</text:p>
      <text:p text:style-name="P3"><text:tab/>No, ell volia declarar un crim. <text:span text:style-name="T2">Un crim no, un accident. </text:span><text:span text:style-name="T3">No. No hi havia res a declarar. </text:span><text:span text:style-name="T2">No, aquella nit no havia existit mai.</text:span></text:p>
      <text:p text:style-name="P6"><text:tab/>—No, nada.</text:p>
      <text:p text:style-name="P6"><text:tab/>El gos es <text:span text:style-name="T38">va tornar</text:span> a aixecar i <text:span text:style-name="T38">va estirar</text:span> des de l'altre banda de l'estància, perillosament, de la corretja que el seu amo tenia mal subjectada. El morr<text:span text:style-name="T38">o</text:span> es dirigia a la bossa de l'Andreu. El guàrdia civil que l'estava atenent el <text:span text:style-name="T38">va deixar</text:span> passar, sense adonar-se'n del que l'olfacte caní havia detectat. L'Andreu suava <text:span text:style-name="T38">encara més</text:span>.</text:p>
      <text:p text:style-name="P6"><text:tab/>El pastor va ensenyar les dents quan el seu amo va fer una estrebada per tal que es tornés a seure al seu costat. Tenia coses més important a fer que revisar maletes, com per exemple, tirar els trastos a l'administrativa que feia cara de no saber com treure's de sobre aquell orangutan amb bigoti. </text:p>
      <text:p text:style-name="P7"><text:tab/>Una porta electrònica es va obrir i el guàrdia civil el <text:span text:style-name="T38">va despedir</text:span> amb un saludo militar. </text:p>
      <text:p text:style-name="P7"><text:tab/>—Que tenga buenos días, señor Andrés.</text:p>
      <text:p text:style-name="P3"><text:tab/>Això havia estat massa fàcil. Res a veure amb tot el que les seves paranoies li havien indicat. On eren els helicòpters? On eren els <text:span text:style-name="T38">militar</text:span>? On era el submarí i el parell de detectius amb llargues gavardines i ulleres d'aviador? On era tota aquella gent? </text:p>
      <text:p text:style-name="P3"><text:tab/>Se sentia lleuger. Com si ja estigués a Mèxic. Tretze dies amb el pare no serien res.</text:p>
      <text:p text:style-name="P3"><text:tab/>— Bon dia, amic. Barco? — digué el taxista pintoresc.</text:p>
      <text:p text:style-name="P3"><text:tab/>— Batten Bay.</text:p>
      <text:p text:style-name="P3"><text:tab/>Va clicar els dits, mentre guinyava mitja cara sota unes ulleres de sol gegants i obria, amb l'altre braç, la porta corretera de la furgoneta. Seguidament li <text:span text:style-name="T38">va agafar</text:span> la maleta i <text:span text:style-name="T38">el va ajudar</text:span> a pujar. </text:p>
      <text:p text:style-name="P16"><text:tab/><text:span text:style-name="T4">La carretera que resseguia la furgoneta per arribar al vaixell era vegetada per pilons de contenidors. Màquines estranyes, tretes d'una galàxia molt llunyana, es movien amunt i avall carretejant els contenidors d'una banda a l'altre.</text:span></text:p>
      <text:p text:style-name="P3"><text:tab/>— Mariner? — va preguntar el conductor, amb un escuradents entre les dents.</text:p>
      <text:p text:style-name="P3"><text:tab/>— No, sóc passatger.</text:p>
      <text:p text:style-name="P3"><text:tab/>— Ah, així ets dels que no tenen pressa. Molt bé. Jo sóc més d'anar per feina, no sé si m'entens —amb un riure fals i molest—. M'agrada anar per feina, saps? No m'agrada <text:soft-page-break/>perdre el temps. Al mig del mar tant de temps et trasto<text:span text:style-name="T38">ca</text:span>, saps?</text:p>
      <text:p text:style-name="P3"><text:tab/>—Suposo.</text:p>
      <text:p text:style-name="P3"><text:tab/>—De mariners n'he conegut molts, saps? Estan tots tocats del bolet. A mi no m'agrada perdre el temps. Jo sóc més d'anar amb avió i directe, tu.</text:p>
      <text:p text:style-name="P3"><text:tab/>Si, ho havia entés. En aquell moment <text:span text:style-name="T38">va pensar</text:span> que no entenia què li feia tanta gràcia al vell del mono que no parava de picar el casc contra la tanca feia una estona. Potser picava per no sentir-lo. Quin paio més molest. </text:p>
      <text:p text:style-name="P3"><text:tab/>El cotxe <text:span text:style-name="T38">es va aturar</text:span> per deixar passar una grua amb potes que portava un contenidor entre les cames. Quan aquest ja havia passat van girar la cantonada i allà el tenia: el Batten Bay.</text:p>
      <text:p text:style-name="P3"><text:tab/>— És aquest— <text:span text:style-name="T38">va assenylar</text:span> — un monstre de tres-cents metres d'eslora.</text:p>
      <text:p text:style-name="P3"><text:tab/>L'Andreu <text:span text:style-name="T38">va assentir</text:span>. No sabia què volia dir eslora. Però allò era molt gran. Semblava un portaavions més que un vaixell de càrrega. El casc era negre, rovellat, i amb lletres blanques hi tenia escrit el nom.</text:p>
      <text:p text:style-name="P3"><text:tab/>El cotxe <text:span text:style-name="T38">va parar</text:span> just on hi havia l'escala que baixava fins al moll. El conductor li <text:span text:style-name="T38">va deixar</text:span> la maleta al peu de l'escala i es <text:span text:style-name="T38">va despedir a buscar el següent passatger</text:span>. <text:span text:style-name="T38">L'escala s'enfilava cinc o sis metres amunt, cap a la coberta exterior. </text:span>Hi havia un cartell que posava: prohibit el pas a cap persona no autoritzada, en cas d'entrar al vaixell sense autorització serà reportat a les autoritats del port. </text:p>
      <text:p text:style-name="P3"><text:tab/>Res no impedia que algú puges, però l'amenaça de tornar a les autoritats del port i haver de conversar o declarar davant un pastor alemany no li generava gaire bones vibracions. Va decidir que era moment de fer cas a les normes. <text:span text:style-name="T38">Es va asseure</text:span> a sobre la maleta, amb l'esperança que en algun moment apareixeria algú que el portaria amunt. Tenia un número de telèfon apuntat al bitllet, un tal Enric, agent del port. També hagués pogut trucar al pare, si no hagués fet desaparèixer el seu telèfon mòbil.</text:p>
      <text:p text:style-name="P3"><text:tab/>A dalt del vaixell un parell de treballadors, armats amb cascs i armilles reflectants, discutien entre papers que s'ensenyaven l'un a l'altre. Sobre els seus cap, una grua de més de vint metres traslladava un contenidor cap a dins del vaixell. Semblava molt fràgil, un gran capçal, que devia pesar t<text:span text:style-name="T38">o</text:span>nelades manegat per una grua de cables d'acer. L'operari es trobava en una petita cabina de vidre a dalt de tot, amb les cames obertes i mirant directament avall. </text:p>
      <text:p text:style-name="P3"><text:tab/>El contenidor va baixar fins a col·locar-se just al damunt d'una pila. Va haver de fer varis moviments estridents amunt i avall, fins que <text:span text:style-name="T38">va encaixar</text:span>. Llavors, el capçal <text:span text:style-name="T38">va pujar</text:span> amunt, sense contenidor, disposat a buscar-ne un de nou.</text:p>
      <text:p text:style-name="P3"><text:tab/>—Fa molt que t'esperes ?— una veu jove i afrancesada el <text:span text:style-name="T38">va despertar</text:span> de la <text:soft-page-break/>captivació que li estaven provocant aquestes grues gegants.</text:p>
      <text:p text:style-name="P3"><text:tab/>L'Andreu <text:span text:style-name="T38">va girar</text:span> el cap i <text:span text:style-name="T38">va veure</text:span> que per l'escala baixaven dos nois molt joves. El primer portava ulleres i devia ser de la mateixa edat que ell. Portava una motxilla petita, com un nen que va a fer una excursió amb el bocata i l'aigua. El segon tenia aspecte de ser uns anys més gran: xancletes, ulleres de sol, samarreta sense mànigues i aspecte de <text:span text:style-name="T38">turista</text:span>.</text:p>
      <text:p text:style-name="P3"><text:tab/>—No, fa cinc minuts— <text:span text:style-name="T38">va dir</text:span>.</text:p>
      <text:p text:style-name="P3"><text:tab/>—Doncs, puja, va. T'ajudo amb això — carregant la maleta i enfilant-se altre vegada per l'escalinata mal muntada. — em dic Olivier, per cert.</text:p>
      <text:p text:style-name="P3"><text:tab/>—Jo Jerry.</text:p>
      <text:p text:style-name="P3"><text:tab/>—Andreu. Heu arribat fa gaire? — va preguntar l'Andreu, pujant al pas que se sentia còmode per una escala que pel seu gust era massa estreta i es movia massa — Sóc l'últim passatger a arribar?</text:p>
      <text:p text:style-name="P3"><text:tab/>—Crec que si que ets l'últim — <text:span text:style-name="T39">va continuar</text:span> l'Olivier—. <text:span text:style-name="T39">N</text:span>osaltres portem al vaixell dos mesos ja. T'acompanyem a l'oficina a veure el primer oficial i després et deixem, que volíem anar a fer un parell d'encàrre<text:span text:style-name="T39">c</text:span>s abans no abandonem Barcelona.</text:p>
      <text:p text:style-name="P16"><text:tab/><text:span text:style-name="T4">Dos mesos en aquell vaixell? Això eren moltes vegades un viatge de tretze dies. Potser eren rodamons que estaven fent un viatge al voltant de món. Quina sort, gent de la seva edat. El reconfortava pensar que no seria l'únic passatger juntament amb el seu pare. Tretze dies només parlant amb el seu pare el podien ben bé trastocar.</text:span></text:p>
      <text:p text:style-name="P4"><text:tab/>Al arribar a coberta, un noi filipí amb una llibreta a les mans li va fer escriure el seu nom, data i <text:span text:style-name="T39">després el va fer firmar</text:span>. Després l'Olivier va tornar a carregar la maleta i li va dir que l'acompanyava a la oficina a la coberta A. El filipí va assentir tot donant-li la mà. </text:p>
      <text:p text:style-name="P4"><text:tab/>—Benvingut a bord, senyor Andreu.</text:p>
      <text:p text:style-name="P4"><text:tab/><text:span text:style-name="T40">A la coberta hi havia molt de moviment. Molts operaris amb cascs, walkie-talkies i armilles reflectants anaven d'un lloc a l'altre mirant amunt, cap a les grues, mentre tatxaven línies dels papers que portaven a les mans. Es notava que aquella gent no volia passar més temps del necessari a port. Es va fixar que no hi havia dues persones que semblessin de la mateixa nacionalitat. </text:span></text:p>
      <text:p text:style-name="P4"><text:tab/><text:span text:style-name="T40">Seguint el passos de l'Olivier van pujar diverses escales metàl·liques pintades de color blanc. Aquestes eren més amples que les que havia utilitzat per accedir al vaixell i el portaven, per l'exterior, d'una coberta a la següent. Després van accedir a través una porta molt gruix cap al que semblava l'edifici principal. Va haver de vigilar on posava el peu per tal de no entrebancar-se al entrar ja que l'obertura no arribava al terra, sinó que hi havia un pam de marge. A dintre la llum era minsa i el passadís llarg. Es guiava per la </text:span><text:soft-page-break/><text:span text:style-name="T40">figura de l'Olivier contrastada pel punt de llum que entrava per l'altra costat, pel que semblava una finestra rodona en la porta simètrica a la que havien entrat.</text:span></text:p>
      <text:p text:style-name="P56"><text:tab/>—<text:span text:style-name="T40">Aquí —va dir l'Olivier mentre indicava una porta oberta metàl·lica.</text:span></text:p>
      <text:p text:style-name="P56"><text:tab/><text:span text:style-name="T41">L'Andreu va creuar aquella obertura i es va trobar en el que semblava una oficina de bord. Les parets eren d'acer, d'un color verdós, mal il·luminades per quatre bombetes i alguna finestra molt petita. En un racó hi havia una gran taula de fusta, al damunt, un ordinador de torre i el seu monitor al costat. Hi havia papers i llibretes obertes per la resta de la superfície. A la paret diverses lleixes suportaven carpetes plenes de papers i una ràdio antiga, que semblava més un element decoratiu que no pas d'utilitat. Assegut al darrera de l'ordinador hi havia un home vestit amb un mono blau amb el logotip de l'empresa que manejava el vaixell brodat a la butxaca del pit. Era calb i grassonet. Al seu costat un altre home li explicava alguna cosa des de l'altra costat del monitor. Semblava una conversa informal. Altres mariners es movien amunt i avall de la sala amb papers a les mans, no n'estava segur de quants, ja que la vista li va trigar una estona a acostumar-se i en aquell temps alguns van entrar i alguns en van sortir. Ningú semblava prestar atenció a la seva arribada.</text:span></text:p>
      <text:p text:style-name="P56"><text:tab/><text:span text:style-name="T41">L'Olivier es va acostar als homes que xerraven a la taula, els va dir alguna cosa i tots tres el van mirar.</text:span></text:p>
      <text:p text:style-name="P57"><text:tab/>—<text:span text:style-name="T41">Benvingut —l'home que seia darrera l'ordinador es va aixecar i li va donar la mà ben forta.</text:span></text:p>
      <text:p text:style-name="P57"><text:span text:style-name="T41"><text:tab/>—Hola —va dir ell.</text:span></text:p>
      <text:p text:style-name="P57"><text:span text:style-name="T41"><text:tab/>—Has estat mai en un vaixell? Tens els papers?</text:span></text:p>
      <text:p text:style-name="P57"><text:tab/><text:span text:style-name="T41">L'Andreu va obrir la motxilla, que portava mig penjada de l'espatlla, i va atansar els papers cap aquell home.</text:span></text:p>
      <text:p text:style-name="P57"><text:tab/>—<text:span text:style-name="T41">Posa't allà —va dir sense deixar de mirar-se els papers mentre li indicava un racó de la paret. </text:span><text:s/></text:p>
      <text:p text:style-name="P57"><text:tab/><text:span text:style-name="T41">Un altra home, d'origen asiàtic va aparèixer com per art de màgia del passadís amb una càmera digital a les mans. Li va dir que somrigués i sense temps de fer res ja li havia fet diverses fotografies. </text:span></text:p>
      <text:p text:style-name="P57"><text:tab/>—<text:span text:style-name="T41">Molt bé —va continuar l'administrador quan el fotògraf ja havia tornat a desaparèixer —. Ja et tenim fitxat. Tens els certificat mèdic?</text:span></text:p>
      <text:p text:style-name="P57"><text:span text:style-name="T41"><text:tab/> <text:s/></text:span><text:s/><text:span text:style-name="T41">Estava entre els papers que havia entregat. O això pensava. Estranyat, va tornar a mirar-se la carpeta plena de papers que acabava d'entregar sot l'atenta mirada dels mariners.</text:span></text:p>
      <text:p text:style-name="P57"><text:tab/>—<text:span text:style-name="T41">Sense certificat no et puc deixar, venir. Ho saps, oi? —va dir l'home.</text:span></text:p>
      <text:p text:style-name="P57"><text:soft-page-break/><text:span text:style-name="T41"><text:tab/>—No podem deixar pujar a ningú amb gonorrea —va bromejar l'altra.</text:span></text:p>
      <text:p text:style-name="P57"><text:span text:style-name="T41"><text:tab/>—No, si el tinc. El vaig fer ahir —i en aquell moment se'n va recordar que l'havia deixat sobre la taula del menjador de casa.</text:span></text:p>
      <text:p text:style-name="P57"><text:tab/><text:span text:style-name="T41">Es va quedar parat. Va mirar al rellotge de paret. No tenia prou temps per tornar a casa a buscar-lo.</text:span></text:p>
      <text:p text:style-name="P58"><text:tab/>—<text:span text:style-name="T42">Me l'he descuidat.</text:span></text:p>
      <text:p text:style-name="P58"><text:tab/><text:span text:style-name="T42">Els dos homes es van mirar.</text:span> </text:p>
      <text:p text:style-name="P3"><text:tab/>—Ho sento, però no pots pujar a bord, llavors. Aquí no tenim doctor i per tant necessito un certificat que estàs sa; que no t'agafarà res estrany al mig del mar.</text:p>
      <text:p text:style-name="P16"><text:tab/><text:span text:style-name="T4">—Pots dir algú que ho escanegi i t'ho envii? — va intervenir </text:span><text:span text:style-name="T8">l'altra</text:span><text:span text:style-name="T4">, aportant una senzilla solució. La cara de l'Andreu es va il·luminar.</text:span></text:p>
      <text:p text:style-name="P3"><text:tab/>—Si.</text:p>
      <text:p text:style-name="P3"><text:tab/>—Molt bé —va continuar—, doncs avisa'ns quan ho tinguis i en farem una impressió aquí al vaixell. Ara, en Rodel, <text:span text:style-name="T42">l'assistent de cabina</text:span>, t'acompanyarà a l'habitació.</text:p>
      <text:p text:style-name="P3"><text:tab/><text:span text:style-name="T42">En Rodel es va presentar al seu davant just sortir d'aquella improvisada oficina. Era un noi baixet, asiàtic, molt jove i amb el cap anormalment gran, el qual el pentinat escollit, com un gran bolet, no ajudava a dissimular-ho. Vestia un polo blanc ben planxat amb el logotip del vaixell i uns pantalons foscos. Li va donar la mà amb un somriure d'orella a orella i sense dir res li va agafar la maleta que l'Olivier havia deixat.</text:span></text:p>
      <text:p text:style-name="P3"><text:tab/><text:span text:style-name="T42">Van desfer el camí fins arribar a una porta que els va portar a un petit ascensor pintat de color verd malva. El va fer passar i després va entrar. Amb un somriure a la boca va dir:</text:span></text:p>
      <text:p text:style-name="P58"><text:tab/>—<text:span text:style-name="T42">E deck, la teva coberta, sir —mentre pitjava un gran botó vermell.</text:span></text:p>
      <text:p text:style-name="P58"><text:span text:style-name="T42"><text:tab/>L'Andreu va fer que si amb el cap. Les portes es van tancar i molt lentament van començar l'ascens. El noi el mirava sense deixar de somriure mentre ell cada vegada se sentia més incòmode en un espai tan petit amb aquell noi escrutant tots els seus moviments. Per distreure's va fer una llambregada a un tauler d'anuncis que hi havia dins l'ascensor. Estava ple de papers enganxats amb xinxetes. «No utilitzar l'ascensor entre les 22 i les 6, per no molestar el descans de la tripulació», va llegir en lletra negreta.</text:span></text:p>
      <text:p text:style-name="P58"><text:tab/><text:span text:style-name="T42">L'ascensor es va parar i en Rodel li va obrir la porta. L'Andreu va sortir i es va trobar en un passadís idèntic al que s'havia trobat a l'anterior coberta. A la paret hi havia una gran E que marcava la coberta en que es trobava.</text:span></text:p>
      <text:p text:style-name="P58"><text:tab/>—<text:span text:style-name="T42">Per aquí, sir —va dir en Rodel amb dificultats per arrossegar la maleta.</text:span></text:p>
      <text:p text:style-name="P58"><text:tab/><text:span text:style-name="T42">L'Andreu va provar d'ajudar-lo però l'assistent es va negar amb rotunditat. Aquí cadascú tenia la seva feina.</text:span></text:p>
      <text:p text:style-name="P58"><text:soft-page-break/><text:tab/><text:span text:style-name="T43">Es van parar al davant d'una porta amb el nom de Indic Ocean. En Rodel va obrir i allà tenia el que seria la seva casa pels pròxims tretze dies. L'estància era de fusta falsa, una espècie de plaques de plàstic amb colors de bosc clar i moqueta per terra. Començava amb un curt passadís amb un quadre a l'oli d'un paisatge de camp, al final podia veure el que era l'habitació, en forma quadrada, i a l'esquerra, abans de que el passadís s'acabés, una portava al bany. Una pica, una dutxa i un lavabo, tot encabit en dos metres quadrats. La tovallola, ben plegada, i un potets de sabor, estaven col·locats al damunt de la tassa del vàter. A la cabina hi havia dos armaris encastats que flanquejaven una finestra rectangular de bores arrodonides, que restava oberta i deixava entrar una flaire no gaire agradable de fums del port. Sota la finestra hi havia el llit, encastat contra la paret esquerra, amb un petit llum de lectura just al damunt. Al costat, també tocant la paret del fons un escriptori amb una cadira reclinable.</text:span></text:p>
      <text:p text:style-name="P58"><text:tab/><text:span text:style-name="T44">Al entrar va veure que entre el passadís i el llit també hi havia un banc amb coixins, que feia de sofà i una taula de fusta clavada al terra. Allà va deixar la bossa mentre es dedicava a inspeccionar el que quedava de cambra. A mig camí de l'escriptori va veure un armariet al damunt del qual hi havia una planta de plàstic decorativa. A dintre hi havia una petita nevera buida.</text:span></text:p>
      <text:p text:style-name="P58"><text:tab/>—<text:span text:style-name="T44">Si necessites alguna cosa, call me, sir —en Rodel va fer un reverència i va desaparèixer passadís enllà.</text:span></text:p>
      <text:p text:style-name="P58"><text:tab/><text:span text:style-name="T44">L'Andreu va respirar un segon. S'alegrava d'estar allà. Per fi el seu espai. Una alegria interior li va recórrer pel cos al pensar que casi ho tenia fet. Va tancar la porta i es va deixar caure sobre el llit amb un somriure d'orella a orella. En una hores salparien i serien lluny de Barcelona. Allò s'havia de celebrar.</text:span></text:p>
      <text:p text:style-name="P58"><text:tab/><text:span text:style-name="T44">Va obrir la maleta i va remenar entre jerseis i samarretes tot buscant les bosses de plàstic perfumades amb colonia barata on hi guardava el material prohibit. Va topar-se amb calçotets i el necesser quan algú va picar a la porta. Potser en Rodel s'havia deixat d'explicar-li alguna cosa. Va apropar-s'hi i va fer córrer el baldó.</text:span></text:p>
      <text:p text:style-name="P58"><text:tab/><text:span text:style-name="T44">Al obrir la porta va veure, sorprés, que no es tractava d'en Rodel sinó d'una nena petita, d'uns quatre anys potser. Vestia una samarreta amb una alegre granota al mig, pantalons curts i una gorra verda amb un ocellot al mig.</text:span></text:p>
      <text:p text:style-name="P58"><text:tab/>—<text:span text:style-name="T44">Hola, Andreu —va dir la nena, amb accent britànic.</text:span></text:p>
      <text:p text:style-name="P59"><text:tab/>—<text:span text:style-name="T44">Qui ets? —va dir ell.</text:span></text:p>
      <text:p text:style-name="P59"><text:span text:style-name="T44"><text:tab/>La nena va deixar anar un somriure molt familiar.</text:span></text:p>
      <text:p text:style-name="P59"><text:span text:style-name="T44"><text:tab/>—Sóc la Mary. La teva germana.</text:span></text:p>
      <text:p text:style-name="P59"><text:tab/><text:span text:style-name="T44">Es va quedar de pedra. No podia ser la seva germana. Ella vivia a Londres amb el </text:span><text:soft-page-break/><text:span text:style-name="T44">pare i la Claire. A més, el pare li havia dit que la Claire i la Mary volaven en avió i que es trobarien allà, a Mèxic. Potser només havia vingut a dir adéu al pare. Que un pare tingués problemes per volar no volia dir que hagués d'hipotecar a la seva família. La Mary era massa petita per tretze dies al mar, havia d'anar amb avió segur, va pensar.</text:span></text:p>
      <text:p text:style-name="P59"><text:tab/>—<text:span text:style-name="T44">Hola Mary —va allargar el braç de manera molt freda.</text:span></text:p>
      <text:p text:style-name="P59"><text:span text:style-name="T44"><text:tab/>La nena, però, entusiasmada, va córrer cap a les seves cames i s'hi va abraçar. Ell no sabia com posar-se i la va ajudar, passats cinc segons molt incòmodes, a enretirar-se una mica. Ella se'l va mirar i amb un somriure d'orella a orella va entrar, sense demanar permís a la seva cabina.</text:span></text:p>
      <text:p text:style-name="P59"><text:tab/>—<text:span text:style-name="T44">Que xula! —va dir —la meva i la del papa es més gran.</text:span></text:p>
      <text:p text:style-name="P59"><text:tab/><text:span text:style-name="T45">A l'Andreu començaven a no quadrar-li les coses. Què volia dir amb la seva i la del papa? Ningú l'havia avisat que hauria de passar tretze dies amb el seu pare i la seva germanastre. L'accent de la noia ja el molestava i només l'havia sentit durant dos minuts. Ell havia vingut a descansar, a relaxar-se, a baixar les pulsacions i a , potser, recuperar una mica el pare. Però en aquell moment se sentia enganyat. El pare no li havia dit res de la germanastre, es pensava que hi anirien sols, que seria la seva manera de retrobar-se. Li bullia la sang. Estava molt enfadat. El pare havia tornat a passar d'ell, li havia tornat a explicar les coses a mitges i res era el que ell es pensava.</text:span></text:p>
      <text:p text:style-name="P59"><text:tab/><text:span text:style-name="T45">La Mary va fer un bot i es va asseure al llit.</text:span></text:p>
      <text:p text:style-name="P59"><text:tab/>—<text:span text:style-name="T45">Hi ha piscina, després ens banyarem? —va dir ella amb entusiasme—. He portat una pilota.</text:span></text:p>
      <text:p text:style-name="P60"><text:tab/><text:span text:style-name="T45">Fer de cangur de la Mary no entrava dins dels seus plans.</text:span></text:p>
      <text:p text:style-name="P60"><text:span text:style-name="T45"><text:tab/>—Mira, Mary. A jugar amb el teu pare, val? Què per això és el teu pare.</text:span></text:p>
      <text:p text:style-name="P60"><text:span text:style-name="T45"><text:tab/>El rostre de la petita va canviar. Va baixar com un cargol del llit i va sortir per la portar mentre semblava que aguantava el plor.</text:span></text:p>
      <text:p text:style-name="P60"><text:span text:style-name="T45"><text:tab/>L'Andreu va tancar la porta darrera la nena. No havia vingut a fer amics. Tampoc a conèixer germanastres que feien més feliç al pare que ell i la seva mare. Va córrer el baldó, va oblidar que ningú havia vingut de visita i de la maleta en va treure la bosseta de marihuana que havia estat rebuscant.</text:span></text:p>
      <text:p text:style-name="P16"/>
      <text:p text:style-name="P47">4.Andreu - 12, 13</text:p>
      <text:p text:style-name="P39">Al sostre de la cabina no hi havia aquelles formes de pangea que decoraven la seva habitació de Barcelona. Trobava a faltar aquelles taques d'humitat que el relaxaven mentre es fumava un porro. Allà el sostre era de plàstic de color blanc. El llum central <text:soft-page-break/>tampoc era un globus de paper, sinó un quadrat incandescent. El fum dens i tranquil·litzador que emanava de la seva boca si que era el de sempre.</text:p>
      <text:p text:style-name="P40"><text:span text:style-name="T46"><text:tab/>A fora, les grues no havien parat, en hores, de transportar contenidors del port a l'embarcació. Ho havia pogut seguir a través de la finestra de l'habitació, des d'una bona alçada era capaç de guaitar tots els moviments del llargs braços metàl·lics. Havien començat enretirat tot allò que havia d'anar al port i abans de començar a apilar de nou els contenidors una de les grues havia enretirat una llarga llosa de metall que fins llavors havia fet de terra, per tal de deixar al descobert una part de les bodegues del vaixell on potser hi cabien una pila de cinc contenidors més. L'Andreu s'havia quedat bocabadat amb l'alçada que agafaven les altes torres de metall.</text:span></text:p>
      <text:p text:style-name="P40"><text:span text:style-name="T46"><text:tab/>En Rodel, suposava que havia estat ell, li havia passat un paper per sota la porta amb els horaris dels àpats a bord. L'esmorzar era a les set, això l'havia deixat tocat, i el dinar a les 12, cosa que també el va descol·locar. El sopar, com es va suposar, seria a les set del vespre.</text:span></text:p>
      <text:p text:style-name="P40"><text:span text:style-name="T46"><text:tab/></text:span><text:span text:style-name="T47">Va obrir la finestra per dissipar una mica el núvol que s'havia creat a dins l'habitació. Estirat, observava com el fum fugia, de manera lenta i despreocupada, pel foradet del seu damunt. El pare no havia vingut a dir res, va pensar. La germanastre tampoc havia tornat a picar a la porta. Era estrany que no haguessin passat ni a saludar cap dels dos. Potser la Mary s'havia posat a plorar a la cabina del pare i ja s'havien oblidat d'ell.</text:span></text:p>
      <text:p text:style-name="P41"><text:span text:style-name="T47"><text:tab/>Amb el cap sobre el coixí va resseguit els diferents cartells de seguretat que penjaven a les parets. Significats de les diferents senyals d'alarma. Telèfons dins el vaixell. Protocol d'abandonament de l'embarcació. Va pensar en el que havia estat el seu protocol d'abandonament de la ciutat de Barcelona. De moment estava anant molt bé. Després va pensar en l'abandonament que el pare li va fer a ell i la mare, quan ell només tenia un any. No entenia com després de tant de temps, aquell vincle amb el pare li feia més mal que mai. Durant tot el seu creixement no l'havia sentit tant com ara. El pare li havia provocat alegries també, però sempre marxava i això, tot i que ho amagava, li produïa un mal al cos que trigava dies a marxar. Allò era el que sentia en aquell moment. Aquell mal al cos.</text:span></text:p>
      <text:p text:style-name="P41"><text:span text:style-name="T47"><text:tab/>L'estomac, com un lleó endormiscat, va fer un gran badall que va ressonar per la cabina. </text:span><text:span text:style-name="T48">Va tenir l'acte reflex de buscar el telèfon mòbil a la butxaca per tal de saber quina hora era. Va mirar a la motxilla i després a la maleta, fins que li va venir a la memòria la imatge d'ell esmicolant-lo abans de pujar al cotxe. Es va gratar el cap despentinant-se els </text:span><text:soft-page-break/><text:span text:style-name="T48">cabells al darrera l'orella. Tenia gana, fos l'hora que fos.</text:span></text:p>
      <text:p text:style-name="P41"><text:span text:style-name="T48"><text:tab/>Va sortir al passadís i va tancara la porta amb clau. Hi havia poca llum al passadís, només la que emergia d'unes làmpades encastades a la paret i la que entrava per cadascuna de les finestres a cada costat del vaixell. No recordava haver caminat gaire des de l'ascensor així que es va moure una mica i no li va ser difícil trobar les escales que portaven a les cobertes següents. Va fer un cop d'ull pel forat, primer amunt i després avall per intuir on podia estar la cantina. No recordava a quina planta estava.</text:span></text:p>
      <text:p text:style-name="P42"><text:span text:style-name="T48"><text:tab/>—Què busques? —l'Olivier </text:span><text:span text:style-name="T49">aguantava la porta d'una cabina sense sortir del tot.</text:span></text:p>
      <text:p text:style-name="P42"><text:span text:style-name="T49"><text:tab/>Va aixecar el cap i va veure, molt borrós, el noi amb ulleres que l'havia ajudat a pujar les maletes des del moll. Vestia una samarreta tota suada i li queien uns auriculars per les espatlles.</text:span></text:p>
      <text:p text:style-name="P42"><text:span text:style-name="T49"><text:tab/>—Hola, si, el menjador?</text:span></text:p>
      <text:p text:style-name="P42"><text:span text:style-name="T49"><text:tab/>—Coberta A —va dir l'Olivier—, just per on has entrat. Tot avall.</text:span></text:p>
      <text:p text:style-name="P42"><text:span text:style-name="T49"><text:tab/>L'Andreu va donar les gràcies i mentre el mariner tancava la porta de la cabina on semblava estar fent algun tipus d'esport. Quan </text:span><text:span text:style-name="T50">va tornar</text:span><text:span text:style-name="T49"> a estar sol, </text:span><text:span text:style-name="T50">va posar els peus a l'escala que portava cap avall. Els seus moviments eren lents, efecte de la fumada que portava a dintre i el balandreig del vaixell. Li va costar una mica baixar un pis així que va decidir que els altres tres els faria dins l'ascensor.</text:span></text:p>
      <text:p text:style-name="P42"><text:span text:style-name="T50"><text:tab/>Va pitjar el botó i després de trenta segons les portes es van obrir. De dintre va aparèixer en Rodel carregat amb una bossa, més gran que ell, de roba bruta. El va rebre amb el mateix somriure que en el viatge anterior. Incòmode altre vegada es va limitar a assentir i va mirar amunt, a cap lloc en concret. Quan l'ascensor va començar a baixar es va sentir marejat.</text:span></text:p>
      <text:p text:style-name="P43"><text:span text:style-name="T50"><text:tab/>—Está all right, sir? —va dir en Rodel.</text:span></text:p>
      <text:p text:style-name="P43"><text:span text:style-name="T50"><text:tab/>L'Andreu, blanc com un full de paper, va fer la senyal de o.k. amb la mà dreta i va esbossar un fals somriure. L'ascensor es va parar i en Rodel el va deixar sortir primer, per tornar a entrar i tancar les portes.</text:span></text:p>
      <text:p text:style-name="P43"><text:span text:style-name="T50"><text:tab/>Al passadís de la coberta A, d'on no notava cap diferència amb la coberta E, va sentir forces veus discutint en una llengua que no coneixia. El van passar pel costat dos homes d'aspecte filipí, un de vell que portava uns papers a les mans i un de més jove que estava criticant alguna cosa que no li agradava. Al passar pel seu costat el vell el va saludar mentre el jove ni el va veure.</text:span></text:p>
      <text:p text:style-name="P43"><text:soft-page-break/><text:span text:style-name="T50"><text:tab/>La porta del menjador era força evident amb la senyal universal d'un restaurant pintada en blanc al damunt. La va creuar i es va trobar amb una sala força gran. Hi havia dues grans taules, allargades, separades per una més petita rodona al mig. Tot estava parat amb estovalles blanques, plats, coberts i copes. Varies persones estaven menjant alguna cosa mentre dos cambrers filipins portaven plats amunt i avall, per la porta de la paret de la dreta, que semblava comunicar amb la cuina.</text:span></text:p>
      <text:p text:style-name="P43"><text:span text:style-name="T50"><text:tab/>A la taula de l'esquerra hi va poder reconèixer l'administrador que li havia fet el registre, que ni va aixecar el cap, l'altre home també de l'oficina i tres mariners més dels quals un era una noia. Tots vestien roba de carrer, samarreta, xancletes o bambes. </text:span></text:p>
      <text:p text:style-name="P43"><text:span text:style-name="T50"><text:tab/>—Andreu! —va dir la veu del pare que venia de la taula de la dreta.</text:span></text:p>
      <text:p text:style-name="P43"><text:span text:style-name="T50"><text:tab/>El pare i la Mary seien sols en el que semblava ser la taula per passatgers.</text:span><text:span text:style-name="T51"> La nena el mirava amb descon</text:span><text:span text:style-name="T52">fiança.</text:span></text:p>
      <text:p text:style-name="P43"><text:span text:style-name="T52"><text:tab/></text:span><text:span text:style-name="T53">Una cadira, que fins ara li donava l'esquena, de la taula d'oficials es va apartar i un home, que aparentava uns cinquanta anys es va dirigir cap a ell. Era calb, lluïa una barba de pocs dies i portava unes ulleres de llegir agafades amb un cordell al voltant del coll. Vestia un polo blanc de la companyia, pantalons curts i xancletes. Semblava acabat de sortir de la dutxa.</text:span></text:p>
      <text:p text:style-name="P43"><text:span text:style-name="T53"><text:tab/>—Hola Andreu —va dir l'home, amb veu calmada mentre li donava la mà—. Benvingut al Batten Bay. Com estàs? Aquella taula ja els </text:span><text:span text:style-name="T54">coneixes</text:span><text:span text:style-name="T53">— assenyalava al pare i a la Mary que el miraven amb expectació—. Mira, aquesta és la meva tripulació. Aquí tenim en John, en Jimmy, la Núria, en Claude i...</text:span></text:p>
      <text:p text:style-name="P43"><text:span text:style-name="T53"><text:tab/>—Hola Andreu —va dir la Núria—, així tots seu família, eh.</text:span></text:p>
      <text:p text:style-name="P43"><text:span text:style-name="T53"><text:tab/></text:span><text:span text:style-name="T54">Va haver d'assentir.</text:span></text:p>
      <text:p text:style-name="P44"><text:span text:style-name="T54"><text:tab/>—Sí, són els meus dos marrecs —va dir el pare des de la distància.</text:span></text:p>
      <text:p text:style-name="P44"><text:span text:style-name="T54"><text:tab/>—I aquest és en Jean-Pierre —va dir el capità assenyalant un armari que semblava que no hi cabia a la cadira.— I en George, que treballa a màquines.</text:span></text:p>
      <text:p text:style-name="P44"><text:span text:style-name="T54"><text:tab/>—Hola —va dir l'Andreu mig desorientat per tant de nom i una vista borrosa provocada per la marihuana.</text:span></text:p>
      <text:p text:style-name="P44"><text:span text:style-name="T54"><text:tab/>—Jo sóc en Christian, el capità. Benvingut.</text:span></text:p>
      <text:p text:style-name="P44"><text:span text:style-name="T54"><text:tab/>Després d'aquella presentació l'Andreu va caminar cap a la taula de la dreta, on el pare enretirava una cadira perquè pogués seure al seu costat, mentre el capità va tornar a la taula d'oficials. Al davant del pare hi seia la Mary, amb varis coixins que l'elevaven fins a </text:span><text:soft-page-break/><text:span text:style-name="T54">l'alçada de la taula. Menjaven una amanida de cogombre.</text:span></text:p>
      <text:p text:style-name="P44"><text:span text:style-name="T54"><text:tab/>—Es veu —va explicar el pare—, que la cuinera és </text:span><text:span text:style-name="T55">excel·lent.</text:span><text:span text:style-name="T54"> Menjarem molt bé.</text:span></text:p>
      <text:p text:style-name="P44"><text:span text:style-name="T54"><text:tab/></text:span><text:span text:style-name="T56">L'Andreu es va servir una copa de vi fins a dalt de tot sota la mirada incrèdula de la nena que semblava mirar-se el pare per veure si diria alguna cosa. Es va portar la copa a la boca i se la va veure tota d'una trompada. Després va tornar-la a omplir.</text:span></text:p>
      <text:p text:style-name="P44"><text:span text:style-name="T56"><text:tab/>Va enretirar el plat d'amanida ben lluny, no en volia ni sentir la olor, i es va untar una llesca de pa amb mantega. La Mary, imitant el seu germà, en va agafar una altra i sense massa èxit va clavar el ganivet a la mantega. El pare va ajudar-la a preparar-se la llesca.</text:span></text:p>
      <text:p text:style-name="P45"><text:span text:style-name="T56"><text:tab/>—A quin curs vas? —va preguntar ella.</text:span></text:p>
      <text:p text:style-name="P45"><text:span text:style-name="T56"><text:tab/>L'Andreu, fent veure que no havia sentit res, es fixava en la taula de l'altra costat on acabava d'arribar un mariner més gran que el tal Jean-Pierre que es queixava gesticulant molt i en francés d'alguna cosa que no anava bé. Li va semblar sentir la paraula policie i el cor se li va disparar altra vegada. </text:span></text:p>
      <text:p text:style-name="P45"><text:span text:style-name="T56"><text:tab/>—A quina hora salpem? —va preguntar.</text:span></text:p>
      <text:p text:style-name="P45"><text:span text:style-name="T56"><text:tab/>—D'aquí a una hora. Havíem de sortir a les buit, però sembla que els operaris del port van més lents del que esperaven. </text:span></text:p>
      <text:p text:style-name="P45"><text:span text:style-name="T56"><text:tab/>—Jo vaig a segon —va insistir la Mary—, i tu?</text:span></text:p>
      <text:p text:style-name="P45"><text:span text:style-name="T56"><text:tab/>—El teu germà —va intervenir el pare— ara mateix està pensant què estudiar. Si tot va bé l'any que començarà alguna cosa.</text:span></text:p>
      <text:p text:style-name="P45"><text:span text:style-name="T56"><text:tab/>No se sentia el germà d'aquella britànica mocosa. Per moltes vegades que el pare ho repetís no aconseguiria que ho acceptés. Era la seva germanastre, i era, algú molt llunyà que no li interessava gens conéixer. </text:span></text:p>
      <text:p text:style-name="P45"><text:span text:style-name="T56"><text:tab/>La nena el va mirar i es va posar a riure.</text:span></text:p>
      <text:p text:style-name="P45"><text:span text:style-name="T56"><text:tab/>—Jo estic a segon i tu has de començar! —deia—. Ets més petit que jo!</text:span></text:p>
      <text:p text:style-name="P45"><text:span text:style-name="T56"><text:tab/>Si no es tractés d'una nena petita i indefensa en aquell moment li hagués trencat la cara. El pare somreia.</text:span></text:p>
      <text:p text:style-name="P45"><text:span text:style-name="T56"><text:tab/>A l'altra taula el capità es va aixecar i va sortir acompanyant aquell mariner que semblava tant disgustat. La resta de la taula es va quedar menjant com si aquell tema no anés gaire amb ells. Al creuar la porta, el capità, semblava que l'havia mirat de reüll. Potser tot aquell enrenou era per ell. Potser l'havien enganxat i la guàrdia civil l'esperava </text:span><text:soft-page-break/><text:span text:style-name="T56">al final de l'escalinata d'entrada al vaixell.</text:span></text:p>
      <text:p text:style-name="P45"><text:span text:style-name="T56"><text:tab/>—Tens gos? —va preguntar la Mary.</text:span></text:p>
      <text:p text:style-name="P45"><text:span text:style-name="T56"><text:tab/>L'Andreu va fer que no amb el cap sense perdre de vista la porta d'entrada a la cantina d'oficials.</text:span></text:p>
      <text:p text:style-name="P45"><text:span text:style-name="T56"><text:tab/>—Nosaltres, si, eh Mary. Tenim en Flufels.</text:span></text:p>
      <text:p text:style-name="P46"><text:span text:style-name="T56"><text:tab/>—Si —el to de veu de la petita es va entristir—, però en Flufels no pot venir. S'ha de quedar amb els avis. El trobaré a faltar. </text:span><text:span text:style-name="T57">Sort que he portat el seu germà.</text:span></text:p>
      <text:p text:style-name="P46"><text:span text:style-name="T57"><text:tab/>Va girar el cap de la porta i va veure com al seva germanastre, com una serp, s'esmunyia entre la cadira i la taula. Va gatejar i va obrir la motxilla que tenia al respatller de la cadira on estava asseguda. De dintre en va treure un cadell de labrador de peluix. Li va plantar al seu davant. Tenia els ulls foscos com la nit. Ell sempre havia volgut tenir un gos però el pis a Barcelona sempre era massa petit i un gos portava molta feina, deia la mare. Amb gos o sense gos, el moment en que la policia entraria al vaixell i se l'enduria cada vegada s'apropava més. Va tornar a mirar cap a la porta. Per una estona havia pensat que se'n sortiria però ara ja no ho veia tant clar.</text:span></text:p>
      <text:p text:style-name="P46"><text:span text:style-name="T57"><text:tab/>—Papa, perquè està trist l'Andreu? —va dir la veu de la Mary.</text:span></text:p>
      <text:p text:style-name="P46"><text:span text:style-name="T57"><text:tab/>L'Andreu va sentir com aquelles paraules se li clavaven com un punyal a l'estomac. Es va mossegar el llavi per no dir res i va procurar no escoltar la resposta del pare.</text:span></text:p>
      <text:p text:style-name="P46"><text:span text:style-name="T57"><text:tab/>—Perquè no seus i menges, Mary? —va dir el pare—. Ja tindras temps de jugar amb en Flufels en un altre moment.</text:span></text:p>
      <text:p text:style-name="P46"><text:span text:style-name="T57"><text:tab/>Per la porta va entrar el capità renegant. Ell, de manera inconscient va agafar el ganivet i el va aferrar el seu puny. Si l'havien d'agafar es resistiria. No volia baixar d'aquell vaixell. En contra de tot el que li passava pel cap en aquell moment, però, el capità es va asseure i va seguir menjant plàcidament. Al seu costat un dels mariners s'enreia, mentre imitava, la manera de servir els plats d'un dels cambrers.</text:span></text:p>
      <text:p text:style-name="P46"><text:span text:style-name="T57"><text:tab/>Potser ningú l'havia enxampat i encara podria escapar.</text:span></text:p>
      <text:p text:style-name="P16"/>
      <text:p text:style-name="P5">***</text:p>
      <text:p text:style-name="P5"/>
      <text:p text:style-name="P66"><text:tab/>La ciutat de Barcelona estava tenyida per la llum vermellosa de <text:span text:style-name="T62">principi</text:span> de <text:span text:style-name="T62">dia</text:span> des de l'exterior de la coberta C. <text:span text:style-name="T62">L'Andreu </text:span>arrepenjava els braços a la barana que queia, <text:span text:style-name="T59">sense treva, fins al mar. Al darrera tenia una petita piscina d'aigua salada, on un parell de </text:span><text:soft-page-break/><text:span text:style-name="T59">pilotes de colors xocaven entre onades que es formaven en aquell petit espai amb el balandreig del vaixell.</text:span></text:p>
      <text:p text:style-name="P61"><text:span text:style-name="T58"><text:tab/>Veia, amb serenitat, el que havien estat els seus primers vint anys de vida. La ciutat que l'havia vist créixer. La mare potser havia pujat al castell, com li havia comentat en el cotxe, amb una càmera de fotografies per tal de immortalitzar com salpava. En Xavi devia estar altra vegada a casa, recuperant-se físicament mentre aguantava bronques dels seus pares. Potser preguntant-se on s'havia ficat l'Andreu. I aquell noia? On devia estar? Llavors va veure la majestuosa muntanya de Montjuïc amb les seves rengleres de tombes que s'apilaven. Milers de famílies que allà tenien algú. Es va preguntar què farien quan ja no quedés espai allà dalt. Havia sentit que vivien en un moment on hi havia tanta gent viva com morta en tota la història. Què passaria en cent anys, quan tots els estiguessin vius morissin? Necessitaven moltes més tombes. El doble d'espai per tanta pols. </text:span></text:p>
      <text:p text:style-name="P61"><text:tab/><text:span text:style-name="T61">La noia de la qual fugia potser era pols, ja? Va sentir ganes de plorar. D'arrencar-se els ulls i tirar-se al mar. Va portar-se les mans a la cara per provar de calmar-se. No podia especular d'aquella manera sobre el que havia passat aquella nit després que ell desaparegués. Si havia decidit fugir podia deixar tot aquell passat a Barcelona. Oblidar-ho. Si aquella nit no havia existit tot era més fàcil. És va empassar allò que volia sortir i es va aclarir els ulls.</text:span></text:p>
      <text:p text:style-name="P62"><text:tab/>—<text:span text:style-name="T61">Bonica, eh —va dir una dona al seu darrera.</text:span></text:p>
      <text:p text:style-name="P62"><text:span text:style-name="T61"><text:tab/>Va girar el cap i es va topar amb la marinera que menjava a la taula del capità feia una estona. La Núria, que es va situar al seu costat sense deixar de mirar cap a la ciutat. Portava una llarga trena castanya que li baixava per l'esquena. Vestia una camisa de mariner amb una serie de ratlles daurades sobre fons blau que marcaven el rang dins la jerarquia del vaixell.</text:span></text:p>
      <text:p text:style-name="P63"><text:tab/>—<text:span text:style-name="T62">Si —va dir ell.</text:span></text:p>
      <text:p text:style-name="P63"><text:tab/>—<text:span text:style-name="T62">Grava-la bé amb aquesta llum, que és fantàstica i trigaràs a tornar a veure-la.</text:span></text:p>
      <text:p text:style-name="P63"><text:tab/><text:span text:style-name="T62">L'Andreu va assentir.</text:span></text:p>
      <text:p text:style-name="P63"><text:tab/>—É<text:span text:style-name="T62">s la primera vegada en un vaixell, així?</text:span></text:p>
      <text:p text:style-name="P63"><text:tab/>—<text:span text:style-name="T62">Si, així de gran si.</text:span></text:p>
      <text:p text:style-name="P63"><text:tab/><text:span text:style-name="T62">L'Andreu es va fixar en una petita barca a motor que s'aproximava a tota velocitat per l'estribord del vaixell. <text:s/>Va apropar-se al casc del Batten Bay i de dins en va sortir una persona que a través d'una escala de corda que queia de coberta va començar a ascendir cap a ells.</text:span></text:p>
      <text:p text:style-name="P63"><text:tab/>—É<text:span text:style-name="T62">s el pilot —va dir ella —. Ens traurà del port. Vols una cigarreta?</text:span></text:p>
      <text:p text:style-name="P63"><text:span text:style-name="T62"><text:tab/>—Si.</text:span></text:p>
      <text:p text:style-name="P63"><text:soft-page-break/><text:span text:style-name="T62"><text:tab/>Va agafar la cigarreta que la marinera li oferia i se la ve encendre amb l'encenedor que va treure de la butxaca.</text:span></text:p>
      <text:p text:style-name="P63"><text:tab/>—<text:span text:style-name="T62">Fa molt que ets marinera?</text:span></text:p>
      <text:p text:style-name="P63"><text:tab/>—<text:span text:style-name="T62">Molt. Tot i que ara feia temps que no agafava un vaixell —la Núria va arrugar la cella—. A vegades és difícil compaginar la vida a terra i a mar.</text:span></text:p>
      <text:p text:style-name="P63"><text:span text:style-name="T62"><text:tab/>—M'imagino.</text:span></text:p>
      <text:p text:style-name="P63"><text:span text:style-name="T62"><text:tab/>L'Andreu va fer una llarga calada mentre notava com el vaixell començava a moure's poc a poc tot allunyant-se del moll. Va sonar la botzina, potser per alertar a tothom que marxaven. </text:span></text:p>
      <text:p text:style-name="P63"><text:tab/>—<text:span text:style-name="T62">Bé —va dir la Núria mentre enfilava les escales cap amunt—, encantada. Vaig a treballar una mica.</text:span></text:p>
      <text:p text:style-name="P63"><text:tab/><text:span text:style-name="T63">En aquell moment si que estaven salpant. El moll ja quedava a més de dos metres del vaixell, la garita de la guàrdia civil, tranquil·la, també cada vegada es feia més petita, al fons del port. Notava com el Batten Bay amb lentitud però sense pressa anava agafant embranzida. La brisa marina el reconfortava mentre feia les últimes calades a la cigarreta que va acabar tirant al mar. Després, es va asseure a una cadira de platja que hi havia al costat de la piscina.</text:span></text:p>
      <text:p text:style-name="P63"><text:tab/><text:span text:style-name="T63">Els velers i iots s'apartaven al moviment del gran mercader. Si no ho feien a temps segurament serien aixafats per aquell gran monstre de ferro. Va veure com, des d'un balcó d'un creure que arribava de Mallorca, una vintena de turistes movien les mans en forma de despedida.</text:span></text:p>
      <text:p text:style-name="P64"><text:tab/>—<text:span text:style-name="T63">Hola —va de la Mary traient el cap per la porta —. Podem veure com sortim amb tu?</text:span></text:p>
      <text:p text:style-name="P64"><text:span text:style-name="T63"><text:tab/>Sense esperar la resposta, però procurant no fer massa soroll per no ser moléstia, es va acostar a ell i es va asseure a la cadira que tenia al costat. Entre les mans portava el gos de peluix. Els peus li penjaven.</text:span></text:p>
      <text:p text:style-name="P64"><text:tab/>—<text:span text:style-name="T63">I el pare? —va preguntar, sec, l'Andreu. </text:span></text:p>
      <text:p text:style-name="P64"><text:tab/>—<text:span text:style-name="T63">Està trucant. Té feina.</text:span></text:p>
      <text:p text:style-name="P64"><text:tab/><text:span text:style-name="T63">Va tornar a mirar enfora. A través de la barana podia veure com el Batten Bay s'allunyava dels edificis per anar seguint el camí marcat per boies vermelles. Més navegants deien adéu amb el braços al monstre de ferro. Marxaven cap a mar obert. </text:span></text:p>
      <text:p text:style-name="P64"><text:tab/><text:span text:style-name="T63">Un calfred va recórrer l'espina dorsal de l'Andreu.</text:span></text:p>
      <text:p text:style-name="P64"><text:tab/><text:span text:style-name="T63">La Mary va sospirar.</text:span></text:p>
      <text:p text:style-name="P16"><text:tab/><text:span text:style-name="T4">—Mira Flufels —va dir </text:span><text:span text:style-name="T10">mirant-se</text:span><text:span text:style-name="T4"> gosset de pelui</text:span><text:span text:style-name="T10">x</text:span><text:span text:style-name="T4">—, aquesta és la ciutat del meu germà. Diga-li adéu —movent la pota del ninot.</text:span></text:p>
      <text:p text:style-name="P3"><text:soft-page-break/><text:tab/>L'Andreu no va poder evitar somriure.</text:p>
      <text:p text:style-name="P16"/>
      <text:p text:style-name="P47">6.Andreu - 15,16</text:p>
      <text:p text:style-name="P16"/>
      <text:p text:style-name="P16"><text:tab/><text:span text:style-name="T11">Feia hores que havien abandonat la seguretat de la costa. L'Andreu seguia tancat a la seva cabina. Estirat al llit, amb els ulls oberts com a taronges, buscava un punt de referència on descansar d'aquella dansa pendular. Sobre l'escriptori hi tenia un bolígraf que rodolava de dreta a esquerra amb cada balandreig del vaixell. Tot i tenir la finestra tancada, de fora, sentia el repicar del casc amb cada ona que es creuava en el seu camí. Més fort i més proper hi havia el so xocant d'una cadena que es trobava amb la grua. El vent també xiulava, entre contenidors, com una harmònica.</text:span></text:p>
      <text:p text:style-name="P53"><text:span text:style-name="T11"><text:tab/>Era una hora indeterminada de la nit. Feia estona que els passadissos i sales del vaixell havien quedat desertes i que ell donava voltes al llit. Ja s'havia acostumat a la sensació de tenir un punt de mareig durant tot el dia, però, la foscor de la nit li havia portat records que no es podia treure de sobre.</text:span></text:p>
      <text:p text:style-name="P53"><text:span text:style-name="T11"><text:tab/>Havia aconseguit que els ulls, esgotats, se li tanquessin i entrés en un estat de inconsciència perfecte. L'ajuda de la marihuana havia estat inestimable. La cosa però, no havia durat gaire i quan es va despertar estava més ansiós que mai. Havia fet un esforç per distreure's i no pensar, però quan va tornar a caure endormiscat va entrar en un somni que manifestava tot allò que el preocupava.</text:span></text:p>
      <text:p text:style-name="P53"><text:span text:style-name="T11"><text:tab/>Es trobava en una cabanya de fusta podrida. Sentia el moviment de les branques a fora i el so d'una barca sobre l'aigua que xocava contra el moll on estava lligada. Ell estava assegut al damunt de la soca d'una arbre que arrelava directament al terra. Al davant hi tenia una taula feta a base de troncs lligats </text:span><text:span text:style-name="T12">entre ells. Un plat de ceràmica hi reposava al damunt amb un crosta de pa dur i un triangle de formatge curat. Al vas hi tenia una beguda densa i fosca. El sostre es va moure i va deixar anar una pols que li va embrutar el pa d'un color grisós. Semblava que fes molt de vent, però per la finestra entrava un sol radiant.</text:span></text:p>
      <text:p text:style-name="P53"><text:span text:style-name="T12"><text:tab/>Al davant seu hi seia el pare, dins una disfressa de gos pelut amb la boca oberta, d'on en sortia la cara. No parlaven. Només menjaven pa, ple de pols, i formatge. Els ulls de la disfressa el miraven amb intensitat. Eren foscos com la beguda densa que no l'ajudava a empassar el pa dur. </text:span></text:p>
      <text:p text:style-name="P53"><text:span text:style-name="T12"><text:tab/>Va aixecar el cap i es va adonar que les parets eren plenes de trofeus de caça. No eren animals dissecats, però, sinó ninots de peluix bruts i destrossats.</text:span></text:p>
      <text:p text:style-name="P53"><text:soft-page-break/><text:span text:style-name="T12"><text:tab/>Algú va picar a la porta de la cabanya. El pare va fer mala cara, com d'animal salvatge emprenyat i de quatre grapes s'hi va acostar. No la va obrir sinó que va sortir per un forat d'animals qüasi tant gran com la pròpia porta.</text:span></text:p>
      <text:p text:style-name="P53"><text:span text:style-name="T12"><text:tab/>—No t'escapis, Flufels! —va cridar l'Andreu mentre corria cap a la porta.</text:span></text:p>
      <text:p text:style-name="P53"><text:span text:style-name="T12"><text:tab/></text:span><text:span text:style-name="T13">Al obrir la porta es va adonar que era de nit, el seu pare ja no hi era. </text:span></text:p>
      <text:p text:style-name="P16">Al obrir-la es va adonar que era de nit. Que el seu pare ja no hi era i que hi havia una espècie de gegant assegut a la cabanya de fusta. De puntetes i sense fer soroll va anar fins a la bora del bosc, per tal de veure de qui eren aquelles llargues cames. </text:p>
      <text:p text:style-name="P16">Una gota de pluja li va caure al costat. Era tant gran com ell. Aixecà el cap i s'adonà que la seva germanastre era el gegant que llagrimejava. Enfurismada, aquesta, començà a donar cops de cul contra la cabanya, destrossant la seva teulada. És culpa teva, cridava, tu l'has deixat escapar. </text:p>
      <text:p text:style-name="P16">El llac, on ja no hi havia cap barqueta ni cap moll, creixia a cada llàgrima de la Mary i, sense poder fer massa res. Primer li arribava als turmells, després als genolls, després al coll.</text:p>
      <text:p text:style-name="P16">— Mary, no ploris! — cridava, empassant aigua que ja li arribava a la boca.</text:p>
      <text:p text:style-name="P16">Però la Mary seguia plorant, no podia parar i ara el llac ja era una mar, o un oceà, i ell es trobava sol batallant per arribar a la superfície. </text:p>
      <text:p text:style-name="P16">Notà, de cop, que alguna cosa no el deixava pujar més, segurament s'havia quedat enganxat a una branca d'un arbre. Posà el cap a dins l'aigua i feu un crit d'horror, silenciós i ple de bombolles. L'Oriol, el seu amic de sempre, li tenia el peu agafat. El tirava avall: cap a les profunditats. Les forces li fallaven i no podia nadar amunt. Amb el peu lliure donava cops a la mà de l'Oriol, sense èxit, per intentar-se deslliurar.</text:p>
      <text:p text:style-name="P16">L'aire se li acabava, i sentí que estava a punt de morir ofegat. La mort més horrible, diuen, va pensar en aquell moment.</text:p>
      <text:p text:style-name="P16">— Mira qui ve — <text:s/>li digué l'Oriol, assenyalant al fons, d'on sortia una estranya llum espectral.</text:p>
      <text:p text:style-name="P16">L'Andreu despertà en aquell moment, suat i amb els ulls com a taronges. No s'estava ofegant, però el seu cos s'ho havia empassat.</text:p>
      <text:p text:style-name="P16">Va obrir la llum, va aixecar el cap i mirà per la finestra del camarot: estava dalt del vaixell, navegant a vint nusos cap al sud del mediterrani, buscant l'estret de Gibraltar, per entrar a l'oceà atlàntic. La idea no el calmà. Ell se sentia ofegat, encara, dins d'un oceà de sentiments. Sentia que li faltava l'aire. Respirava amb ànsia, cercant la superfície.</text:p>
      <text:p text:style-name="P16">— Un punt, Andreu, un punt — <text:s/>es va dir nerviós.</text:p>
      <text:p text:style-name="P16">Va recórrer la mirada a cada detall de l'habitació fins que clavà els ulls a un dels cargols <text:soft-page-break/>del sostre. La seva forma, el seu color, la seva posició. Havia aprés, ja feia temps, que el cos no era tonto i que solet ja sabia respirar. Era quan més pensava en com ho havia de fer, que més s'estressava i pitjor ho feia. El seu remei, era pensar en una altre cosa, trobar la concentració en un punt, així el cos recuperaria la respiració de manera normal. </text:p>
      <text:p text:style-name="P16">El ritme de la respiració s'anava calmant. </text:p>
      <text:p text:style-name="P16">Petites marques al voltant de la creu feien pensar que algú no ha havia estat molt destre amb el tornavís.</text:p>
      <text:p text:style-name="P16">Amb la mà esquerra, intentant no destrossar la pròpia distracció que havia creat, va obrir el calaix de l'escriptori. La mà va palpar les diferents coses que hi havia dins: papers, xiclets, varies bosses, un porro, un encenedor.</text:p>
      <text:p text:style-name="P16">S'encengué el porro, sense deixar de mirar l'element metàl·lic que subjectava una placa del sostre. Fins a la tercera calada, no notà que el ritme cardíac havia baixat: tornava a sentir la banda sonora del vaixell. S'incorporà i anà fins el lavabo esquifit. Es rentà la cara, després de veure el seu mal aspecte, i va descarregar tot el llac del somni dins la tassa de plàstic.</text:p>
      <text:p text:style-name="P16">Al tirar la cadena, notà que la mà li tremolava.</text:p>
      <text:p text:style-name="P16">Apagà la llum i es tornà a estirar, tapant-se amb el llençol blanc amb el logotip de la companyia brodat al capdamunt. A fora, només hi tenia una mà que li tremolava molt aguantant un porro que, ansiós, extingí en qüestió de minuts. Deixà el que quedava d'ell al replà de la finestra i mirà altre vegada amunt.</text:p>
      <text:p text:style-name="P16">Volia dormir, però no en aquestes condicions. No volia trobar-se amb l'Oriol, ni tampoc amb aquella llum espectral. Volia descansar. Perquè no em deixes en pau, va dir, sense saber a qui es dirigia la pregunta. Perquè no desapareixes de la meva vida, va dir, sense saber a qui volia fer desaparèixer.</text:p>
      <text:p text:style-name="P16">Va pensar en masturbar-se, per ajudar-se a descarregar la tensió, relaxar-se i adormir-se amb una sensació plaent. La idea li va marxar del cap de seguida, al pensar que la noia de la nit que no havia existit mai segurament faria una aparició estel·lar en el moment àlgid de la situació i acabaria fent un polvo imaginari amb un cadàver. <text:span text:style-name="T1">No saps si està morta.</text:span></text:p>
      <text:p text:style-name="P16"><text:span text:style-name="T1">—</text:span><text:span text:style-name="T2"> Prou! — va cridar amb una llàgrima a la galta.</text:span></text:p>
      <text:p text:style-name="P16"><text:span text:style-name="T2">No podia dormir, així. Tornaria al llac, a l'Oriol, al seu pare vestit de Flufels i a la noia de la nit que no havia existit mai. No ho podia permetre.</text:span> No, tornar al llac, no. </text:p>
      <text:p text:style-name="P16">Tornà a encendre la llum i es dirigí cap a l'armari, d'on va traure la maleta. Entre calçotets, mitjons i un borrasquer va trobar una bosseta de pols blanca, que va escampar per sobre la taula de l'escriptori. No sé que faré, es va dir, però dormir no. Amb el carnet que <text:soft-page-break/>l'identificava com a passatger del vaixell es va preparar una ralla i amb un bitllet de cinc euros se l'empassà.</text:p>
      <text:p text:style-name="P16">Ara ja no tenia son. Va entrar al lavabo, es va mirar al mirall i va somriure. Va tornar a sortir, guardant la maleta altre vegada al armari. Va tornar a entrar al lavabo, per mirar una cosa que creia que tenia entre les dents: no tenia res. Va fer el llit. Després una altre ralla. Aquell quadre estava tort? S'hi acostà i l'intentà posar recte, però estava clavat amb claus. Semblava tort igualment. Va tornar a treure la maleta de l'armari, i comença a tirar tota la roba per l'habitació, cercant una cosa que potser mai havia posat allà. En va treure una navalla: la feu servir com a tornavís per extreure els claus del quadre. Es va fer un tall al dit. Va córrer a la pica i posà el dit sota l'aixeta, tintant aquesta de vermell. Es mirà al mirall.</text:p>
      <text:p text:style-name="P16">— Hola, Oriol — es digué, espantat, al mirall.</text:p>
      <text:p text:style-name="P16">Era ell, perquè s'havia saludat com a Oriol? Li havia semblat veure l'Oriol. El ritme cardíac estava per sobre de totes les expectatives d'una vida saludable. Nerviós veia com no parava de perdre sang. Havia vist a l'Oriol? Va tornar a la maleta, on tenia algunes tirites i se'n posà una de mala manera. La segona se la va posar millor. Va tornar al mirall, on havia vist l'Oriol i l'espantà el seu propi rostre. La mandíbula li flotava com el moviment del raspall de dents dintre l'armariet. La pell estava tensa, brillant. La mà encara li tremolava. No volia veure's cada vegada que anava al lavabo. Tampoc volia veure a l'Oriol al mirall, tot i que no n'estava segur de haver-lo vist. Va provar de treure el mirall de l'armariet, però aquest estava molt ben encolat. Es donà una dutxa ràpida, amb el pantaló de pijama posat i s'assecà ràpidament amb una tovallola encara molla de la dutxa que s'havia donat al vespre. El <text:s/>mirall encara era allà. Va posar la tovallola a sobre l'armariet, cobrint part també de la pica. Es fixà en la tovallola que acabava de fer servir, tenia un rastre evident de sang: el seu dit encara rajava.</text:p>
      <text:p text:style-name="P16">— Prou! Prou! — va fer tres cops secs contra la pica, que li obriren una mica més la ferida.</text:p>
      <text:p text:style-name="P16">Es va treure els pantalons, molls, de pijama i es posà el banyador, que tenia estés, i sec, a darrera la porta. Havia sentit algú pel passadís? Va obrir la porta. Va treure el cap. Silenci. Un passadís buit. Va tancar. Va tornar a obrir. Silenci, un passadís buit. Va treure un peu i després l'altre. Hi havia algú a fora, potser, amagant-se? Va córrer, desesperat, cap a la porta d'estribord i la obrí. Un cop de foscor li cremà els ulls. </text:p>
      <text:p text:style-name="P16">Uns minuts després, on miraculosament va tenir paciència, la vista se li va acostumar a aquella penombra i les pupil·les se li van dilatar: estava al balcó de la zona d'esbarjo, on al vespre havia vist allunyar-se la seva ciutat amb la Mary.</text:p>
      <text:p text:style-name="P16"><text:soft-page-break/>L'aire fresc, el repicà de les ones, la pilota dansant dins la petita piscina. Tot això l'estava relaxant. S'agafà a la barana i mirà vaixell avall: el llac de llàgrimes era sota seu. L'estava creuant. Si es llençava aniria amb l'Oriol, potser fins i tot el perdonaria, potser fins i tot la noia de la nit que no havia existit mai el perdonaria. Prou, va pensar.</text:p>
      <text:p text:style-name="P16">Un reflex entre les ones li va fer saltar l'alarma. Però ja no hi era. Un altre reflex. Va girar el cap, buscant per la façana del vaixell alguna llum que pogués estar produint aquella lluor fantasmagòrica que apareixia i desapareixia. No la trobà. Ell no creia en esperits, i altres espècimens estranys, però en aquell moment sentia por. I si era la forma incorpòria de la noia de la nit que mai no havia existit?</text:p>
      <text:p text:style-name="P16">— Prou! Prou! — va cridar i es posà a donar cops de puny contra la paret que tenia més a prop. Tant fort com podia, potser així podia cansar el seu esperit, el seu inconscient.</text:p>
      <text:p text:style-name="P16">La paret blanca es va començar a tacar de petites marques de sang, d'un tall en un dit, primer, i d'uns artells ensangonats després.</text:p>
      <text:p text:style-name="P16">— Ça va? — una veu greu que sortia del pis de sobre.</text:p>
      <text:p text:style-name="P16">L'Andreu parà. Tenia la cara plena de llàgrimes, les mans vermelles i respirava com un formula u.</text:p>
      <text:p text:style-name="P16">De dalt, va baixar l'armari negre que havia interromput el sopar. Portava només uns pantalons de pijama i l'aspecte del boxejador que mai ha perdut un combat. A la llum de la lluna, la foscor del seu cos atlètic reflexava com un mirall.</text:p>
      <text:p text:style-name="P16">— Què t'ha passé, mon ami ? — va dir al veure un Andreu posseït per algun dimoni nerviós.</text:p>
      <text:p text:style-name="P16">No sabia què fer. El cor li estava a punt de sortir pel pit i la respiració anava en augment, no plorava perquè no li quedaven llàgrimes a dins. Els genolls li tremolaven. El fil de cel amunt que suportava aquella titella mal trenada estava cansat i d'un moment a altre el deixaria anar.</text:p>
      <text:p text:style-name="P16">— Je suis Jerome, tu tranquil. — va dir, desapareixent cap a la zona d'esbarjo.</text:p>
      <text:p text:style-name="P16">Va tornar amb una de les cadires de platja, que li posà just al seu darrera. L'ajudà a asseure's i li portà una bossa de plàstic que li donà. Llavors, li digué, que tranquil·lament, anés respirant dins la bossa, que allò pels atacs de pànic anava molt bé.</text:p>
      <text:p text:style-name="P16">Poc a poc, les pulsacions de l'Andreu van anar baixant.</text:p>
      <text:p text:style-name="P16">Amunt es fixà en un punt. Un punt lluminós i ple de cràters que dominava el cel fosc, però ple d'estrelles, del mig del mar.</text:p>
      <text:p text:style-name="P16">— Jo em dic Andreu.</text:p>
      <text:p text:style-name="P16">En Jerome va somriure.</text:p>
      <text:p text:style-name="P16">— No sé què faig en aquest vaixell — li va dir, sorprés de la sinceritat que li sortia ara de <text:soft-page-break/>cop —. No puc dormir.</text:p>
      <text:p text:style-name="P16">En Jerome l'escoltà, però no digué res més. Potser perquè no l'entenia, potser perquè no calia dir res més. Li mirà les mans i va fer cara de oh mon dieu. Amb una tovallola molla li netejà els artells ensangonats. Després li posà unes venes, tapant-li amb esparadrap. </text:p>
      <text:p text:style-name="P16">Potser havia estat la companyia d'aquella home llunyà que no comprenia el seu idioma. Potser havia estat el descobriment d'un punt etern on es podia fixar al cel. El fet era que ara, després d'una estona de bronzejar-se a la llum de la lluna, ja no estava nerviós i ja no pensava en res. Sentia el mar, i aquest el calmava. </text:p>
      <text:p text:style-name="P16"/>
      <text:p text:style-name="P17">***</text:p>
      <text:p text:style-name="P16"/>
      <text:p text:style-name="P16">La claror de les primeres llums del dia el van despertar. Era assegut a la cadira de platja, encara, tapat amb una manta que no recordava haver anat a buscar. Es tragué les lleganyes, adonant-se'n dels envenatges, trets d'hospital, que portava a les mans. El so del vaixell obrint-se pas entre les ones el va fer deixar anar un petit somriure: finalment havia pogut descansar una estona.</text:p>
      <text:p text:style-name="P16">La seva habitació estava feta un desastre: el terra era cobert de peces de roba, hi havia cocaïna per sobre l'escriptori, la moqueta de l'entrada era humida, al sofà hi havia taques de sang, al terra del lavabo hi sobraven dos dits d'aigua.</text:p>
      <text:p text:style-name="P16">Tancà la porta i es tirà sobre el llit. Va fer un parell de calades de la burilla que tenia al replà de la finestra, després, es posà a entaforar-ho tot en els diferents calaixos de l'armari.</text:p>
      <text:p text:style-name="P16">Va trobar una fregona en un armariet de manteniment del passadís i aconseguí, després de molt d'esforç, deixar el terra del lavabo sec. A la moqueta de l'entrada hi va tirar les dues tovalloles, amb l'esperança que elles farien la seva feina.</text:p>
      <text:p text:style-name="P16">Amb tot net, va decidir remenar entre els papers orientatius en la vida a alta mar que hi havia dins l'escriptori, buscant una senyal de no cal netejar l'habitació, però no la trobà. Si es trobava en Rodel, li diria que ni de broma fes la seva feina, ja pensaria alguna excusa. No tenia ganes que ningú entrés en remenar les seves coses. </text:p>
      <text:p text:style-name="P16">No sabia quina hora era, però era hora d'esmorzar segur. Havia sentit passes porta enfora, o sigui que la vida al vaixell havia començat.</text:p>
      <text:p text:style-name="P16">Baixant amb l'ascensor es trobà un parell de personatges trets directament d'alguna superproducció de bollywood, també un home panxut, que no el va ni saludar. Entre ells es donaven les mans, com si no haguessin sopat junts i no dormissin en habitacions contigües.</text:p>
      <text:p text:style-name="P16"><text:soft-page-break/>Quan va arribar a la cantina la Mary estava esmorzant sola, mentre el pare, al passadís, parlava per telèfon per satèl·lit. </text:p>
      <text:p text:style-name="P16">S'assegué al seu lloc i es preparà un parell de torrades. No se n'adonà que hauria de donar una explicació per les seves mans, fins que era assegut, untant la torrada amb mantega i tenia els ulls atònits de la Mary clavats als seus punys.</text:p>
      <text:p text:style-name="P16">— T'has fet mal ? — va preguntar, molt alt i expressiva.</text:p>
      <text:p text:style-name="P16">— Res — improvisant — em vaig donar una cop.</text:p>
      <text:p text:style-name="P16">Se'l mirà amb desconfiança.</text:p>
      <text:p text:style-name="P16">— He perdut en Flufels — va dir ella, trista —. No en Flufels, el seu germà.</text:p>
      <text:p text:style-name="P16">Un home fort, xinés, vestit amb robes ancestrals, va entrar a la sala principal del seu cap i feu sonar el gong. El tros de torrada el va fer tossir. Es va ajudar d'un glop de suc de taronja artificial per tirar avall el que estava provant d'empassar. De cop, ja no tenia gana. L'estomac havia dit prou. Prou! Com ahir. Prou! Allà davant tenia la nena, amb la llàgrima a punt de sortir disparada, a punt d'ofegar-lo en un mar com el que creuaven.</text:p>
      <text:p text:style-name="P16">S'aixecà, pres del pànic i sortí passadís enllà.</text:p>
      <text:p text:style-name="P16">— On vas? — digué la petita — Que encara et queda, torrada! Pare, l'Andreu no s'acaba l'esmorzar.</text:p>
      <text:p text:style-name="P16">Xocà, al passadís, amb el seu pare, que deixà caure, sense voler, el telèfon per satèl·lit que tenia a les mans. Aquest va córrer a recollir-lo i s'assegurà, entre no no nos, que no s'hagués trencat.</text:p>
      <text:p text:style-name="P16">— No t'havia vist, Andreu, perdona.</text:p>
      <text:p text:style-name="P16">El seu pare estava absort en altres temes més importants. Li digué adéu. Llavors la petita va sortir del menjador a preguntar perquè l'Andreu no esmorzava.</text:p>
      <text:p text:style-name="P16">— No tens gana, Andreu? — va dir el pare, lluny, a l'altre banda del passadís.</text:p>
      <text:p text:style-name="P16">— No em trobo massa bé. Si veus al noi que fa les habitacions diga-li que no em molesti, em vaig a tombar.</text:p>
      <text:p text:style-name="P16">— Estàs marejat ? — va preguntar la Mary — Jo estava marejada abans, però ara ja estic millor. El papa té unes pastilles.</text:p>
      <text:p text:style-name="P16">— Si — va continuar el pare —, si vols tinc pastilles pel mareig, si és això.</text:p>
      <text:p text:style-name="P18">Però l'Andreu ja s'havia colat a l'ascensor. Volia anar lluny d'aquell parell: la noia que l'ofegaria i el pare que fugiria al bosc quan truquessin a la porta. Va apretar el botó de la coberta E, la seva, on, com a casa, pensava convertir l'habitació en un santuari prohibit.</text:p>
      <text:h text:style-name="P48" text:outline-level="2">8.Andreu – 22,23,24</text:h>
      <text:p text:style-name="P23">Li donava la sensació que li començaven a sortir arrels, com si d'una planta es tractés, que l'annexionaven a la superfície plana del llit, lloc i posició en el qual havia viscut la <text:soft-page-break/>major part de les últimes hores. Tenia la mirada perduda dins el món creat a la pantalla retroil·luminada de l'ordinador. Només l'acompanyava la llum tènue que es filtrava entre els plecs de la cortineta, a sobre el seu cap, arrepenjat al matalàs. El llençol, suat, es precipitava cap a la moqueta, tapant-li els peus fins a l'alçada dels genolls mentre s'abraçava a la part més freda del coixí. </text:p>
      <text:p text:style-name="P23">A la pantalla del seu portàtil en Tom Hanks i dos astronautes més suaven asseguts a la cabina del mòdul de comandament d'una de les naus de la missió Apol·lo. Estaven mal afaitats i cansats. Amb cares de preocupació es precipitaven, sense control aparent, cap a l'òrbita terrestre. Serviria l'invent que havien improvisat per tal d'arribar sencers a casa?</text:p>
      <text:p text:style-name="P23">A la tauleta de l'escriptori hi tenia escampades una desena de bosses de plàstic. Herba. Pastilles de colors. Líquids variats. Bolets assecats. Tot barrejat entre samarretes, mitjons i les instruccions d'interpretació de les diferents alarmes del vaixell. No hi havia espai per a res més.</text:p>
      <text:p text:style-name="P23">Del seu llavi, adormit, en queia una gota de saliva. Quan aquesta es va desenganxar va caure sobre la plata metàl·lica on hi tenia les restes del sopar, fent cloc i despertant-lo de l'emboirament en que es trobava. </text:p>
      <text:p text:style-name="P23">L'Andreu va parpellejar de manera lenta, com si hagués de tornar a aprendre com es feia. Després, es va fregar els ulls i va aixecar el cap. Darrera la cortina la lluna queia sobre el mar, deixant-se reflectir en el relleu dels contenidors afermats a la part més baixa de la pila. També podia veure un joc de banderes petites que el vent feia moure a plaer. </text:p>
      <text:p text:style-name="P23">Va obrir la petita finestra de la cabina i va acostar-hi la cara. Els ulls clucs. Una flaire de benestar volava lliure. Li acaronava el rostre i li feia volar els cabells. La pell se li va eriçar. Un somriure tímid. A poc a poc, la mirada se li va anar aclarint i es va fixar en el primer màstil de l'embarcació, que baixava i pujava suaument amb el moviment trencadís del vaixell sobre l'oceà. Per primera vegada en molt de temps el cap no bullia en mil idees contradictòries sinó que navegava per aigües tranquil·les. </text:p>
      <text:p text:style-name="P23">A la plata, que esperava al peu del llit, hi quedava un crostó de pa. El va recollir i el va fer desaparéixer entre engrunes esmicolades sobre la moqueta. A sobre el llençol hi havia el bol de sopa escurat. La cullera havia caigut entre el llit i la paret i no hi havia manera de recuperar-la sense desmuntar els calaixos de la part inferior, cosa que li feia molta mandra. Va apilar els diferents plats i coberts sobre el moble de fusta de l'entrada. Hi va col·locar també la plata. Ho deixaria a fora, després, perquè en Rodel ho passés a recollir més tard. Se les havia enginyat de tal manera que portava més de vint hores sense sortir <text:soft-page-break/>de l'habitació. Havia jugat a fer-se el malalt; el marejat.</text:p>
      <text:p text:style-name="P23">—<text:span text:style-name="T1">Let it go! Let it gooo! I'm one with the wind and sky!</text:span> —Havia oblidat del tot que la seva germana portava estona cantant al passadís.</text:p>
      <text:p text:style-name="P23">A primera hora l'havia vingut a veure amb el pare. Havien picat dues vegades a la porta. La primera, l'Andreu, tapat a dins el llit, havia preferit no dir res. A la segona, va aixecar el cap. <text:s/>No es trobava bé, necessitava que el deixessin descansar una estona. </text:p>
      <text:p text:style-name="P23">La germana havia renegat, exclamant que s'avorria. Tenia ganes de fer alguna cosa amb ell. Li proposava jugar al joc de l'oca, a pilota, o estar calladeta al seu costat mentre miraven una pel·lícula. L'Andreu havia estat molt esquerp deixant clar que no volia companyia. La Mary, disgustada, havia arrencat a plorar i picava més i més fort contra la porta. Només la veu del pare havia aconseguit que aquesta es calmés. A ell el seu pare mai l'havia calmat. Mai havia estat allà per fer-ho.</text:p>
      <text:p text:style-name="P23">—Si d'aquí a una estona et trobes millor tornaré —havia amenaçat deixant-se arrossegar cap a la coberta a fer quaderns d'estiu.</text:p>
      <text:p text:style-name="P23">Varis estupefaents ingerits després la seva germana tornava a estar allà. Xiulant i cantant una cançó de la qual només se sabia la tornada que repetia una i altre vegada. Havia decidit muntar guàrdia sota la seva porta. </text:p>
      <text:p text:style-name="P23">L'Andreu va arrufar el nas. Tenia moltes ganes de sortir i rebre aquell aire alliberador però no pensava fer-ho si això implicava creuar-se amb el seu pare o la seva germana. Havia d'esperar una estona encara. Al rellotge de l'ordinador marcaven les nou del vespre. Abatut, va asseure's a la cadira. Es va mirar les mans i després va resseguir l'habitació en la penombra fins arribar a la finestra que descobria la cortina. Podia veure la lluna, abraçada per un núvol esponjós. </text:p>
      <text:p text:style-name="P23">Una orquestra harmonitzava el moment. La pel·lícula ja havia acabat. Corrien cap amunt tots els noms del personal que havia participat a la producció. Amb el dit índex va apretar el botó blau convertint la pantalla en un mirall negre. Es va palpar la cara, comprovant que allò que estava veient era ell. Unes bosses fosques li empetitien els ulls. Una ombra mal endreçada li embrutava la barba. Crostes que es desprenien li havien assecat el llavi superior. Va posar el dit a cada element que l'allunyava del que ell creia que era. </text:p>
      <text:p text:style-name="P23">—Què fas aquí, Mary ? —va dir el seu pare al passadís.</text:p>
      <text:p text:style-name="P23">—Espero. Potser l'Andreu ja es troba millor.</text:p>
      <text:p text:style-name="P23">Una esgarrifança va resseguir-li l'espina dorsal. Altra vegada es veuria forçat a donar més <text:soft-page-break/>excuses a la seva família. Estava marejat, es trobava malament. D'un cop sec va plegar la pantalla que l'estava auto-retratant.</text:p>
      <text:p text:style-name="P23">—Andreu? —La veu del pare estava marcada per la preocupació.</text:p>
      <text:p text:style-name="P23">—Si? —va dir, amb cautela.</text:p>
      <text:p text:style-name="P23">—Et trobes millor? Vols que et porti alguna cosa?</text:p>
      <text:p text:style-name="P23">Volia que marxés a dormir. </text:p>
      <text:p text:style-name="P23">—No.</text:p>
      <text:p text:style-name="P23">—No et trobes millor?</text:p>
      <text:p text:style-name="P23">Va esperar uns segons. Què li havia preguntat?</text:p>
      <text:p text:style-name="P23">—No... estic dormint.</text:p>
      <text:p text:style-name="P23">La mandíbula se li havia tensat, també les espatlles. Les mans li tremolaven. No sabia on reposar la mirada, que, imparable, anava d'un punt a altre del terra de l'habitació. Desitjava que ningú el molestés mai més, que anessin a dormir d'una vegada.</text:p>
      <text:p text:style-name="P23">—Molt bé, et deixem descansar —va afegir, dubtós—, si necessites alguna cosa ja saps on som. Demà a veure si et trobes millor.</text:p>
      <text:p text:style-name="P23">—Papa, perquè fa pudor l'habitació de l'Andreu?</text:p>
      <text:p text:style-name="P23">Cadascun dels pèls del seu cos es van posar de punta. El cendrer, reposant dins el marc de la finestra, estava ple fins dalt de burilles. Alguna encara treia un fil prim i espés, com si es tractés d'una vareta d'incens. Es va aixecar, va obrir la finestra i sense pensar-hi massa va abocar les restes de tot el que s'havia fumat des del matí. Que s'ho emporti el vent.</text:p>
      <text:p text:style-name="P23">—Va, Mary, anem cap a l'habitació.</text:p>
      <text:p text:style-name="P23">Va escoltar, enganxat a la porta, com el seu pare estirava del braç de la petita i la feia aixecar. Després, remugant, se l'havia endut escales avall cap a la seva cabina, on li havia promés que li llegiria un tros del seu conte preferit.</text:p>
      <text:p text:style-name="P23">L'Andreu tornava a respirar tranquil. Al mirall del lavabo podia veure de forma més clara en què s'estava convertint. Es va fregar les mans amb aigua i sabó i després se les va passar per la cara, netejant, per sobre, el seu estat. Les bosses dels ulls l'inquietaven. Quantes hores portava sense dormir? Quants dies feia que s'havia tancat a l'habitació? Quin i quan era l'últim estupefaent que s'havia pres?</text:p>
      <text:p text:style-name="P23">Es va posar l'anorak vermell que tenia penjat al penjador de l'entrada. A la butxaca dreta <text:soft-page-break/>hi tenia una pedreta de costo, l'encenedor i el paper. A l'esquerra varis embolcalls oberts de xocolatines, que va tirar a la paperera. Abans de sortir a l'exterior del seu santuari va parar l'orella a la porta per assegurar-se que no es toparia amb ningú al passadís.</text:p>
      <text:p text:style-name="P23">El vaixell va fer un balanceig ferotge de bavor a estribord. L'Andreu va estirar un braç endavant i l'altre endarrere, clavant-se entre les dues parets, evitant així no caure desequilibrat. Després, va obrir, confiat, la porta i va guaitar a banda i banda. Al passadís no hi quedava cap rastre de vida humana. A vegades hi veia sabates, al peu de la porta de la sala d'estar, senyal que hi havia mariners a dins mirant alguna pel·lícula, o jugant a cartes, però aquest no era el cas. </text:p>
      <text:p text:style-name="P23">Va baixar les escales dels quatre pisos que el separaven de la coberta A agafat durant tot el descens de la barana. La violència de l'oceà estava augmentant. Cada vegada eren més lluny de la costa. </text:p>
      <text:p text:style-name="P23">A baix, no hi havia ningú tampoc. Va recordar aquell passadís el dia que havia arribat. Havia estat la primera part interior del vaixell que havia vist. Plena de mariners entrant i sortint del despatx d'administració, preguntant coses a un i altre, tothom amb papers per revisar a les mans. En aquell moment, la porta del despatx també era tancada. Tothom estava descansant.</text:p>
      <text:p text:style-name="P23">Es va acostar, amb una mà a la butxaca i l'altre al passamà, cap a la porta del gran cartell amb lletres de color vermell. «Sempre mantenir aquesta porta tancada mentre el vaixell sigui a port» va llegir. Amb ganes de respirar, va empènyer amb força, sortint a un exterior dur, on les ones petaven contra les muralles de ferro del gegant mercant. </text:p>
      <text:p text:style-name="P23">Es trobava a la coberta exterior d'abandonament. Des de la porta tenia uns quatre metres de terrassa fins arribar a la barana d'on les ones el saludaven. A l'esquerra una escala pujava amunt, cap al resta de les cobertes i a la dreta una altra, però encastada a la paret, conduïa al bot salvavides principal. Al fer una passa es fixà en com el passadís exterior es perdia cap a proa: metres i metres de balcó directe al mar.</text:p>
      <text:p text:style-name="P23">Una nova ventada va apretar de valent. L'Andreu, desequilibrat, es va agafar al bidó amb un logotip de barqueta inflable que tenia al costat. Li arribaven gotes d'aigua a la cara. El vent fred li tallava la pell. Somreia. Volia respirar fons però no podia: tenia masses problemes per mantenir l'equilibre. Va avançar, amb una mà al cap, aguantant-se la caputxa, i l'altre al davant, disposat a grapar-se a la barana. Al arribar al marge, ben agafat, va mirar avall, cap a l'estela d'espuma que anaven aixecant a mida que trepitjaven. No havia vist mai un espectacle igual.</text:p>
      <text:p text:style-name="P23"><text:soft-page-break/>—En vols una ? —va fer una veu afrancesada que venia de darrera seu.</text:p>
      <text:p text:style-name="P23">Es va girar, tapant-se la cara per poder veure alguna cosa entre tant de vent. A dos pams hi havia una llauna de cervesa. L'aguantava una mà embolicada en una anorac de color blau marí. No podia veure qui era de manera clara, però, sense dubtar-ho massa, la va agafar. D'esquenes a la persona va arrencar-ne la tapa. Va fer un glop i amb molt de compte es va girar sense deixar, en cap moment, d'aguantar-se a la barana.</text:p>
      <text:p text:style-name="P23">De la figura que tenia al davant, estàtica, hi destacaven unes ulleres rodones de conxa, que ja havia vist abans. Era l'Olivier, el mariner que el primer dia l'havia convidat a pujar al vaixell. Un noi de la seva edat, que en primer moment havia confós amb un altre passatger. De seguida havia descobert, però, que no era així, que es tractava d'un dels mariners més joves de la tripulació. Un mariner que, per molta inexperiència que podia aparentar, en les condicions que estaven, no es movia ni un pèl. Estava plantat a terra, amb les cames fermes i sense fer equilibris. A ell, les ones el mullaven i el vaixell el feia ballar com una baldufa.</text:p>
      <text:p text:style-name="P23">El jove mariner el mirava amb un somriure a la boca. Se li va escapar una rialla.</text:p>
      <text:p text:style-name="P23">—Què t'has pres? —va dir, simpàtic— Jo en també vull!</text:p>
      <text:p text:style-name="P23">L'Andreu no entenia res del que estava passant. El mar es movia molt, s'agafava amb tot el braç a la barana i no podia ni aixecar el cap al noi que parlava amb ell. En un moviment desafortunat la llauna li va caure al mar.</text:p>
      <text:p text:style-name="P23">—Com et deies? —va preguntar l'Olivier, ignorant l'acte maldestre de l'Andreu.</text:p>
      <text:p text:style-name="P23">Tenia ganes de dir em dic Andreu. Però no podia, totes les forces les estava utilitzant per no caure avall. Li costava vocalitzar. Va obrir la boca però la va tornar a tancar. S'havia oblidat del que el mariner li acabava de preguntar. Pel cap li va passar la idea que s'havia pres alguna cosa feia poca estona, no recordava què.</text:p>
      <text:p text:style-name="P23">—En serio, noi, jo també vull el que t'has pres. No en tens més?</text:p>
      <text:p text:style-name="P23">Se sentia acorralat. Dissimulant i sense contestar, va girar-se d'esquena a l'Olivier altre vegada. Va caminar, arrepenjat a la barana, cap a la proa del vaixell. La mar era molt violenta, sentia que en qualsevol moment cauria al mar. A pocs metres veia una cantonada de la torre on estaria amagat del mariner. Es va desenganxar de la barana i a quatre potes s'assegué com un indi darrera la paret, on l'Olivier ja no el podia veure. Es movia tot tant? <text:s/>Mirava enfora i només podia veure ones que semblaven que acabarien engolint el vaixell fins al fons del mar.</text:p>
      <text:p text:style-name="P23"><text:soft-page-break/>La figura tranquil·la de l'Olivier, amb la llauna a la mà, va saludar des de la barana. Després es va acostar a ell, examinant-lo. L'Andreu tremolava. S'abraçava a ell mateix, del fred que tenia. La por li llençava idees esbojarrades al cap. Ningú havia de saber res d'ell i les seves drogues. Ni aquell noi ni ningú. Va pensar en que potser es podia aixecar i córrer cap a ell, tirant-lo al mar. Va apretar els punys cap al terra. Respirava fort. Sentia culpa d'haver pensat en una bogeria així, al mateix temps que se li acudia una altre idea, en la qual estirava una corda i un dels bots salvavides precipitava l'Olivier a l'oblit.</text:p>
      <text:p text:style-name="P23">—Dona'm una pastilleta, va.</text:p>
      <text:p text:style-name="P23">Abans no pogués reaccionar la mà de l'Olivier li estava regirant les butxaques de l'anorac. Ell es resistia però tot era inútil. Arribava tard i no tenia força.</text:p>
      <text:p text:style-name="P23">—Només tens això? —va preguntar ensenyant-li la pedreta de costo—. No tens bolets o pastilles? Això és el que t'has fumat?</text:p>
      <text:p text:style-name="P23">L'Andreu el mirava blanc. Què passaria ara? Li diria al capità? Aniria al calabós? </text:p>
      <text:p text:style-name="P23">L'Olivier, sense esperar cap resposta, es va asseure al seu costat. La pedra agafada entre el dit índex i el polze. L'altre mà a l'encenedor, omplint el palmell de costo desfet.</text:p>
      <text:p text:style-name="P23">—Ets estudiant?</text:p>
      <text:p text:style-name="P23">Va fer que no amb el cap, absort per la flama.</text:p>
      <text:p text:style-name="P23">—Treballes, així?</text:p>
      <text:p text:style-name="P23">Va tornar a negar amb el cap.</text:p>
      <text:p text:style-name="P23">—Quina sort. Jo vaig acabar l'any passat d'estudiar. Ara toca fer les pràctiques al vaixell. Dos mesos seguits rodejats de tios. Només porto tres setmanes i ja trobo a faltar massa els dissabtes per la nit, la festa, i sobretot, les noies. Ai, si. Les noies.</text:p>
      <text:p text:style-name="P23">Les festes havien quedat a Barcelona. No tenia ganes de cap festa més. La última festa, la del seu aniversari, l'havia portat fins aquí. El seu cap bullia amb idees. Algunes contradictòries. Algunes molt clares. Les sirenes d'un cotxe de la policia s'aproximaven des de lluny. També les d'una ambulància. També les d'un cotxe de la funerària i una processó de mils de persones, amb cartells de justícia a les mans. I el volien a ell. El mal amic, el mal ciutadà, la mala persona.</text:p>
      <text:p text:style-name="P23">—Per cert, què hi fas tu aquí? </text:p>
      <text:p text:style-name="P24">***</text:p>
      <text:p text:style-name="P23">L'Andreu, panxa enlaire, contemplava com les estrelles orbitaven al damunt del seu cap. <text:soft-page-break/>Al seu voltant, al terra verd fosc de la coberta d'abandonament, el rodejaven una desena de llaunes aixafades. Portava estona sol. </text:p>
      <text:p text:style-name="P23">No recordava quan l'Olivier li havia dit que marxava a dormir, que treballava ben d'hora, i li havia regalat l'última cervesa. Segur que feia una estona.</text:p>
      <text:p text:style-name="P23">Tenia mal de panxa, ganes de vomitar, d'orinar. Tot allò li feia mandra, però. Preferia seguir allà estirat, contemplant la finestra a un altre món. <text:s/>Va aixecar la mà, resseguint una línia imaginaria entre els diferents punts brillants. Tots els moviments semblaven tenir sentit: les constel·lacions de l'Andreu. Quina hora era?</text:p>
      <text:p text:style-name="P23">Una llum, fora dels espirals que formaven les estrelles a la seva ment, li havia cridat l'atenció. Es tractava d'un punt vermell que parpellejava ben amunt. Va apretar la mirada, buscant la manera de discernir si es tractava d'un avió o bé d'una creació química de les seves neurones descontrolades. Va tancar i obrir els ulls varies vegades. La llum, al final, va desaparèixer.</text:p>
      <text:p text:style-name="P23">Sorprés, es va fregar amb els monyons. Et faràs mal, tant de tocar-te els ulls, li deia la seva mare. La recordava seriosa, preocupada. Potser en aquell instant, estaria més tranquil·la que mai. Potser fins i tot avorrida. Va imaginar-se la seva habitació, el carrer de davant de casa seva, el parc. Barcelona. Hauria d'haver anat a veure l'Oriol abans de marxar. Segurament l'hagués perdonat. Perquè estava pensant en tota aquella gent que era tant lluny?</text:p>
      <text:p text:style-name="P23">Va baixar el braç i el va arrepenjar sobre el pit. Reconeixia l'Ossa Major. També el Cinturó d'Orió. Entre les dos hi havia una petita estrella que brillava menys que les altres. S'hi va fixar. Era una estrella la qual no formava part de cap constel·lació coneguda. Sola. Com ell. Al mig d'un oceà. </text:p>
      <text:p text:style-name="P23">Què hi feia allà?</text:p>
      <text:p text:style-name="P23">Va incorporar-se fent una ganyota. Tenia el braç adormit. El mar semblava que s'havia calmat per fi, al menys la superfície. L'Olivier li havia dit que portaven quatre dies navegant. Això el situava a una setmana de l'incident. De la mirada d'aquella jove al retrovisor del seu cotxe.</text:p>
      <text:p text:style-name="P23">Tothom l'havia avisat del gran canvi que representaria a la seva vida fer vint anys. No havia notat res, més aviat el contrari: feia una setmana, ell i la seva colla s'havien comportat com a veritables nens petits. Havien sopat al bar d'en Rafel, després, molt torrats, havien anat cap a la discoteca. La nit anava d'allò més bé, l'Andreu havia estat xerrant amb un parell de noies que semblaven interessades i per quarta vegada s'havia <text:soft-page-break/>tancat al lavabo a esnifar cocaïna. Tenia la confiança pels núvols.</text:p>
      <text:p text:style-name="P23">Quan va sortir tot va començar a anar malament. El seu cosí l'estava cridant molt preocupat. Li deia coses que ell no entenia mentre li sacsejava el tors. La gent s'apartava del seu voltant amb cares llargues alguns i d'altres rient com hienes col·locades. No veia on posava el peu, entre foscor i llums de neó. Quatre encarregats de seguretat van desequilibrar l'ordre de la jungla mal establert, fent-ne caure a més d'un pel camí, per obrir una petita clariana on es feia evident el centre d'atenció del problema: a terra hi havia el seu company d'expedició, l'Oriol, traient espuma per la boca. A la seva mà, queia una bosseta plena de cocaïna.</text:p>
      <text:p text:style-name="P23">Havia fet mala cara al seu cosí segon. Havia sentit arcades. Apartant-se entre la gent a base de cops havia arribat a la porta. A fora va vomitar entre dos cotxes. Després, es va omplir el pulmons, com si portés estona sense respirar. Poc a poc va anar recuperar la serenor. També el color a la seva pell, però era un color blau i vermell que anava i venia. Sorprès, va aixecar el cap. Acabava d'arribar una ambulància, darrera seu van aparèixer dos cotxes dels Mossos d'Esquadra.</text:p>
      <text:p text:style-name="P23">Espantat, va córrer carrer enllà. Al arribar, havien donat algunes voltes abans no havien trobat aparcament: no podia ser gaire lluny de la discoteca. Després d'un parell de voltes va trobar l'Opel Corsa de color gris metal·litzat de la seva mare darrera un contenidor de vidre. Va posar la clau, rascant en l'intent el pany, i s'hi va entaforar.</text:p>
      <text:p text:style-name="P26">Quatre maniobres, seguides d'un retrovisor per terra, algunes rascades i va aconseguir plantar-se de manera horitzontal al mig del carrer. Endavant, endarrere. Poca llum. Endavant, endarrere. Se li va calar. Una. Dos. Tres vegades. Va crida d'impotència. Quatre. Cinc. Endavant. Endarrere. Es trobava alineat al seu carril. Però... cap allà no s'anava a casa seva. Va treure el cap per la finestra i va mirar d'orientar-se. Marxa enrere. Quinze, vint, trenta, cinquanta metres. Va parar. Va tornar a treure el cap per la finestra. Marxa enrere. Seixanta, setanta, cent..</text:p>
      <text:p text:style-name="P16">Un impacte al seu darrera el va fer frenar en sec.</text:p>
      <text:p text:style-name="P16">A terra una noia s'intentava aixecar. La cara, il·luminada per la blancor de la llum de la marxa endarrere, estava xopa d'alguna cosa fosca. </text:p>
      <text:p text:style-name="P16">Des d'aquell moment no s'havia pogut treure aquella imatge del cap.</text:p>
      <text:p text:style-name="P16">Arrepenjat a la paret de la torre del Batten Bay tornava a tremolar. Els punys apretats ja havien despertat el braç. Del llagrimal li queia una gota. No volia pensar més en aquella història. Es va portar les mans a la cara, per tal de tapar-se el plor. Recordava aquella mil·lèsima de segon on li havia vist els ulls, just abans de no ser prou ràpid com per pitjar <text:soft-page-break/>el fre. Un ulls bonics, marrons, espantats. Una mirada que preguntava, i perquè a mi, instants abans de ser atropellada.</text:p>
      <text:p text:style-name="P16">Cansat de plorar va recolzar el cap a la paret. Aquell incident el perseguiria per sempre més. L'havia matat? Va tancar els ulls. Sec, va intentar treure alguna gota més, però ja no podia.</text:p>
      <text:p text:style-name="P16">Es va aixecar, utilitzant la paret de crossa. Portava tanta estona al terra que li costava mantenir l'equilibri. Va estirar la punta del peu dret, per despertar-lo. Després es va acostar a la barana, de tort, fent passos lents. Es va aferrar a ella, contemplant el mar de llàgrimes que estaven travessant. Les ones reflectien la llum de la lluna en forma de petits mirallets que es movien fent-li senyals. Com en el seu somni l'Oriol era allà sota, també ella.</text:p>
      <text:p text:style-name="P16">Es va enfilar a la primera barra de la barana. Els genolls li quedaven per sobre del passamà i un petit cop de vent el podia precipitar per la borda. Estava encaparrat en anar amunt, desafiant les condicions de la mar i el seu pèssim estat d'equilibri. Com en el seu somni. Encara no veia la llum, ni l'Oriol, ni la noia. La veuria si nedava avall, fins on ja no pogués tornar a pujar. Va posar el peu esquerra a la segona barra, després el seu peu dret va creuar el passamà.</text:p>
      <text:p text:style-name="P16">Un tro, com no n'havia sentit cap mai d'igual, el va fer parar la seva escalada. Tenia un peu a cada banda. Va aixecar el cap. El cel de feia cinc minut havia desaparegut. Tonalitats ataronjades havien convertit una nit d'estrelles en una tempesta inesperada. Núvols molsuts havien aparegut en totes direccions. Formes de caps de gat, de serps gruixudes, de braços, mans i cames. Éssers inflats en cotó fluix de color negre. A darrera, una llum, forcejava per obrir-se pas.</text:p>
      <text:p text:style-name="P16">Sense més avisos, el cel va esclatar i una immensa bola de foc va trencar la barrera ben amunt. Es precipitava directe cap a ell, assegut a dalt de tot de la barana. Cridava de terror, mentre aixecava el braç com a escut protector de la cara. La mà li va relliscar, desequilibrant-se de manera que el tors li va caure sobre el passamà. Es va arrapar amb totes les seves forces.</text:p>
      <text:p text:style-name="P16">En qualsevol moment aquella bola de foc que rugia com un lleó enfurismat acabaria amb la seva existència. Tancava els ulls, apretant fort, per no veure ni viure el seu últim alè. Les mans, resseques, se li estaven tallant de lo fort que s'aferrava al metall rovellat de la barana.</text:p>
      <text:p text:style-name="P16">L'univers va callar. Dubtava, en aquelles circumstàncies dantesques, si ja havia estat engolit per l'oceà i es trobava a les portes de l'Hades. Potser havia mort ofegat, i en breu seria jutjat pels seus crims. El pànic es va apoderar d'ell. Tenia ganes de cridar, però tota <text:soft-page-break/>l'energia la tenia posada en no caure per la borda. Tremolava. Va obrir l'ull esquerra.</text:p>
      <text:p text:style-name="P16">L'aigua impactava contra la seva cara de manera pendular. Amunt ja no hi havia aquella arma infernal, però si que xiulaven petits projectils de foc i metall, que, com xinxetes anaven recobrint la coberta, xopa, del Batten Bay.</text:p>
      <text:p text:style-name="P23">Estossegava salat, a dalt de tot del passamà. Una mà li va agafar el braç i l'estirava avall. Estava freda, com l'aigua. L'instint de supervivència s'havia sobreposat a les ganes de trobar-se amb l'Oriol i la noia a baix de tot de l'oceà. Va intentar mirar qui l'estava estirant, però l'aigua, el vent i el moviment del vaixell li ho impediren. Estava cansat, d'aquella lluita contra tot, així que, rendit, es va deixar portar; caient sobre la persona que l'estirava des de coberta.</text:p>
      <text:p text:style-name="P23">Una figura femenina es va aixecar, traient-se'l del damunt. Li tornava a estirar el braç en direcció a la porta oberta de la torre. Era la noia de la nit que mai havia existit?</text:p>
      <text:p text:style-name="P23">—Qui ets? —va cridar l'Andreu.</text:p>
      <text:p text:style-name="P23">La Núria va deixar veure el seu rostre espantat sota la caputxa.</text:p>
      <text:p text:style-name="P23">—Vine! Va! —cridava ella.</text:p>
      <text:p text:style-name="P23">En aquelles circumstàncies no es podia aixecar, així que va decidir avançar de quatre potes en direcció a la porta de la torre, d'on la Núria l'estirava. Notava al palmell de les mans petites peces de metall calent que li causaven rascades. El soroll era més estrident que abans; ja no podia sentir els crits de la Núria tot i que si que la veia gesticular amb força. </text:p>
      <text:p text:style-name="P23">D'una estrebada el va fer avançar els metres finals i el va ajudar a entrar a l'edifici de l'embarcació. Després va tancar la porta de manera violenta i amb tota la força del seu cos s'hi va recolzar, fent força per tal de poder passar el baldó. A l'altra costat del passadís la finestra de la porta havia rebentat i al terra hi suraven varis litres d'aigua.</text:p>
      <text:p text:style-name="P23">L'Andreu es trobava en estat de <text:span text:style-name="T1">shock</text:span> assegut sobre la moqueta vermella. S'agafava les cames amb els braços, mirant, amb els ulls com a dos taronges, al tros de paret que tenia just al davant. </text:p>
      <text:p text:style-name="P23">El so estava esmorteït, la tempesta semblava més llunyana. El vaixell, però, es movia d'una banda a l'altra de manera destralera. L'Andreu ja no sabia quina part era real i quina era inventada. En tenia prou de tot aquell ambient. Se sentia molt marejat amb tot el seu entorn donant voltes com estava donant. Una suor freda li va recòrrer el cos, l'acompanyava unes ganes imparables de vomitar-ho tot.</text:p>
      <text:p text:style-name="P23"><text:soft-page-break/>—Andreu, vine! —va dir obrint una habitació.</text:p>
      <text:p text:style-name="P23">Va aixecar el cap, només tenia ganes de caure mort a algun lloc i que passés tot allò. A vint metres l'aigua ja havia enxopat tot el terra, farien falta molts cubells i una bona fregadora per assecar-ho. La mà de la Núria el va ajudar a aixecar-se, després va necessitar de l'estabilitat de la paret per moure's cap a la cabina sense perdre l'equilibri. A mig camí es va haver de parar. La Núria li va fer una altra estrebada forta i decidida però ell, rude, li digué que necessitava parar. Va encorbar-se per agafar aire i ja no va poder parar el que feia estona que el seu cos tenia ganes de fer. Una massa desfeta de vòmit es va precipitar sobre la moqueta, tacant les seves sabates amb restes de sopa de verdures. Va notar que la Núria li posava la mà al front i l'ajudava a avançar, tot abraçant-lo, una vegada ja ho havia tret tot.</text:p>
      <text:p text:style-name="P23">L'habitació només era il·luminada per la poca claredat que entrava per la petita finestra rodona. Les portes dels armaris grinyolaven, obertes de bat a bat, picant amb força. Varis llibres decoraven el terra, amb peces de roba i altres papers rebregats.</text:p>
      <text:p text:style-name="P23">Es va agafar del penjador, després de l'armariet que contenia la nevera, després de la taula escriptori, fins que al final va aconseguir asseure's al llit. La Núria el va seguir, tancant pel camí tots els armaris i assegurant-los per tal que no en caigués res de dintre. Després, amb dificultats s'assegué al seu costat al llit.</text:p>
      <text:p text:style-name="P23">—Estàs bé, Andreu? —donant-li un mocador que l'Andreu va utilitzar per netejar-se la boca.</text:p>
      <text:p text:style-name="P23">Va fer que si amb el cap. Els ulls oberts com grans taronges, blanc com la llet i tremolant de manera desmesurada. La llum clara de la lluna que entrava per la finestra li va revelar, com aquella nit que no podia oblidar, gotes de sang que queien entre els cabells de la noia que tenia al davant. Va empassar saliva i amb la màniga del jersei li va eixugar, ensenyant-li.</text:p>
      <text:p text:style-name="P23">La Núria, inconscient de la seva ferida, se la va tocar. No semblava gaire espantada. </text:p>
      <text:p text:style-name="P23">—Estira't Andreu, si vols, ara quan passi la tempesta t'acompanyo a l'habitació—. La seva serenor el desconcertava.</text:p>
      <text:p text:style-name="P23">Es va estirar, posant les sabates brutes al llençol blanc de la Núria.</text:p>
      <text:p text:style-name="P23">—És una tempesta? Vull dir.... normal?—. L'Andreu dubtava, ja, dels seus sentits.</text:p>
      <text:p text:style-name="P23">La Núria va arronsar les espatlles i va girar el cap en direcció a la finestra d'on venien tots aquells sorolls d'acer rebregat. </text:p>
      <text:p text:style-name="P23"><text:soft-page-break/>—Vaig a...—. Tenia la mirada perduda, com buscant alguna cosa. — Vaig a...</text:p>
      <text:p text:style-name="P23">L'Andreu, estirat al llit, la contemplava. La dona volia fer alguna cosa però no sabia quina. Ell va aixecar el braç i li va agafar la mà, acostant-la cap al seu cos. El va seguir, estirant-se al seu costat. La respiració li va canviar, cada vegada més pausada. Tenia els ulls plorosos i la por li sacsejava el llavi. </text:p>
      <text:p text:style-name="P23">Alguna cosa va col·lisionar a dalt de tot de la torre provocant un so estrident que els va obligar a tapar-se les orelles. Durant uns instants les parets van tremolar, desllorigant els cargols que aguantaven els quadres fins als límits de l'equilibri. L'interruptor va deixar anar un pet. </text:p>
      <text:p text:style-name="P23">De cop el soroll va cessà per deixar que el silenci s'anés fent l'amo de l'ambient. L'Andreu va obrir els ulls. Els sorolls del grinyolar de les frontisses agafaven el protagonisme. A fora, cadenes repicaven contra el casc. L'aigua impactava contra el que la tempesta d'acer no havia aconseguit destruir.</text:p>
      <text:p text:style-name="P23">La va mirar: respirava de manera forta, amb els ulls entreoberts i el pensament en un altre lloc.</text:p>
      <text:p text:style-name="P23">L'Andreu es va incorporar buscant on estava el plec dels llençols. Amb el poc que li quedava d'energia va estirar de la punta, que estava als peus, fins a tapar-se el coll. Després el va passar per sobre del cos de la Núria, que no es va immutar, i es va estirar al seu costat. Entre el desgast i l'aigua que li havia caigut per sobre durant una nit tant freda com aquella tenia els óssos gelats. Va passar el braç dret al voltant del cos d'ella, que es relaxà al notar-lo.</text:p>
      <text:p text:style-name="P23">Tenia la cara cada vegada més a prop del seu llavi, humit i tremolós. Era el seu punt de tranquil·litat, aquell que no havia perdut de vista i que havia convertit en el seu món durant els últims minuts. Sentia el calor del seu alé a massa poca distància. A través del braç que rodejava el torç de la Núria podia sentir el batec del cor d'ella sobre la pell fina del pit. </text:p>
      <text:p text:style-name="P23">Entre excitat i emboirat va acostar la boca al punt de tranquil·litat, apretant fort la mà contra la cintura. La Núria, lenta, però sorpresa, es va apartar, evitant el petó alcoholitzat. </text:p>
      <text:p text:style-name="P27">Perdut en els seus pensaments, l'Andreu va tancar els ulls. Pocs minuts després es va adormir.</text:p>
      <text:h text:style-name="P49" text:outline-level="2">10. Andreu – 25,28,29</text:h>
      <text:p text:style-name="P23"><text:tab/>De la seva memòria havia desaparegut l'instant exacte en que un pensament nerviós l'havia precipitat cap a l'aigua glaçada de l'atlàntic. No s'ho podia creure però es <text:soft-page-break/>trobava allà mig. Insignificant. El xuclaven onades cada vegada més violentes mentre una força superior l'anava allunyant de la barana del vaixell d'on s'havia tirat. Se sentia engolit per la foscor de la nit. El pànic s'anava creant un lloc dins del seu sistema nerviós. Cridava, mentre batia els braços d'una banda a l'altra. Les supliques d'ajuda es perdien entre els pets d'onada que l'oceà impulsava contra el casc del Batten Bay. La boca se li omplia d'aigua. S'ennuegava, tossia i tornava a xisclar. Entenia, enmig de la desesperació, que ja ningú no el sentiria. El vaixell havia marxat i amb ell totes les esperances de rescat i redempció.</text:p>
      <text:p text:style-name="P23"><text:tab/>Tremolava entre espasmes de supervivència per mantenir-se sobre la línia de flotació. El cel vermellós que vomitava foc s'estava apagant i deixava pas una grisor tènue que plorava cendra. Distret amb la mirada perduda en el núvol que acompanyava el vaixell mercant va sentir alguna cosa que li va fregar el peu. Sorprés, va fer un bot entre aigua, sanglots, plors i bavalles. Va mirar avall, terroritzat per la idea que potser el tentacle d'un monstre marí rondava per aquelles aigües. Si havia ser empassat, volia saber per qui. A pocs centímetres del seu peu hi havia un rostre pàl·lid i familiar. Es va fregar els ulls i va tornar a mirar, potser es tractava d'un truc visual engany del reflex de la lluna a l'aigua. Però no. L'Oriol, el seu company de farres, el mirava expectant des de la penombra marina. De la cara espectral no es movia ni un sol múscul. Semblava una escultura de marbre.</text:p>
      <text:p text:style-name="P23"><text:tab/>Quan va tornar a aixecar el cap el vaixell ja era tant lluny que el podia tapar amb el dit polze. L'oceà havia amagat la seva violència i s'havia convertit en un llac pla on l'horitzó no tenia fi. Ell surava sense cap dificultat i va poder descansar els braços esgotats durant uns instants. Es va estirar sobre la superfície fent el mort. Segurament els ulls de l'Oriol el seguien contemplant des de sota, però ho intentava ignorar deixant que el seu cos es reomplis de l'energia que havia perdut lluitant contra les ones. Què podia fer? Va tancar els ulls i es va pessigar d'una mà a l'altre. Si allò era un somni, ja podia despertar. S'estava calmant i va obrir altra vegada els ulls. El malson, però, no havia acabat.</text:p>
      <text:p text:style-name="P23"><text:tab/>Va sentir la fredor d'una mà espectral que li va tocar l'espatlla. Va quedar paralitzat. Els ulls, oberts de manera escandalosa, es clavaven a un núvol que en aquell moment li passava per sobre el cap. Volia escalar fins allà, ser transportat a un altre lloc. Però estava entre aquelles dues ones, al mig de l'oceà. El seu amic, o alguna cosa que se li assemblava, el reclamava. Amb els pèls de punta va decidir girar-se i posar el cap dins l'aigua. L'Oriol, més borrós, el convidava, amb un moviment tranquil de braç, a seguir-lo <text:soft-page-break/>cap a les profunditats. Després, va iniciar la marxa cap a la foscor marina, nedant, a poc a poc, avall. L'Andreu va treure el rostre de l'aigua i el vaixell ja no hi era. Estava sol al mig de l'oceà. Moriria. Això ja ho estava assimilant. Ningú havia saltat amb un bot salvavides o li havia tirat un armilla. Ningú el trobaria mai, per molt de temps que pogués estar fent el mort. En aquelles circumstàncies l'última cosa que volia era estar sol. Pres del pànic que aparegués un monstre marí pitjor que haver d'afrontar la presència incorpòria d'un amic seu, va agafar aire i es va capbussar, a la recerca d'aquella cosa que l'Oriol li volia ensenyar.</text:p>
      <text:p text:style-name="P23"><text:tab/>Entre braçada i braçada se'n va adonar que ja no tornaria a respirar mai més. L'aire que li quedava als pulmons se li acabaria en qualsevol moment i ja era prou avall com per no arribar a la superfície a agafar-ne de nou. Ja hauria d'haver mort ofegat. Perquè seguia viu? El seu amic nedava alguns metres més avall que ell. Va donar la volta i va mirar amunt, curiós volia saber a quanta profunditat estava. Al damunt del seu cap s'havia tancat una gran comporta d'aigua que ja no deixava que la llum es filtrés. No podia saber a quanta fondària es trobava. Al seu voltant les tonalitats estaven perdent el color, tot li semblava grisós. Al revers del seu braç esquerra, però, un núvol de pols verdosa brollava insistent. Al tocar-se'l va notar un bri de dolor. Potser s'havia fet una ferida al llençar-se al mar o algun dels trossos de ferralla l'havia impactat. La sang era d'un color incorrecte. Es va apretar la ferida, buscant la manera de parar l'hemorràgia. </text:p>
      <text:p text:style-name="P23"><text:tab/>L'Oriol ja no nedava metres més avall que ell. Surava, amb la cara blanca com la lluna i els ulls tancats, a la mateixa alçada que ell. El dit índex tornava a assenyalar avall, on semblava obstinat en que anés. L'Andreu va iniciar la marxa cap on aquell cos rígid l'indicava i quan va tornar a mirar amunt, l'Oriol, com un globus ple de heli, s'elevava cap a la superfície.</text:p>
      <text:p text:style-name="P23"><text:tab/>Les corrents submarines s'anaven refredant a mida que seguia baixant cap a les profunditats de l'oceà. La llum desapareixia. Ja no hi veia ni borrós. Cap amunt, buscava la sortida a aquell laberint que l'ofegava. De sobte, va sentir alguna cosa que l'agafava pel peu. A cegues, va portar els seus dits cap a la sabata, per tal de desfer-se d'aquell element que l'estava atrapant. L'aire se li acabava. Els crits es convertien en silenci ple de bombolles. Una mà l'arreplegava, una mà que sorgia d'un braç que apareixia d'entre la foscor. Al acostar-hi la cara, presa del pànic, va veure com el seu pare l'impedia tornar a la superfície. Una trampa mortal, que com una bola de ciment, el portava més endins en la penombra. La cama de l'Andreu, cargolada en formigó, formava part d'un monument de pedra que quedaria a tant lluny de la lluna com era possible. Peixos que mai cap home <text:soft-page-break/>havia vist es passejarien pel seu cap. Crancs ermitans farien de les seves orelles el seu cau. L'eternitat el pesava tant sobre les seves espatlles que encara baixaven més de pressa. Amb violència va petaletjar <text:s/>la mà de pedra, sense que aquesta deixés anar ni un dit. Plorava amb impotència, deixant un rastre de llàgrima que es perdia entre milions de gotes d'aigua salada. Va obrir la boca per última vegada, volia respirar. Una glopada de fi li va entrar per la gola decidida a acabar amb tota esperança.</text:p>
      <text:p text:style-name="P23"><text:tab/>Es va despertar d'un bot. Cercava amb totes les ànsies la superfície del mar, però al obrir els ulls se'n va adonar que es trobava tancat entre quatre parets. La foscor dominava l'estància, només un fil de llum es colava entre les dues parts de la cortina que tenia sobre el cap. Va portar els dits a l'interruptor que va trobar més a prop. Va apretar varies vegades: la la làmpada central de l'habitació no es va encendre. Nerviós, va aixecar el braç i va estirar la cortina. La claror del matí va irrompre dins la sala a través de la finestra circular. Va sentir la necessitar d'aclucar els ulls un parell de vegades del mal que li produïa tanta lluentor. Es va portar la mà al cap i es va apretar amb força al front. Sentia un dolor fred i en expansió, com si la seva testa hagués d'explotar d'un moment a l'altre.</text:p>
      <text:p text:style-name="P23"><text:tab/>No reconeixia cap de les peces de roba que s'apilaven sobre l'escriptori. Tampoc cap dels llibres que hi ha a la tauleta de nit. Va tornar a reposar el cap sobre el coixí. Amb el ulls tancats intentava reconstruir els fets de la nit anterior. No s'havia tirat al mar, com en el somni, però no tenia ni idea de què havia passat. Eren reals els objectes en flames que recordava? Més preguntes que respostes ressonaven entre les parets del seu cap adolorit mentre les mans li fregaven un ulls molt cansats. La por a que el seu pare l'enfonsés a les marianes encara era ben viva a la seva carn. La línia entre la realitat, la metàfora i la fantasia era molt fina en aquell moment. Va sentir el reclam del peu nerviós tancat dins alguna cosa que l'oprimia. Els llençols blancs amb el logotip de la companyia brodat al mig estaven plens de taques en tonalitats marronoses. Al destapar-se va adonar-se'n que havia dormit completament vestit. Al final del llit hi sobresortia la bota on el peu li picava. La punta de goma estava bruta amb les restes d'un esquitx. Una flaire que pujava des d'allà li va produir una arcada a la punta de l'esòfag. Va tancar els ulls i concentrar tota la seva voluntat en contenir-la. Tenia els llavis de pedra i la gola seca.</text:p>
      <text:p text:style-name="P23"><text:tab/>Va obrir la nevera cercant alguna cosa per beure. Li va cridar l'atenció que la llum interior no s'encengués. Hi havia dues peres, una tauleta de xocolata i tres ampolles d'aigua mineral, una d'elles mig buida. Glop a glop d'aquesta última va començar a ressuscitar.</text:p>
      <text:p text:style-name="P23"><text:tab/>Va sentir un soroll a l'altra banda de la paret i es va apropar a la finestra que <text:soft-page-break/>connectava amb la coberta exterior. Dos mariners es queixaven, arrossegant, un davant i l'altra darrera, un soldador i varies bombones, tan altes com ells, en un carretó que grinyolava. La barana que tenien al <text:s/>davant s'havia esfumat i només en quedava el peus dels barrots. Semblava com si algú, amb una serra elèctrica, hagués decidit emportar-se-la. Al terra, dos vares de ferro ennegrides rodolaven amb el moviment del mar. </text:p>
      <text:p text:style-name="P23"><text:tab/>Es va apartar de la finestra, abandonant al dos mariners, i es va dirigir cap al lavabo de la cabina. Buscava desesperadament un ibuprofeno, gelocatil o aspirina genèrica. A l'armariet que tenia just al davant no hi havia cap tipus de medicina pel mal de cap. Quan el va tancar un mirall ple de ditades va fer evident la seva imatge demacrada. Es veia prim. Amb unes ulleres fosques com bosses utilitzades de te negre. Va notar que tenia el cabell greixós, rebel i mal endreçat. No podia mirar-se als ulls. Va baixar el cap. Tenia ganes de fer-se una dutxa, però va pensar que ho faria més tard, quan tornés a ser tancat a la seva habitació.</text:p>
      <text:p text:style-name="P23"><text:s/><text:tab/>Va sortir del bany i va posar la mà al pom de la porta. Abans d'obrir-la, però, es va girar i va fer una última llambregada al lloc on havia passat aquestes últimes hores. Un punt brillant destacava entre les peces de roba desordenada al damunt de l'escriptori. Entre uns pantalons de xandall foscos i unes <text:s/>calces de color blau hi havia un marc daurat que rebia un raig de la llum exterior. Es tractava d'una fotografia. La Núria asseguda pensativa en un banc de pedra, al seu costat un home, més o menys de la mateixa edat que ella, que mirava somrient a la càmera. Estaven en un parc, per les vestimentes d'hivern que portaven, segurament d'algun país nòrdic. Als peus hi havia una petit clapa de neu que destacava entre la verdor de la gespa. </text:p>
      <text:p text:style-name="P23"><text:tab/>Li va venir una bafarada d'un olor, potser del detergent utilitzat a la roba, un pot de colònia, o potser del tot imaginari, però que el va traslladara a la nit anterior, abraçat a la marinera en aquell mateix llit. La dona de la foto, la Núria, l'havia salvat de saltar a l'aigua. Va deixar el marc ben posat al capçal del llit. Després es va fixar en una carpeta blava plena de gargots en tota la seva coberta. Provatures de bolígraf per treure'n les últimes gotes de tinta. També dibuixos fets amb retolador sobreposats els uns amb els altres, la majoria referents a la nit. Hi destacaven llunes, estrelles, constel·lacions i planetes sobre algun vaixell o mar conceptual. Va parar l'atenció en una de les llunes, sobre la qual s'hi arrepenjava la goma elàstica que tancava la carpeta. Era plena i sobre la seva superfície se'n podien distingir amb força detall la majoria de cràters importants. Tenia un traç imperfecte, molt conegut per ell. Va sentir vertigen. <text:s/></text:p>
      <text:p text:style-name="P23"><text:tab/>Aquell contingut era privat però ja havia remenat tant entre les coses d'aquella <text:soft-page-break/>marinera que no va poder retenir l'impuls d'obrir la carpeta. Sobre el llit va exposar quinze cartolines de dibuix pintades en aquarel·la i carbonet. El port de Barcelona vist des del castell de Montjuïc, un bosc frondós, un veler antic en una platja marinera. I altra vegada es va quedar parat al contemplar una lluna idèntica a la que hi havia esbossada a la tapa. Volava sobre una vall muntanyosa, amb un petit poble al costat d'un rierol que baixava d'uns dels colls. L'Andreu va sentir com una gran bola de tensió se li creava al coll, el deixaria sense respiració si no es calmava. Va acostar, amb una mà que tremolava, la cartolina als seus ulls incrèduls. La lluna, amb el mateix traç imperfecte que recordava, li va produir un calfred a la columna. Al pit, va sentir com els pels, rodejats de tinta, s'eriçaven. </text:p>
      <text:p text:style-name="P23"><text:tab/>Va sentir un crit passadís en una llengua que no entenia que el va despertar de l'encanteri que aquella lluna li estava produint. Havia de tornar a l'habitació, dutxar-se i deixar endarrere la sensació incòmode que sentia a cada muscle del seu cos. Va enrotllar la cartolina, la va posar sota l'aixella i va obrir la porta del passadís. El mariner que havia llençat el crit histèric seguia donant ordres al fons del passadís, d'esquena a ell i amb mig cos a fora la coberta exterior. L'Andreu, sigil·lós com un gat, va entaforar-se en el forat de l'escala i es va enfilar, amb les botes a les mans, fins al següent pis.</text:p>
      <text:p text:style-name="P23"><text:tab/>Es va tornar a calçar al veure que la moqueta del seu pis estava coberta de restes de vidre i altres materials que li podien punxar la planta del peu. Anava decidit cap a la porta del seu temple. Quan estava a punt de tocar el perfil del marc de la cabina, va sentir un colpeig suau al damunt de la l'espatlla esquerra. Es va girar i es va trobar el mariner gros que la primera nit l'havia calmat a la coberta exterior parlant en un accent afrancesat. Del seu rostre fosc a la penombra només hi destacaven uns ulls blancs com la llet. El nom del mariner, Jerome, li va venir al cap.</text:p>
      <text:p text:style-name="P23"><text:tab/>—<text:span text:style-name="T1">Comment ça va?</text:span></text:p>
      <text:p text:style-name="P23"><text:tab/>L'Andreu va fer que si amb el cap, amb un somriure impostat entre les galtes. Se sentia suat i una olor desagradable pujava cap al seu nas.</text:p>
      <text:p text:style-name="P23"><text:tab/>—<text:span text:style-name="T1">Où étiez-vous hier?</text:span> Ahir? <text:span text:style-name="T1">Toi?</text:span></text:p>
      <text:p text:style-name="P23"><text:tab/>—Ahir?</text:p>
      <text:p text:style-name="P23"><text:tab/>—Oui. La... <text:span text:style-name="T1">tempête</text:span>. Tempesta. <text:span text:style-name="T1">Toi</text:span> la... <text:span text:style-name="T1">comment dites-vous</text:span>... veure? <text:span text:style-name="T1">Es-tu blessé?</text:span> Mal? —En Jerome li assenyalava un punt tacat a la màniga de la samarreta.</text:p>
      <text:p text:style-name="P23"><text:tab/>El record d'estar fent equilibris assegut a dalt de la barana va assetjar a l'Andreu. Havia estat a punt de saltar a l'aigua dominat per un atac de bogeria. Ho recordava. La <text:soft-page-break/>tempesta que envoltava tot aquella situació tant dantesca era real? Al cap li venien imatges de foscor, foc, trons i un braç que l'estirava avall. </text:p>
      <text:p text:style-name="P23"><text:tab/>Es va fixar en les eines, dues claus angleses, que en Jerome portava a la mà. Tenia la samarreta greixosa i de la seva calba brillant hi descendien gotes de suor. A través de la finestra que hi havia a l'esquena del mariner hi havia una clara imatge del mar. No es movia de la forma habitual, semblava massa calmat. Aquella quietud l'inquietava. Sense respondre cap de les preguntes que li havia fet el francés, l'Andreu va passar pel seu costat, apartant-lo amb el braç i es va dirigir cap a la coberta exterior d'on veia la finestra.</text:p>
      <text:p text:style-name="P23">—Estem parats? —va preguntar creuant la porta.</text:p>
      <text:p text:style-name="P23"><text:tab/>Al sortir a fora va quedar cegat per la brillantor de la llum del sol. La mà va palpar la paret i poc a poc les formes van aparéixer al seu voltant. No li calia la resposta del mariner. Callat, com ell, contemplava el desert d'aigua que que els feia presoners. Va sentir l'escalfor del sol. El vaixell estava tant parat com els seus peus en aquell moment. El mar els portava a una deriva tranquil·la.</text:p>
      <text:p text:style-name="P23"><text:tab/>L'Andreu es va acostar a una pila de brossa que hi havia arraconada prop de la barana. Petites peces de metall, la majoria carbonitzades. Al agafar-ne una es va embrutar de cendre les mans. Estava deformada però encara es podia intuir la forma cilíndrica original. Entre les cicatrius d'una cremada també podia veure restes de pintura blanca que es desfeia al moviment del dit índex. Al terra va veure també petites xinxetes, com les que la nit anterior li havien destrossat els genolls i els palmells de les mans. En Jerome es va acostar a la barana, l'Andreu el va seguir.</text:p>
      <text:p text:style-name="P23"><text:tab/>Agafat amb una mà al que quedava de balconada va mirar avall. Com havia vist des de la finestra de la cabina de la Núria, la barana del pis de sota havia estat arrancada i el terra, aparentment massís, s'havia deformat. La mà d'en Jerome li va agafar el cap i el va acompanyar a mirar amunt, on hi havia el pont de comandament. Mitja coberta exterior havia estat mossegada per un mostre gegant que s'ho havia endut tot per davant. Havia aparegut una gran esquerda a la part alta de l'estructura de la torre. Dos mariners mariners, en aquell moment, soldaven una planxa de ferro al terra, maquillant la destrossa.</text:p>
      <text:p text:style-name="P23"><text:tab/>—<text:span text:style-name="T1">Je ne comprends rien</text:span> —va dir el mariner.</text:p>
      <text:p text:style-name="P23"><text:tab/>Ell tampoc entenia res. A dins seu es recreaven una i altra vegada les imatges desdibuixades que li venien a la memòria de la nit anterior. L'estat oníric de tot plegat, <text:soft-page-break/>conscient que les drogues l'havien ajudat a manipular la realitat, no l'ajudava a entendre res. Els records portaven meteorits, monstres, flames i demés afers increïbles. </text:p>
      <text:p text:style-name="P23"><text:tab/>Va tornar la mirada a la coberta superior. Un dels mariners s'havia posat una màscara de soldador i es disposava a enganxar aquell annex de balcó en el forat evident. L'Andreu es va mirar les mans plenes d'esgarrinxades fetes per algun element com la pila de ferralla que acabava d'examinar. Del braç esquerra li baixava, lent, un filet de sang brillant. En Jerome, matusser, li va examinar la ferida, dient-li que l'havia de rentar. L'Andreu va ser ràpid a deslliurar-se de les mans fosques del mariner. Li va dir que no i malhumorat va tornar a entrar a la part interior de la torre.</text:p>
      <text:p text:style-name="P23"><text:tab/>La porta de la seva cabina no estava tancada amb clau. Abans d'entrar va mirar passadís enllà, d'on venia. En Jerome, a l'altra banda de la finestra circular, collava alguna cosa a la barana de la coberta tot renegant en francés.</text:p>
      <text:p text:style-name="P23"><text:tab/>Va notar l'habitació en el mateix estat que l'havia deixat. La tovallola seguia molla al peu de l'entrada del bany. Havia enxopat, altra vegada, la moqueta d'accés a la resta de la cambra. Va provar de tirar amunt i avall l'interruptor però la llum no es va encendre. La cortina seguia mig tancada impedint que veiés amb prou definició els pilons de roba que hi havia escampats per tot arreu. Va haver de fer un salt al per esquivar la maleta, que seguia oberta de bat a bat al passadís que es formava entre el llit i la pared.</text:p>
      <text:p text:style-name="P23"><text:tab/>Es va descordar les sabates a l'alçada de la nevera. Quan va aixecar el cap es va donar un cop amb la porta de l'armari que tenia just al damunt. Va fer un crit, adolorit, maleint a totes i cadascuna de les persones que estaven en aquell vaixell. Després es va arrepenjar contra la paret. Se sentia abatut. Va tancar els ulls. La seva respiració, que s'anava calmant, dominava l'atmosfera de la cabina a les fosques. Només el nyigui-nyogui de les portes de fusta dels armaris l'acompanyaven en el balandreig lleuger del vaixell.</text:p>
      <text:p text:style-name="P23"><text:tab/>De la butxaca del darrera va treure el paper enrotllat que s'havia endut de la carpeta de la Núria. El va desplegar i es va acostar a la finestra, on entrava una mica de claror. Va resseguir amb el dit la lluna, després el va deixar caure suaument sobre el llit. El poble dibuixat sota la la seva llum tenia un campanar petit i sis o set cases. Un camí, paral·lel al riu, s'endinsava en la frondositat del bosc de la vall fosca. Se li va formar un nus a la gola que no el deixava respirar amb normalitat. La lluna que la Núria havia dibuixat era massa semblant. Podia ser que la Núria hagués copiat aquell dibuix? Si fos així, tot tindria més sentit. Però les coincidències l'inquietaven. Se sentia neguitós i no s'atrevia a treure's la samarreta.</text:p>
      <text:p text:style-name="P23"><text:soft-page-break/><text:tab/>Va tornar a olorar la flaire que deixava anar tot ell. S'havia de dutxat. Va apartar la mirada del dibuix i es va fixar en la ferida que li baixava pel braç. Des del bicep fins al canell, per la part interior. Com si la fulla d'un ganivet afilat li hagués dibuixat en regle una ratlla sobre la carn melosa. </text:p>
      <text:p text:style-name="P27"><text:tab/>Amb preocupació es va començar a despullar davant del mirall. Va aixecar els dos braços, estirant-se la samarreta i va sentir un fort dolor a cada muscle del tronc. Se la tirava amunt, per treure-la per sobre seu. Amb el cap entre teles es va parar. Li feia por veure's, però li feia mal, així que va continuar estirant la tela marronosa. Des de la màniga esquerra la va deixar al terra, juntament amb la tovallola molla de color verdós. Els ulls no van anar directament al punt que el preocupava. Primer va fer un repàs tranquil al rostre cansat. Es va tornar a repetir que les casualitats existien. Va agafar aire, se'l va quedar i després el va deixar anar. Va baixar la mirada fins al pit. A la part dreta, sobre el mugró, s'hi dibuixava en tinta un paisatge muntanyós. Un llop, pelut, udolava sobre un roca que es desfeia entre copes d'avets alpins. La lluna imperfecta seguia allà, tatuada, il·luminant-lo des de la foscor.</text:p>
      <text:h text:style-name="P50" text:outline-level="2">15. Andreu – 38</text:h>
      <text:p text:style-name="P32"><text:tab/>Va rebregar el paper i d'una llepada va deixar la cigarreta de marihuana segellada. Se la va portar als llavis mentre rebuscava a les butxaques l'encenedor. Va prendre la punta i es va deixar emportar pel fum embriagador. Va descansar l'esquena contra el que quedava d'antena principal del vaixell, sobre el pont de comandament. Havia pujat fins allà dalt amb compte que ningú el sentís. Feia hores que el Batten Bay avançava lent i la normalitat més monòtona semblava que havia tornat a apoderar-se de la rutina de la tripulació. Després dels moments de bogeria viscuts amb l'arribada d'un naufrag el silenci regnava als passadissos del vaixell.</text:p>
      <text:p text:style-name="P32"><text:tab/>Quan va tornar a obrir els ulls la lluna s'havia perdut entre la nuvolada. La porta que tenia al pis de sota es va obrir. L'Andreu va agafar la cigarreta i la va amagar a la seva esquena per por a que la llum que desprenia la punta fos prou evident com per trencar-li la seva buscada solitud. Un dels oficials fumava a la coberta inferior. Va cridar alguna cosa, en filipí segurament, i algú el va contestar des de dintre del pont. Cinc minuts després, en els quals l'Andreu va evitar moure's, l'oficial va tornar a entrar i va tancar la porta.</text:p>
      <text:p text:style-name="P32"><text:tab/>Havia pujat la carpeta de la Núria, un bolígraf i el full de paper on tenia imprés el bitllet que havia utilitzat per embarcar al Batten Bay. Ja tranquil va continuar fumant del porro i va descaputxar el bolígraf. La part de darrera del bitllet, tot i que una mica <text:soft-page-break/>arrugada, era el lloc perfecte per iniciar un traç rodó de tinta negra. Va imitar el que la Núria havia dibuixat sota la mateix lluna que portava tatuada al pit. Els cràters que com volcans, s'elevaven molt més del que semblava quan aixecava el cap i veia la lluna tímida entre els núvols. El seu traç era imperfecte. No seguia el que li marcava la idea que tenia al cap. Va esbossar deu vegades la lluna, a diferents punts del paper. Quan ja no li quedava lloc, enfadat va decidir omplir tota la superfície de la foscor que el rodejava. La única cosa que se li donava bé dibuixar. Tapava les llunes, els cràters, els volcans, una que havia fet enfadada, amb ulls i dents punxegudes. Ho tapava tot de tinta negra apretant amb força contra el paper, creant-li esquinços en algun punt on la tensió donava pas a petits foradets de la mida justa de la punta del bolígraf. La ràbia se li apoderava del braç. Una rabia que no tenia clar de on li venia, però que li pujava des de l'estomac fins a les extremitats. Va arribar el punt on la tinta ja no donava més de si. Al seu davant tenia un paper pintat de negre, hi havia set punt on s'havia trencat i un extrem on encara no havia arribat i curiosament la marca de mig cercle marcava el limit del cel. Va agafar el paper i el va elevar amb els dos braços. La part superior dreta, on la tinta no havia arribat, la va fer concordar el quadrant inferior de la lluna. Se'n va adonar que, sense massa intenció, havia pintat una part molt petita de cel. Fins i tot semblava que la llum de les estrelles es colava entre els foradets que s'havien format per accident. Al contemplar el que acabava de fer una estranya sensació de realització li va recórrer l'ànima. Se sentia descansat. Tenia ganes de seguir dibuixant porcions del cel.</text:p>
      <text:p text:style-name="P32"><text:tab/>Amb molt de compte va baixar per les escales exteriors del barret fins a la coberta del pont. La llum del crepuscle començava a intuir-se a l'horitzó. Arrambat a la paret va acostar el nas a la finestra lateral del pont. La cortina estava mig desplegada, però tenia l'espai suficient com per veure les figures dels dos oficials xerrant a l'altra banda de la sala. Semblava poc probable que es giressin cap a on estava ell, així que amb tranquil·litat va acostar-se fins a l'escala que baixava, per fora, cap al pis de sota. Baixant les escales va sentir d'una manera molt present els cops d'ona que xocaven contra el casc del vaixell. Es va sentir molt petit.</text:p>
      <text:p text:style-name="P32"><text:tab/>Va accedir a l'interior de l'alcàsser per la porta del la següent coberta. Al entrar va sentir com desapareixia la brisa que tant l'ajudava a respirar a fora. Caminava a poc a poc i amb tranquil·litat. El vaixell avançava adormit, encara faltaven hores, segurament, perquè l'activitat als passadissos tornés. La placa amb inscripció de la primera porta de la dreta indicava que allò era el despatx de dia del capità, just al costat va veure una petita habitació amb llibres, un ordinador i una impressora. <text:s/>Agafaria alguns fulls d'aquella pila, només li faltava aconseguir algun bolígraf amb tinta. Va remenar pels voltants de <text:soft-page-break/>l'ordinador, entre papers, sobres i <text:span text:style-name="T1">post-ids</text:span> ens anglès. Sense voler va moure el ratolí de l'ordinador i la pantalla va deixar d'estar en repòs.</text:p>
      <text:p text:style-name="P32"><text:tab/>No va poder evitar fixar-se en un fotografia oberta amb la vista prèvia al mig de l'escriptori. Un astronauta saludava a càmera amb l'escafandre posada. Surava, tot i que només se li veia el cap <text:s/>i el tors, rodejat d'estrelles. L'Andreu es va asseure a la cadira de l'ordinador. Va obrir la carpeta d'on venia aquella fotografia. Quan va clicar-hi a sobre al seu costat va iniciar-se un soroll molest que procedia d'una unitat de disc dur a sobre la taula. Era de color vermell i hi tenia gravat el logotip de l'agència Espacial Europea en un dels marges. Excitat per la troballa, l'Andreu, va navegar per les diferents carpetes de la unitat. Hi havia arxius de vídeo, informes i fotografies. A la carpeta de fotografies va posar-se a una data a l'atzar i una a una va anar maximitzant els fitxers. Sentia una curiosa connexió amb aquelles fotografies del cel fetes des d'allà. Sobretot les que no hi apareixia cap rastre de humanitat: ni nau espacial, ni astronauta, ni la terra. En va trobar una que potser perquè l'astronauta havia posat el dit a la lent al moment de disparar, però tenia la mateix marca blanca a la part superior dreta que el dibuix que acabava de fer. Portat per les coincidències del moment va decidir que se la volia emportar. Va enviar la tasca a la impressora que va iniciar un procés més sorollós del que ell hauria desitjat.</text:p>
      <text:p text:style-name="P32"><text:tab/>Al calaix que tenia la taula va trobar diversos bolígrafs que va portar-se a la butxaca. La impressora va deixar anar finalment el paper. La qualitat no era gaire bona, però allà tenia un tros de cel, tal com ell l'havia dibuixat. Negra, estrelles i amb una estranya llum al marge superior dret.</text:p>
      <text:p text:style-name="P32"><text:tab/>—Papa! Va! Que vull veure sortir el sol—. Una veu massa familiar va ressonar pel passadís.</text:p>
      <text:p text:style-name="P32"><text:tab/>L'Andreu va córrer a amagar-se al darrera de la porta d'aquella cabina tant petita. Arraulit en un racó va poder sentir les passes ansioses de la seva germaneta. Va passar de llarg i la seva veu insistent i aguda va desaparéixer a l'exterior. Tot i la calma aparent, l'Andreu no es va moure d'allà fins que no va sentir, al cap d'uns minuts, les passes d'un home que repetien el camí de la petita. Per l'escletxa de la porta va poder veure el rostre cansat del seu pare. Tenia la barba mal endreçada.</text:p>
      <text:p text:style-name="P32"><text:tab/>Quan va decidir que ja havia passat prou temps, i abans la seva família no tingués la idea de tornar a entrar, va sortir de darrera de la porta. Al passar pel costat de la impressora va recollir la fotografia que reposava a la safata. La mirada, però, se li va anar cap a la pila de papers que hi havia al que semblava un aparell de fax. Coronant les comunicacions desateses hi destacava un paper amb el seu nom imprés. Potser es tractava del bitllet o algun tràmit, però el cor se li va accelerar. Va agafar el paper i se'l va <text:soft-page-break/>mirar. Era una carta dirigida al capità de l'embarcació. La data era de feia un parell de dies. Demanaven, en un llenguatge molt formal, que l'Andreu, al arribar a la destinació del vaixell procedís a l'ambaixada més propera. Delegats d'aquesta els estarien esperant al port. No deia res més, però la firma al final d'un tinent de policia i el segell del govern d'Espanya el van fer témer el pitjor. Va notar com la vermellor li pujava a la cara. Es va estirar el coll de la samarreta, buscant aire que l'ajudés a respirar. No entenia què volia dir aquella citació. Algú l'havia vist aquella nit? Com l'havien arribat a trobar?</text:p>
      <text:p text:style-name="P32"><text:tab/>Després de la por va sentir alleujament. Sort que havia escapat amb el pare. En aquell moment se'n va adonar també que la vida li havia donat un gir curiós a tot plegat. Si no haguessin patit l'accident segurament aquell paper hauria arribat a les mans del capità i ell mai hagués sabut que l'estaven esperant. Però tothom havia estat massa ocupat com per fixar-se en els faxs arribats als últims minuts abans de la incomunicació. El va plegar en dos i el va posar entre la fotografia i la pila de papers en blanc. No sabia com se'n sortiria d'aquell embolic, però al menys, ningú més del vaixell ho sabria. Va revisar per sobre la resta del faxos per comprovar que només hi havia hagut aquella comunicació. Després va sortir com un gat escales avall.</text:p>
      <text:p text:style-name="P32"><text:tab/>Mentre baixava només podia pensar en com la policia havia arribat a ell. Ho l'havia vist algú o la noia no havia mort, després de tot. O la remota possibilitat que aquesta citació no tingués res a veure amb l'incident, sinó més aviat amb algun tràmit burocràtic en el seu visat. La cara de la noia li va aparèixer de nou. Molt més viva que mai. Feia dies que no havia tingut massa temps de pensar-hi d'una manera tant precisa com se li estava mostrant entre esglaó i esglaó.</text:p>
      <text:p text:style-name="P32"><text:tab/>Quan va posar el peu a la moqueta del pis de baix va sentir un cop fort d'alguna força de la naturalesa que el va desequilibrar. Va caure a terra i els papers van quedar repartits pel seu voltant. Espantat va aixecar el cap.</text:p>
      <text:p text:style-name="P32"><text:tab/>—Perdona, noi! Vaig amb pressa!</text:p>
      <text:p text:style-name="P32"><text:tab/>Un home que semblava fer més de dos metres li oferia el braç per ajudar-lo a aixecar-se. Tenia un rostre rude, amb uns ulls axinats i un gran bigoti que desviava l'atenció d'un nas massa petit per les proporcions de la cara. La pell era blanca, casi transparent, mentre que el cabell era fosc com el carbó. Tot i que intuïa que intentava mostrar un somriure, l'Andreu se sentia intimidat per aquella figura gegant.</text:p>
      <text:p text:style-name="P32"><text:tab/>Enlloc d'aixecar-se amb la mà de l'home, l'Andreu va còrrer a recollir tots els papers que hi havia pel terra. Va ser particularment ràpid en caçar la fotografia que acabava d'imprimir, però la carta de la policia estava al peu de l'home. Aquest es va doblegar ila va recollir.</text:p>
      <text:p text:style-name="P32"><text:soft-page-break/><text:tab/>—Dona'm això! —va dir l'Andreu, pres del pànic.</text:p>
      <text:p text:style-name="P32"><text:tab/>L'home li va donar mirant-lo amb desconfiança.</text:p>
      <text:p text:style-name="P32"><text:tab/>—Estas bé, noi? Em sap greu. Sóc en Hashvv.</text:p>
      <text:p text:style-name="P32"><text:tab/>L'Andreu li va estirar la carta de les mans i sense dir massa més va caminar accelerat cap a l'habitació. Quan es va girar per posar la clau en Hashvv ja havia enfilat les escales que portaven al pis de sobre. </text:p>
      <text:p text:style-name="P33"><text:tab/>Va guardar la carta al fons del calaix de baix de l'escriptori. Sense pausa va agafar un paper i el va començar a guixar de negre. Moure el bolígraf amunt i avall perseguint la desaparició del blanc li produïa una sensació plaent que li despistava els pensaments. Pintaria tot el cel. </text:p>
      <text:h text:style-name="P50" text:outline-level="2">19. Andreu – 49,50,51</text:h>
      <text:p text:style-name="P32">Era força tard i només ell, consumit per la marihuana, deambulava pels passadissos. S'arrapava, de manera lenta, a cada pom, a cada barana, a cada extintor que l'ajudava a avançar una mica més. Un forta sotragada el va fer fer dues passes endarrere i enganxar-se al marc de la porta d'una habitació amb el nom d'un oceà. Sense voler havia donat un cop fort contra la porta. Merda, es va dir, mentre restava a l'espera que aparegués el mariner que devia dormir allà. Un minuts després ningú havia obert la porta, així que va seguir avançant fins a l'armariet de manteniment.</text:p>
      <text:p text:style-name="P32"><text:tab/>Havia tingut una idea que el mantindria distret una estona. Els dibuixos de la Núria l'havien inspirat, les drogues havien fet la resta. En aquell moment tenia moltes ganes d'expressar-se, de dibuixar com havia fet la noia aquella. Volia fer un gran mural on volcar tot aquella foscor que l'acorralava. Tot passava perquè dins aquell armari hi hagués algun pot de pintura. Havia vist a un operari, vestit amb un mono blau, envernissant el passamà de fusta durant el matí. Suposava que el material l'havia tret d'allà, on sí que havia vist com en sortien galledes, l'escombra i divers material de neteja.</text:p>
      <text:p text:style-name="P32"><text:tab/>La porta de l'armari no era tancada amb clau, com podia semblar a simple vista. Procurant no fer soroll, va estirar del pom i un grinyolar sorollós va ressonar. Un drap ressec que procedia del ganxo del darrera de la porta li va caure als peus. No va perdre la forma durant el seu descens, com si es tractés d'un relleu muntanyós de cartró. L'armari era un racó fosc, minúscul. Va palpar la paret tot cercant l'interruptor. Quan el va trobar va encendre una solitària bombeta que penjava d'un tub de plàstic mal acabat. Al terra hi havia varies galledes apilades, caps d'escombra i una fregona mal escorreguda. Al fons unes lleixes de fusta suportaven pots de productes de neteja, paper de vàter i caixes rotulades amb el que devien contenir. Es va portar el porro a la boca i amb les dues mans, i fent equilibri per no posar cap peu entre galledes, va remenar una caixó on indicava que <text:soft-page-break/>el contingut era vernís. De l'interior en va treure una brotxa amb els pèls grisosos de tanta pintura que havien tocat, que se la va guardar a la butxaca. Movent les caixes en va trobar una que posava pintures que va deixar a sobre la moqueta del passadís. Eren llaunes petites, pel pes semblava que mig buides. De les cinc que hi havia es va decantar per les tres que li van semblar de to més fosc tot i que no n'hi havia cap del color negra que desitjava. Satisfet ho va entaforar tot de mala manera i sense ni apagar la llum va tornar a l'habitació.</text:p>
      <text:p text:style-name="P32"><text:tab/>Havia passat hores, o dies, dibuixant aquella foscor que l'envoltava en fulls de paper arreplegats al despatx del vaixell. Havia acabat amb bolígrafs, rotuladors, llapis de mines i carbonets. Guixava cada fulla blanca fins que no quedava res de llum. Llavors, negra com ell la volia, la penjava, amb una xinxeta, a la paret. Potser n'havia fet una trentena de dibuixos ja, creant un fosc mosaic que li decorava l'habitació. No era perfecte però, se n'adonava que com que utilitzava diferents gruixos, mides, colors, mai quedava uniforme: s'hi formaven petits foradets on la llum original de paper, o bé atenuada o bé clara, s'obria camí des de la foscor. S'ho havia mirat de lluny amb un somriure: aquella petits punts i imperfeccions no feien res més que donar forma a la particular constel·lació que estava creat a la paret on hi descansava el llit. Havia provat de dibuixar la lluna diverses vegades, però sempre l'acabava tapant perquè no aconseguia el traç que li demanava l'ànima. La foscor, en canvi, era perfecte en la seva imperfecció. La lluna havia de ser la de la Núria, si aconseguia recuperar aquell dibuix.</text:p>
      <text:p text:style-name="P32"><text:tab/>Va entrar a la cabina admirant l'obra mestre que s'estava gestant. S'imaginava com, gràcies a les pintures que havia aconseguit, la part de paret entre papers, on encara s'hi veia una barat simulació de la fusta quedaria tintada per una negror total. Seria el punt definitiu per l'espai profund que intentava plasmar. Va deixar els pots de pintura sobre el llit i va insistir sobre el porro que se li havia apagat de camí de tornada. Compulsivament, provava de treure flama d'un encenedor que se li resistia. Per on començaria l'espai profund? El racó als peus del llit, on hi havia tres fulls enganxats amb cinta, semblava un bon lloc des d'on iniciar la colonització. L'encenedor se li resistia tant que va tirar-lo amb totes les forces contra la paret del darrera, verge de pintura. En aquell moment va decidir que odiava aquella paret. Va agafar el que li quedava del porro i l'encastà entre dues làmines de la paret, apretant les dents. </text:p>
      <text:p text:style-name="P32"><text:tab/>Posseït per una força de voluntat que desconeixia, va destapar, amb ràbia, els pots. Tenia el color vermell, el marró fosc i el blau marí. Res del negre profund que necessitava. Ni aquell blau, ni aquell marró podien representar la foscor. Necessitava que causés por, pànic. El mateix que sentia ell quan el porro s'esvaïa com un núvol després de la <text:soft-page-break/>tempesta. Potser el mateix que havia sentit aquella noia el dia que ell, amb el cotxe, l'havia matat. Es va caure a terra, de cul. Apretava les mans tan fortament com podia, sentia que la vena del coll li explotaria en qualsevol moment. Sentia ràbia perquè ni hi havia negra mentre els ulls de la noia al retrovisor el miraven. </text:p>
      <text:p text:style-name="P32"><text:tab/>—La puta!!—va cridar mentre colpejava el terra amb mans i peus. </text:p>
      <text:p text:style-name="P32"><text:tab/>Es va aixecar sentint aquella foscor que provava de pintar i de treure's de sobre. S'havia de fer un altre porro, havia estat mala idea donar-se per vençut. Quan no fumava li tornaven els pensament persecutoris. Li tornava la culpa, en aquell moment que casi ja ho tenia tot fora. Feia hores o dies que no pensava en la noia. Sabia que alguna cosa el perseguia, però no recordava què. En aquell moment recordava què. O bé, alguna de les coses que. Va córrer fins a la bossa a buscar un altre encenedor, potser havia posat llumins també. <text:s text:c="2"/></text:p>
      <text:p text:style-name="P32"><text:tab/>Es va quedar parat, admirant l'espectacle que havia provocat a la moqueta. Al voltant d'on havia estat assegut no hi havia res excepte els tres pots de pintura. El contingut queia imparable sobre el terra que xupava el que podia. Es va fixar en els tres rierols confluint en un punt estrany on ja no era blau, ni marró, ni vermell. Amb la brotxa va remenar el resultat. El color era fastigós. No era la foscor profunda que ell s'imaginava: pura i sense incertesa; era una foscor marejant. Amb cada pinzellada perdia i guanyava coses que s'impregnaven entre els papers de la constel·lació Andreu. </text:p>
      <text:p text:style-name="P32"><text:tab/>Pintaria un mural en aquella paret que representaria tot allò que el perseguia; havia trobat el color. La negror que li recorria el cor, una obra gegantina, gens propera a res que mai s'hagués pogut fer, al menys en sentiment. Seria una obra a la paret d'una cabina d'una vaixell mercant, ningú en sabria trobar el valor, perquè no en tenia. Allò era molt més que cap valor material: havia trobat el color!</text:p>
      <text:p text:style-name="P32"><text:tab/>—Andreu! Andreu! —una veu infantil li va trencar la cadena de pensaments.</text:p>
      <text:p text:style-name="P32"><text:s/><text:tab/>Ningú el podia interrompre en el moment més culminant de la seva vida. Ni la Mary, ni el pare, ni el capità. Ni que el vaixell s'estigués enfonsant tampoc era una excusa vàlida en aquells moments històrics. No es podia trencar el flux de creativitat que li corria per les venes. Si no ho feia en aquell instant potser mai més tornaria a trobar el color, tampoc aquella força de voluntat.</text:p>
      <text:p text:style-name="P32"><text:tab/>Ignorant el que pogués estar passant a l'exterior va treure de la maleta els auriculars i es va submergir a les <text:span text:style-name="T1">dancing shoes</text:span> dels <text:span text:style-name="T1">Artics Monkeys</text:span> a tot volum. La paret s'estava convertint en un joia que tothom apreciaria amb el temps; va somriure. Va decidir que li era igual si la Mary pensava que estava passant d'ell, ho faria tot com si estigués sol. No es molestaria ni a fer veure que no hi era. Dins el pot de color marró hi va abocar <text:soft-page-break/>el que quedava a les altres llaunes i ho va remenar tot amb un bolígraf gastat. Després va tirar la barreja dins un vol brut on encara hi havia restes de sopa resseca. Si en la pintura si colava algun grumoll més intens ho farà tot, es va dir. Va suquejar la brotxa i va iniciar la metamorfosis cap a l'espai profund.</text:p>
      <text:p text:style-name="P32"><text:tab/>En el silenci que va haver-hi entre la cançó sis i la set va sentir els crits aguts de la nena acompanyats d'una forta plorera. Xisclava com una gata en zel mentre picava, a poc a poc i sense força contra la fusta que els separava. L'Andreu va mirar el vol i va tornar a sucar la brotxa, amb l'altra mà va girar la rodeta del volum dels auriculars fins arribar al màxim.</text:p>
      <text:p text:style-name="P32"><text:tab/>Quan es va acabar el disc i ja tenia un metre i mig quadrat de la paret pintada es va enretirar per agafar perspectiva sobre el que estava fent. Quatre dels fulls on hi havia pintada la constel·lació estaven ja completament bordejats per el color vertiginós que no sabia si li agradava o li feia vomitar, però que el tenia captivat. El color li provocava el mateix sentiment que el cor negre li manifestava. Era perfecte. </text:p>
      <text:p text:style-name="P32"><text:tab/>La Mary picava com si hagués d'esbutzar la porta.</text:p>
      <text:p text:style-name="P32"><text:tab/>—Calla d'una puta vegada!—va cridar.</text:p>
      <text:p text:style-name="P32"><text:tab/>Què feia allà aquella nena? On era el seu pare?</text:p>
      <text:p text:style-name="P32"><text:tab/>—Andreu! Obra'm! Obra'm! —se li entretallaven les paraules pel singlot llagrimós.</text:p>
      <text:p text:style-name="P32"><text:tab/>—Vés amb ton pare. No em toquis els collons!</text:p>
      <text:p text:style-name="P32"><text:tab/>El plor se li va fer més evident i alguna cosa va impactar en el pit de l'Andreu. Com si algú amb una bota de muntanya li acabés de donar una puntada. Li costava respirar.</text:p>
      <text:p text:style-name="P31"><text:tab/>—El pare... —Les paraules li sortien molt a poc a poc—. El pare... no hi és... no sé on és.</text:p>
      <text:p text:style-name="P31"><text:tab/>—Doncs espera'l a l'habitació. Aquí al passadís no hi fots res.</text:p>
      <text:p text:style-name="P31"><text:tab/>—On ha anat?</text:p>
      <text:p text:style-name="P31"><text:tab/>El plor havia tornat a esclatar a la porta de la seva cabina. L'Andreu va sentir un neguit que el va posar de més mal humor encara. No podia respirar. Odiava aquella paret on s'arrepenjava, per no ser cap obra d'art, odiava a la Mary, al seu pare, i a més sentia la necessitat de deixar passar a aquella nena que només li portaria que problemes. On era el seu pare? Aquell que se n'havia de cuidar. Perquè li queia la responsabilitat a ell? Va clavar un parell de cops de puny a la paret. Va mirar amunt, cap a la llum del passadís i va agafar aire. Després va obrir la porta.</text:p>
      <text:p text:style-name="P31"><text:tab/>La Mary estava desfeta en llàgrimes. El cabell, per primera vegada des que l'havia vist, li queia despentinat, amb nusos i una cua tan mal feta que s'havia convertit en un 'estropajo'. Per les galtes li regalimaven rius de pena que enxopien la samarreta vermella. <text:soft-page-break/>Semblava que vingués de fer una marató de tan xopa que estava. Entre els braços tenia un ós de peluix que plorava tant com ella, potser de la força que li estava fent contra el pit. L'Andreu es va enretirar perquè la nena pogués passar però ella es va aixecar, i sense preguntar, se li va abraçar a les cames. Va sentir un bloqueig que el va clavar allà mateix. Tanta emoció desbordada l'havia deixat amb la boca oberta. Els pèls del braç se li van eriçar. Tenia les mateixes ganes de plorar que la petita. Els motius, no en tenia ni idea.</text:p>
      <text:p text:style-name="P31"><text:tab/>Absent de la situació no va saber parar els peus a res i no va tornar a protestar. La Mary es va colar, ben a prop seu, fins a l'habitació mentre ell tancava, atònit, la porta. Quan va fer un parell de passes la sang li va tornar a moure's per dins. La nena es va asseure contra la paret, al costat del llit, en un tros que encara no era d'aquell color. Ho seria en algun moment, va pensar l'Andreu.</text:p>
      <text:p text:style-name="P31"><text:tab/>—On és el teu pare?</text:p>
      <text:p text:style-name="P31"><text:tab/> Ella va fer que no amb el cap mentre es tapava la cara plena de llàgrimes. L'Andreu es va acostar a ella i va posar el cul sobre el llit. Al peus tenia un problema que el superava. Si hagués estat una mica més gran li hagués clavat una coça i li hagués dit que el tornés a veure quan sabés parlar. Però, tot i que es negava, la veia com un ésser indefens, perdut. Com ell. Li va treure, de manera brusca, les mans de la cara. Li va donar un mocador i li va dir que es moqués i es treies tota aquella mucositat de la cara, que no la podia entendre. Va adonar-se'n que la nena no s'havia mocat mai ja que ho feia sense força, com si només passant el mocador per davant tot hagués de quedar net. El mirava aguantant-se les llàgrimes. Podia notar com esperava ser acceptada pel germà gran. Tot i que seguia igual de bruta com a mínim havia acabat de plorar. L'Andreu li va tornar a preguntar on era el seu pare. Veient que tornava a explotar a plorar l'Andreu va llençar un crit al cel i li va dir que deixés de plorar i li expliqués, a poc a poc, on era el seu pare. El crit la va espantar i la plorera no acabava. Es va aixecar, de mal humor, i va donar una puntada de peu contra la paret cridant més fort que la nena. Després, amb el peu adolorit, va obrir la nevera i en va treure una cervesa. Se la va beure mentre notava com la petita anava perdent forces, cansada de tant de plorar.</text:p>
      <text:p text:style-name="P31"><text:tab/>—Tinc gana!—va dir entre plors.</text:p>
      <text:p text:style-name="P32"><text:span text:style-name="T15"><text:tab/>L'Andreu va sentir un crit de ràbia que li sorgia de ben endins. Va esclafar la llauna que tenia a les mans i la va tirar, amb ràbia, contra la paret. No l'havia tirat a prop de la petita, però va sentir culpa al imaginar-se que realment el que hagués volgut era tirar-li al cap. A la nevera hi tenia alguna xocolatina, va pensar. Li va donar. La Mary va tallar en sec el plor i quasi devorant-li de les mans es va posar tanta xocolata com va poder a la boca. Quan s'havia acabat la xocolata l'Andreu li havia preparat l'ampolla d'aigua que la </text:span><text:soft-page-break/><text:span text:style-name="T15">petita va agafar de manera ansiosa. El mirava mentre bevia i ell li va tornar a demanar pel seu pare. Aquesta vegada, per sort dels seus nervis, la Mary no va esclatar a plorar. Li va explicar que la nit anterior havia marxat a ajudar a uns mariners i no havia tornat. Era difícil treure-li masses detalls. Li va dir que parlaven idiomes estranys, que el pare li havia dit que tornaria en una estona, mentre ella mirava </text:span><text:span text:style-name="T16">Frozen</text:span><text:span text:style-name="T15"> a la tauleta, però que no havia tornat.</text:span></text:p>
      <text:p text:style-name="P31"><text:tab/>Es va asseure a la cadira de l'escriptori. Segurament la Mary s'havia desorientat, potser això havia passat feia una estona i havia entrat en pànic. Va despenjar el telèfon de l'habitació i va marcar el número vint-i-tres, el de la cabina on dormia la Mary i el pare. Mentre sentia com el telèfon sonava la nena va obrir la nevera i va agafar, demanat permís, tot ensenyant-li, una poma. Onze, dotze, tretze senyals. A la cabina no hi havia ningú.</text:p>
      <text:p text:style-name="P31"><text:tab/>—Fa pudor! —va dir la Mary mentre mossegava la poma—. Eh, què estàs fent? Et posaran a la presó! No es pot pintar el barco!</text:p>
      <text:p text:style-name="P31"><text:tab/>—Calladeta estàs més guapa.</text:p>
      <text:p text:style-name="P31"><text:tab/>—Fa pudor!</text:p>
      <text:p text:style-name="P31"><text:tab/>Segurament feia molta pudor. A marihuana. A pintura. A humanitat. Va obrir la finestra que tenia al damunt de l'escriptori i una freda brisa marina va colar-se a l'habitació. Olorava a sal, a mar. Amb l'arribada d'allò se'n va adonar que sí, que feia pudor, hauria d'haver obert feia molta estona. Si algú de la tripulació entrava podien deduir que el que portava amagat dins la maleta. Potser fins i tot el podien tancar o trucar a les autoritats pertinents. Va notar com el el ritme cardíac li tornava a pujar. Tenia unes ganes increïbles de fer-se un porro. </text:p>
      <text:p text:style-name="P31"><text:tab/>—Què estàs fent?—La Mary refregava el dit per la barreja de pintura. Els ulls blaus de la petita el miraven desconcertats.</text:p>
      <text:p text:style-name="P31"><text:tab/>—No toquis res!</text:p>
      <text:p text:style-name="P31"><text:tab/>La va apartar de la seva obra sense fer-li mal però de la manera més brusca que va poder. El mural era seu i ningú hi podia col·laborar. Ella no ho podia entendre, era massa petita. De fet ningú ho podia entendre. Només quan estigués acabat i remogués a aquell que el mirés tot allò que el partia pel mig. La va agafar pel braç fins al llit, on la va deixar descansat sobre el coixí. Li va agafar el dit alçat que tenia de pintura i li va refregar per la samarreta vermella per eixugar-li. La nena cridava que l'estava embrutant. </text:p>
      <text:p text:style-name="P31"><text:tab/>—No et mouràs d'aquí—va afirmar ell, mentre li lligava una veta de la motxilla al braç amb més nusos dels que després sabria desfer. L'altra veta la va lligar a una de les potes de la taula escriptori. </text:p>
      <text:p text:style-name="P31"><text:soft-page-break/><text:tab/>Qualsevol persona adulta no hagués tingut cap problema per desfer-se d'aquelles senzilles esposes de roba, però tindria entretinguda una estona la Mary que es queixava de que li apretava el canell. Ell va tornar a agafar el telèfon i li va dir que callés, que estava buscant al seu pare. Quan el trobés ja la deixaria marxar a la seva cabina perquè no el pogués emprenyar més. S'havia d'estar quieta si volia que dediqués una estona a trucar per veure on podia estar. Podia dormir, si volia. Va apagar la llum i el so exterior del mar es va apoderar de l'habitació. Mentre marcava el número del pont la petita li va insistir que feia pudor, encara. </text:p>
      <text:p text:style-name="P31"><text:tab/>L'Andreu sentia un pes sobre les espatlles que el debilitava. Tractar amb persones en general podia ser molt pesat, tractar amb aquell incordi era una altra lliga. Culpava al pare per haver deixat a la Mary sola, però sobretot el culpava perquè en aquell moment era el seu problema. Podia trucar al pont, a la cantina, al majordom pesat. Hauria de resar perquè algú sabés on era el seu pare, sinó... què? La idea de dormir a la mateix habitació que aquell monstre li va causar molèsties a l'espina dorsal. Esperava que el pont algú agafés el telèfon. Va mirar a la petita. Estava estirada, amb la mà esquerra es toquetejava el nus de la veta mentre mirava al sostre, ja més tranquil·la. Un floc de pel castany li queia per sobre la orella, suat.</text:p>
      <text:p text:style-name="P31"><text:tab/>—Ja veuràs que de seguida trobarem al pare. — Es va sorprendre que aquelles paraules reconfortants li sortissin de dins. Del mateix lloc d'on sortia aquell color marejant que tant s'acostava a la foscor. <text:s/></text:p>
      <text:p text:style-name="P31"><text:tab/>El telèfon va donar senyal però, igual que a l'habitació ningú s'hi va posar. Va mantenir l'auricular a l'orella mentre veia com la Mary s'anava deixant portar per la son. Sentia com, poc a poc, les pulsacions li anaven baixant i recuperava una tranquil·litat estranya.</text:p>
      <text:p text:style-name="P31"><text:tab/>Va provar, tal com havia planejat, de trucar a la cantina, on ningú sabia res del seu pare i el majordom, que no li va agafar. Eren les dues de la nit. Potser dormia plàcidament. La Mary dormia. Va tapar-la amb el llençol que queia per la bora del llit. Li va fer fàstic fer-ho ja que era brut i feia pudor, però notava com la petita tremolava de fred. No va aconseguir deslligar-li els nusos que tenia al braç. Tampoc era tant mala idea, segurament estava tant cansada que podria descansar bé igualment. Per primera vegada des que havia pujat al vaixell veia a la seva germana sense sentir res negatiu, només observant aquella criatura com descansava en el mateix coixí on ell havia tingut malsons unes hores abans. La llum que entrava per la finestra tacava minsament la galta de la petita d'una blancor tènue. On era el seu pare?</text:p>
      <text:p text:style-name="P31"><text:tab/>Com que l'olor s'havia anat dissipant i a l'habitació ja estava refrescant va tancar la <text:soft-page-break/>finestra. Havia de trobar al seu pare. On dormiria ell, sinó, amb la petita ocupant el llit? Era estrany que ningú li hagués agafat el telèfon al pont, allà sempre hi havia alguna persona vigilant, potser no l'havien sentit, o no funcionava bé. Va mirar-se als peus: potser seria bona idea posar-se les sabates i pujar a veure si algú en sabia alguna cosa. Es va fixar en un forat que tenia al mitjó, entre el segon i el tercer dit. Les fibres de cotó s'havien anat esquinçant i ja es podia intuir l'ungla d'un dit, bruta i llarga. Es va preguntar quants dies feia que no es tallava les ungles. Les de les mans també les tenia llargues. Amb una pel·lícula de brutícia entaforada en la part que sobresortia del dia. Va sentir repulsió per les seves mans.</text:p>
      <text:p text:style-name="P31"><text:tab/>Abans de sortir de l'habitació, amb les botes i anorac posat, va fer una ullada a la seva germana. Roncava plàcidament abraçant l'osset que li faltava un ull. El llençol, que alguna vegada havia estat blanc, la tapava fins al coll. Ja no tremolava de fred. L'Andreu va sentir enveja mentre removia les butxaques tot buscant l'encenedor i la caixeta on guardava l'aixis. Feia molts anys que no gaudia d'un dormir tant tranquil com el que tenia al davant. El llençol pujava i baixava en cada respiració de la Mary. Estarà bé, es va dir. Després va esguardar el tros de mural que havia fet. A la penombra els punts de llum que representaven la constel·lació destacaven per sobre de la textura heterogènia de la paret. No podia veure el color que havia descobert, però podia intuir que estava allà. Esperant per continuar estenent-se. Va tancar la porta ple d'un sentiment que no reconeixia. Satisfacció, potser?</text:p>
      <text:p text:style-name="P31"><text:tab/>Va sortir a la coberta exterior, per on pensava enfilar l'escala cap al pont. La nit era fosca tot i que la lluna, tímida, els contemplava entre núvols, en forma d'arc filós. El mar es movia menys del que semblava caminant per l'interior de la nau. Semblava que avançaven enmig d'una calma sepulcral. El so del motor, que normalment monopolitzava l'ambient en aquella part del vaixell, també semblava menys violent que de costum. Com si avancessin a un ritme tant lent que el motor sonava suau. Arrepenjat a la barana hi havia un jove mariner que l'observava mentre fumava. No li veia el rostre, però sí el focus de la torre reflectit a les ulleres, les solapes de l'abric pujades per tapar-se del vent i uns cabells curts que esverats, havien perdut tot ordre. </text:p>
      <text:p text:style-name="P32"><text:span text:style-name="T15"><text:tab/>—</text:span><text:span text:style-name="T16">Bon suaret— </text:span><text:span text:style-name="T14">va dir el mariner traient-se la cigarreta de la boca.</text:span></text:p>
      <text:p text:style-name="P30"><text:tab/>—Has vist al pare de la nena?</text:p>
      <text:p text:style-name="P30"><text:tab/>A la que va arribar a la barana se'n va adonar que es tractava de l'Olivier, el grumet que li havia donat drogues feia unes dies. O havia estat al revés? Tenia un record molt confús d'aquella nit on havia estat a punt de tirar-se al mar.</text:p>
      <text:p text:style-name="P30"><text:tab/>—No c'est ton pare, també? —va preguntar el noi que fumava compulsivament. <text:s/></text:p>
      <text:p text:style-name="P30"><text:soft-page-break/><text:tab/>—Sí... L'has vist?</text:p>
      <text:p text:style-name="P30"><text:tab/>L'Olivier va negar amb el cap. L'Andreu es va dirigir cap a les escales quan va notar la mà del grumet que li demanava l'atenció.</text:p>
      <text:p text:style-name="P30"><text:tab/>—Andreu. Necessito la teva ajuda. M'ajudes? </text:p>
      <text:p text:style-name="P30"><text:tab/>—No. —va dir sense perdre el primer esglaó de vista.</text:p>
      <text:p text:style-name="P30"><text:tab/>—Mon ami. El teu pare pot esperar... tinc la clau del magatzem. Tens ganes de de beure una mica? Pensava endur-me algunes caixes a l'habitació. Necessito que m'ajudis. Et donaré ampolles del que vulguis. No tens alcohol, oi? O prefereixes alguna altra cosa? Ajuda'm i et dono el que vulguis.</text:p>
      <text:p text:style-name="P30"><text:tab/>Es va parar. Des de la tempesta no havia provat ni una gota. Va notar com la gola se li assecava demanant-li de genolls que deixés lliscar-hi un glop d'alguna beguda forta. Parlar amb el capità, posar-se a buscar el pare, preguntar... Tot allò requeria d'un coratge i unes ganes que només un parell de copes li podien donar. No era mala idea beure una mica abans de continuar.</text:p>
      <text:p text:style-name="P30"><text:tab/>—On són aquestes ampolles?</text:p>
      <text:p text:style-name="P30"><text:tab/>Van baixar per l'escala exterior fins a la coberta inferior. Allà l'Olivier va obrir la porta i l'Andreu el va seguir a través d'un passadís sense llum on mai havia entrat. Va notar el crec-crec d'uns vidres just a l'interior. L'Olivier li va fer un sorollós crit de silenci amb el dit davant la boca. Avançava a palpentes, amb la mà seguint el passamà i vigilant de no ensopegar amb res del terra. Hi havia galledes, alguna caixa, també un extintor i alguns trossos la moqueta eren xops. Van passar per davant de l'entrada de moltes cabines, una de les quals semblava la porta d'una càmera frigorífica. Li va preguntar a l'Olivier si estaven molt lluny, però ell el va fer callar altra vegada. Al passar per davant de l'última porta del passadís van sentir una acalorada discussió en filipí a l'altre costat. El grumet li va comentar que els filipins es passaven fins tard jugant a cartes.</text:p>
      <text:p text:style-name="P30"><text:tab/>Eren al final d'aquell llarg passadís. A l'esquerra hi havia una porta enreixada, com de presó. L'Andreu va acostar el cap entre els barrots per veure el que hi havia a l'altra banda mentre l'Olivier es remenava les butxaques. Va poder veure armaris enreixats on no podia veure-hi el contingut. Lleixes plenes de productes de primera necessitat. Va demanar al grumet si tenia algun tipus de llanterna però aquest va fer-lo callar altra vegada.</text:p>
      <text:p text:style-name="P30"><text:tab/>—No podem estar aquí! M'entens? No podem fer soroll! —va dir el grumet traient de la butxaca un manyoc de claus.</text:p>
      <text:p text:style-name="P30"><text:tab/>Li va donar a l'Andreu i li va dir que obrís el candau. Confús li va preguntar perquè no ho podia fer ell però l'Olivier havia desaparegut per una porta del darrera.</text:p>
      <text:p text:style-name="P30"><text:soft-page-break/><text:tab/>—Olivier! —cridava en veu baixa —On cony vas? Olivier!</text:p>
      <text:p text:style-name="P30"><text:tab/>Es va preguntar si aquell mariner li acabava de jugar. Si en aquell moment apareixia el capità i el trobava amb la clau a la mà a punt de robar la despensa del vaixell estaria de nou en problemes. No més dels que ja tenia, però nous problemes. Perquè li estava jugant d'aquella manera l'Olivier? Quin profit en podia treure ell de que el capità el cacés allà? Es va guardar el manyoc de claus a la butxaca i va posar la mà al passamà disposat a tornar cap a la superfície. Al cap i a la fi ell havia sortit a buscar el seu pare, no a robar quatre ampolles de rom. </text:p>
      <text:p text:style-name="P30"><text:tab/>—On vas? Obra la porta! — L'Olivier arrossegava una caixa gegant des de la foscor.</text:p>
      <text:p text:style-name="P30"><text:tab/>L'Andreu, més tranquil, es va treure de la butxaca la clau i va preguntar quina havia de fer servir. Amb la que tenia la funda lila va obrir el candau i va entrar al magatzem de productes sense taxes del vaixell. Hi havia cartrons de tabac, alcohol, xiclets, snacks, material d'higiene personal. Tot dins d'armaris enreixats que amb les diferents claus del manyoc havia d'anar desbloquejant. Embadat per la quantitat de coses que hi havia allà va anar avançant mentre al seu darrera sentia com l'Olivier arrossegava la capsa i l'anava omplint amb el contingut sencer de tot el que hi havia a les lleixes. L'Andreu va pensar que no aguantaria pas el pes de tanta cosa.</text:p>
      <text:p text:style-name="P30"><text:tab/>—És de fusta —li va dir el mariner—. Estas fort?</text:p>
      <text:p text:style-name="P30"><text:s text:c="2"/><text:tab/>L'Andreu es mirava desconcertat com l'Olivier, poseït per una força compulsiva estava omplint la caixa amb tot el que trobava. Trenta pastilles de sabó, mil bossetes de té, set-cents raspalls de dents. Perquè volia tot allò? No havien baixat a per l'alcohol?</text:p>
      <text:p text:style-name="P30"><text:tab/>—No sé si te n'has adonat —va explicar el mariner—. Però estem a la puta deriva, el capità és mort, el primer oficial boig i això està a punt de convertir-se en la puta jungla.</text:p>
      <text:p text:style-name="P30"><text:tab/>—El capità és mort?</text:p>
      <text:p text:style-name="P30"><text:tab/>—Si m'ajudes a pujar això a l'habitació et dono el que necessitis —li va dir mentre li tirava una ampolla de whisky a les mans.</text:p>
      <text:p text:style-name="P30"><text:tab/>Es va mirar l'etiqueta amb la poca llum que hi havia. L'Olivier li va dir que begués, que era bo. Només va poder veure l'any d'etiquetatge: 1984. Un whisky de trenta anys. Va desenroscar la tapa i se la va portar als llavis. Quan va notar com baixava la beguda se'n va adonar que no portava desoficador i li va notar una cremor al coll que li va fer explotar el contingut com si hagués fet ploure. Tossia mentre l'Olivier, mig rient, li demanava silenci. </text:p>
      <text:p text:style-name="P29"><text:tab/>Va esperar a que la tos li passés. Després va fer un glop. I un altre. I un altre. Era bo. Molt fort. Va pensar que després aniria a buscar al pare. El capità era mort? Va fer un <text:soft-page-break/>altre glop. <text:s text:c="5"/></text:p>
      <text:p text:style-name="P29">23. Andreu – 60, 62</text:p>
      <text:p text:style-name="P23">Estirat des del punt més alt del Batten Bay podia veure una petita llum que balandrejava enmig l'oceà nocturn. Es va incorporar i va apretar la vista. Provenia d'una llanterna que es movia de manera frenètica per l'interior d'una petita barca. De manera intermitent irrompia per les finestres circulars mentre el bot era bressolat per les ones. Potser es tractava d'un naufrag que, com ells, havia quedat al destí de la mar. Enlloc d'acostar-se, però, semblava que provava de guanyar distància. </text:p>
      <text:p text:style-name="P23"><text:tab/>Una veu al vent el va alertar: no era l'únic testimoni de la lluita entre el bot i el mar. Va parar l'orella per entendre què estava cridant algú des d'algun altra punt del Batten Bay. Era una mateix paraula que es repetia una i altra vegada, perdent, en cada intent, una mica de força. La veu, masculina, procedia d'alguna de les cobertes inferiors. Va treure el cap per la bora del balcó per identificar qui s'estava deixant el pulmó en esbufecs. Els crits de desesperació es van anant convertint en sons comprensibles que es van transformar en un nom clar: Núria. </text:p>
      <text:p text:style-name="P23"><text:tab/>Llavors se'n va adonar de la doble intenció que havia portat l'última conversa amb la marinera, feia menys d'una hora. Li havia dit que cuidés a la Mary i li havia regalat el dibuix de la lluna. En aquell moment la noia ja havia tingut clar que el destí la portaria lluny de tots ells. Va recordar els seus ulls nerviosos quan l'havia mirat per última vegada, mentre baixava l'escala. El que havia fet era un acte de tal desesperació que només era equiparable al suïcidi, va pensar. No sobreviuria en aquell mar, sense menjar, sense aigua. Sola. No tenia cap sentit que algú s'aventurés contra les ones, de nit, i sabent que la tempesta que hi havia hagut feia uns dies hagués acabat amb algú en un vaixell més petit.</text:p>
      <text:p text:style-name="P23"><text:tab/>L'inquietava no entendre perquè ho havia fet.</text:p>
      <text:p text:style-name="P23"><text:tab/>I si ell, foll, acabés fent el mateix? </text:p>
      <text:p text:style-name="P23"><text:tab/>La desaparició del pare. Després de la Mary. L'aïllament a l'habitació. La culpa. La irresponsabilitat. Les drogues. Tot eren premisses d'un final tràgic on en el millor dels casos acabaria com la noia. Va veure clar, per primera vegada des que havia salpat, que no tornaria mai a Barcelona. El destí l'esguardava des del pou més profund de les foses marines. La Núria ho sabia i per això havia marxat. Tots moririen, va pensar, fins i tot la Mary, sense aixecar dos pams de terra. Una llàgrima li volia regalimar galta avall, fregant-li a contra voluntat.</text:p>
      <text:p text:style-name="P23"><text:soft-page-break/><text:tab/>Els crits de desesperació es van convertir en una corredissa esbufegada que s'aproximava. Va treure el cap, intentant no ser vist, per la bora del balcó, quan va veure al mariner barbut arribar a l'últim esglaó del pis de baix, on hi havia la porta al pont. El mariner agafava alé després de l'ascens. </text:p>
      <text:p text:style-name="P23"><text:tab/>—Heu de girar! Turn around! —va cridar enmig d'un gall fruit de la falta d'aire.</text:p>
      <text:p text:style-name="P23"><text:tab/>L'Andreu va baixar el cap i serpentejant es va allunyar fins a l'altre extrem, des d'on no podia ser vist. Va arrepenjar l'esquena contra el que quedava de barana mentre esperava la resposta d'algun dels oficials que tenia sota seu. Les passes es van acostar a la porta que es va obrir violentament. Un cop sec va fer tremolar els pocs vidres que es mantenien en peu. Va provar d'acostar l'orella mentre el mariner insistia, cada vegada més llunyà que s'havia de canviar el rumb.</text:p>
      <text:p text:style-name="P23"><text:tab/>—What? Captain orders? —va dir una veu greu des de dins.</text:p>
      <text:p text:style-name="P23"><text:tab/>—La Núria, oficial,... ha caigut al mar... La Núria... està sola... en un bot.</text:p>
      <text:p text:style-name="P23"><text:tab/>L'últim que va sentir va ser la porta picar contra el marc. La conversa quedava esmorteïda entre les quatre parets del pont, i ell, al damunt del sostre, es moria de ganes d'entendre el que s'estaven dient. Va provar de clavar l'orella al terra gèlid però la placa metàl·lica no deixava sortir res. Resignat, es va tornar a estirar panxa enlaire, amb els peus sobre els barrots rovellats de la barana. La nit era fosca a més no poder; la lluna havia desaparegut entre núvols opacs. No podia veure cap estrella. El mar s'havia convertit en una gran taca fosca sense reflex. Va provar de buscar el bot per on l'havia vist per última vegada però la llum s'havia apagat i les ones camuflaven aquell tros de ferro com si la seva voluntat fos ser oblidat.</text:p>
      <text:p text:style-name="P23"><text:tab/>Mentre fixava la vista per provar de copçar cap moviment entre les aïgues la porta de baix seu es va tornar a obrir. Va treure el cap, de manera sigil·losa i es va trobar amb la coroneta despoblada del mariner barbut que sortia per la porta renegat. El va seguir fins que es va parar al marge de la coberta i amb uns prismàtics va posar-se a buscar el bot. L'únic soroll en aquell moment que podia sentir l'Andreu, a part de la seva respiració, era el tic-tic de la funda de les lents picant contra la corretja.</text:p>
      <text:p text:style-name="P23"><text:tab/>—Mira que estem agilipollats! —va deixar anar malhumorat.</text:p>
      <text:p text:style-name="P23"><text:s/><text:tab/>L'Andreu podia entendre la frustració que corria per les venes d'aquell home embarcat a contracorrent en una creuada que li venia gran. Seguien en el mateix rumb, per tant no li havien fet cas. Segurament ningú, a part d'ell, prenia cap importància al fet que la Núria hagués agafat un bot i s'hagués llançat al mar. Estava començant la lluita per <text:soft-page-break/>la supervivència, va pensar: poc a poc la crispació per decisions mal preses aniria en augment i la por s'aniria estenen pels cors dels mariners. Arribaria un moment on no hi hauria res més que una colla de nens espantats. Com ell.</text:p>
      <text:p text:style-name="P23"><text:tab/>Pensar allò el tranquil·litzava, el posava en la mateixa tessitura que la resta dels mortals, cosa molt poc usual. El mariner havia perdut a la Núria, altres el nord i ell havia perdut tantes coses que ja no en guardava el compte. La primera, però, era en aquell vaixell i encara era a temps de recuperar-la. El pare que mai havia tingut. La Mary el necessitava, fos on fos. Tot i que eren massa diferents a ell les circumstàncies el portaven a trobar-los. No volia morir sol, i tampoc volia sobreviure sol. Necessitava al pare.</text:p>
      <text:p text:style-name="P23"><text:tab/>S'havia acabat estar al marge de tot, si havia de sobreviure s'havien acabat el amagatalls. Tocava moure's.</text:p>
      <text:p text:style-name="P23"><text:tab/>Es va aixecar i va baixar tranquil·lament per l'escala que s'alçava al costat esquerra de la porta del pont. A coberta es va apropar al mariner barbut sense que aquest immutés la posició. No tenia la intenció d'espantar a ningú, però l'oficial va saltar al trobar-se'l al costat. L'Andreu, sense dir res i aparentant calma total, li va acostar el porro. Tenia la intuïció que el mariner necessitava allò que li estava oferint. Tot i així, el pols li tremolava, no el coneixia i no estava acostumat a aquella mena d'atacs d'empatia. El mariner el va agafar i en va fer una calada. Era estrany sentir una connexió tan forta amb algú pel fet que tenia tant por com ell. Però era així com ho sentia. Era capaç de preveure la reacció d'aquell home pel simple fet que havia viscut tants anys immers en la por i el desconcert que l'entenia com l'estat natural.</text:p>
      <text:p text:style-name="P23"><text:tab/>—Ha desaparegut entre les ones—va dir l'Andreu, amb un to calmat.</text:p>
      <text:p text:style-name="P23"><text:tab/>—L'has vist?</text:p>
      <text:p text:style-name="P23"><text:tab/>L'Andreu va fer que sí amb el cap i li va agafar el porro, d'on en va fer una calada, abans de tornar-li altre vegada a les mans brutes de greix. Li va explicar que havia vist el bot feia una estona: una llanterna que es movia entre finestres. Sense avisar la llum s'havia apagat i des de llavors l'havia perdut.</text:p>
      <text:p text:style-name="P23"><text:tab/>—Has vist el meu pare o la meva germana? Fa hores que ningú en sap res.</text:p>
      <text:p text:style-name="P23"><text:tab/>—No —va fer una pausa per fumar altra vegada—, <text:s text:c="2"/>has buscat a la cantina o a les sales d'estar? Me'ls havia trobat allà algun dia, jugant a cartes.</text:p>
      <text:p text:style-name="P23"><text:tab/>—He regirat tot el vaixell. </text:p>
      <text:p text:style-name="P23"><text:tab/>—També les bodegues?</text:p>
      <text:p text:style-name="P23"><text:soft-page-break/><text:tab/>No sabia ni a què es referia quan deia bodegues. Havia caminat per totes les portes obertes que havia trobat però n'havia trobar algunes de tancades: les que portaven al cor del vaixell, on reposaven les bases d'aquelles piles de contenidors. El mariner li va explicar, mentre es gratava la barba, que a través de la porta que hi havia a la sala de ping-pong, a la coberta inferior, podria arribar a l'interior del vaixell i des d'allà a totes les bodegues.</text:p>
      <text:p text:style-name="P23"><text:tab/>L'Andreu li va donar les gràcies però va pensar en què hi havien de fer el pare i la Mary a les bodegues del Batten Bay. No tenia cap sentit. Només si s'havien hagut d'amagar d'alguna cosa, o molt pitjor, si algú els havia obligat a baixar-hi.</text:p>
      <text:p text:style-name="P23"><text:tab/>Es va girar impulsivament quan va sentir que la porta del pont s'obria. Va sortir un mariner vell, amb les arrugues molt marcades i unes ulleres que delataven que feia dies que no dormia massa bé. Un núvol de mal humor li sobrevolava les celles super poblades mentre s'aguantava amb un braç al marc de la porta, com si no tingués prou equilibri per mantenir-se en peu.</text:p>
      <text:p text:style-name="P23"><text:tab/>—Tu! —va dir dirigint-li el dit índex—. <text:s/>Sé qui ets... he vist els correus electrònics. Que sàpigues que quan arribem a la costa de les Açores t'enviarem de cap a Barcelona. </text:p>
      <text:p text:style-name="P23"><text:tab/>Va notar un llamp de gel que li va travessar el cos, paralitzant-lo. Se li van eriçar els pels i la pell li va quedar tan blanca com la llet. No en tenia ni idea de quins correus estava parlant però en tenia prou en que se l'acusés d'alguna cosa per sentir-se culpable. N'era molt conscient, tot i les quantitat ingesta de substàncies que havia utilitzat per esborrar-ho, del mal que havia fet al món. Pensar en Barcelona li causava dolor. Li feia veure a la noia il·luminada per la llum blanca del cotxe. La mare. L'Oriol. Coses que feia una setmana tenia tant presents però que en aquell moment semblaven formar part d'una altra vida. D'una vida tant llunyana que ja s'havia fet la idea que mai tornaria a viure. Però sí: les conseqüències físiques i psicològiques seguien allà, la culpa el menjava per dintre. Tot el que tenia oblidat en primer pla seguia latent a flor de pell i en tromba se li obria pas per cada racó del cervell. Era el mateix nen egoista que havia atropellat a una noia i del qual la vida no tenia cap futur.</text:p>
      <text:p text:style-name="P23"><text:tab/>No li sortien les paraules. </text:p>
      <text:p text:style-name="P23"><text:tab/>—Hem de fer mitja volta —va insistir, visiblement nerviós, el mariner barbut—, no podem deixar a la Núria sola.</text:p>
      <text:p text:style-name="P23"><text:tab/>—En aquest vaixell ha regnat l'anarquia durant massa temps. —va fer una pausa per gratar-se un punt del coll que ja semblava esgarrapat—. <text:s/>Si la Núria té ganes de morir <text:soft-page-break/>jo no li impediré. Però la resta marxem cap a les Açores. He de vetllar per molta gent, no només per una noia desobedient que ens ha portat aquí.</text:p>
      <text:p text:style-name="P23"><text:tab/>Era el moment de desaparéixer de la vista d'aquell home que semblava estar al comandament de la tripulació, tot i que no era el capità que l'havia rebut dies endarrere. Va donar l'esquena a la conversa i es va dirigir cap a les escales.</text:p>
      <text:p text:style-name="P23"><text:tab/>—Tu, m'has sentit bé? —va insistir el nou cap. <text:s/></text:p>
      <text:p text:style-name="P23"><text:tab/>Pensava que se n'escaparia sense haver de sentir res més sobre aquell tema. Es va girar i va fer que sí amb el cap, sense aixecar la mirada del terra.</text:p>
      <text:p text:style-name="P23"><text:tab/>—No et moguis de l'habitació.</text:p>
      <text:p text:style-name="P23"><text:tab/>—Està buscant al seu pare— va indicar el mariner barbut. <text:s text:c="3"/></text:p>
      <text:p text:style-name="P23"><text:tab/>Va sentir una traïció molt punyent pel fet que el mariner digués allò al capità. Com si es tractés d'un secret horrorós que ningú podia saber. El va mirar desconcertat, després es va quedar expectant de quines paraules podien sortir de la boca de l'oficial. L'home semblava irritat pel comentari, com si no volgués més problemes al seu plat.</text:p>
      <text:p text:style-name="P23"><text:tab/>—A l'habitació! —va insistir, contundent —Tancat! Res de córrer pel vaixell.</text:p>
      <text:p text:style-name="P23"><text:tab/>—Gestiones el vaixell com si fos una presó. <text:s/>Vés amb compte. —El mariner barbut va alçar la mirada desafiant. —Si deixessis de beure a totes hores pensaries amb més claredat.</text:p>
      <text:p text:style-name="P23"><text:tab/>La tensió es podia tallar amb un ganivet. Efectivament, el principi de la fi ja havia començat. Si els mariners començaven a qüestionar al capità, si tothom començava a mirar pel seu propi bé i ningú pel comú el destí més probable era el naufragi. </text:p>
      <text:p text:style-name="P23"><text:tab/>Tot allò no anava amb ell. Va donar l'esquena al xoc de mirades. Sense pensar-hi gaire va baixar els esglaons de dos en dos fins a la coberta inferior. <text:s/>Al picar contra el terra del següent pis va notar com se li alleugerien les espatlles. Què podia saber el capità? O bé havien trobat el fax on una comissaria de Barcelona li demanava declaració o bé li havien entrat a la cabina i li havien trobat el botí. </text:p>
      <text:p text:style-name="P23"><text:tab/>Passejant sol, amb les mants a les butxaques, tota aquella por es va anar esfumant. Feia una brisa tranquil·la que olorava a port. Què estaria pensant la Núria quan havia agafat la barca i s'havia llençat al mar? O millor encara, què podia estar pensant en aquell moment, rodejada d'aigua i fugint de l'únic punt on hi havia gent en milles? Potser havia s'havia ensumat que els dies del sistema organitzat s'estaven acabant. L'Andreu va somriure: el caos comportava el benefici de l'oblit. Tots entrarien en un punt on l'únic que <text:soft-page-break/>tindrien al cap seria sobreviure. Es guiarien per l'instint més primitiu i només estarien pendents d'aquell instant, ningú tindria temps de jutjar el passat. </text:p>
      <text:p text:style-name="P23"><text:tab/>En la lluita per la supervivència els més forts s'imposarien i aquell qui no fos capaç de seguir el ritme seria deixat a l'estacada. Ell se'n sortiria, se li donava bé pensar en ell mateix. La Mary, en canvi, no estaria preparada per una cosa així. Si l'atrapava l'hecatombe d'homes desesperats cauria en un racó d'on no en sortiria. Esperaria que algú l'anés a buscar. Potser ja era en un racó esperant que algú l'anés a ajudar.</text:p>
      <text:p text:style-name="P23"><text:tab/>El dubte de què havia de fer el va anar remenant per dintre fins que es va plantar a la porta del dormitori. Si entrava, s'estirava al llit i es posava a fumar, cauria en l'atordiment que tant desitjava. Estaria fent el que el capità li manava: no es posaria en més problemes. Potser tot se solucionaria sol. Va pensar en la ingenuïtat d'aquella idea còmode.</text:p>
      <text:p text:style-name="P23"><text:tab/>Li provocava malestar pensar en el timbre de veu de la petita. El seu accent li resultava repulsiu i les ganes d'acaparar-li l'atenció li desfeien el sistema nerviós. El més fàcil hagués estat entrar i fer veure que res no anava amb ell, però enlloc d'allò, i sense saber massa perquè, va treure la mà del pom i va donar l'esquena a la porta del seu santuari. Va caminar decidit cap a les escales per baixar a l'únic lloc del vaixell que encara no havia visitat: les entranyes.</text:p>
      <text:p text:style-name="P23"><text:tab/>Al arribar a la planta principal el va sorprendre l'absència de llum. Només quedaven enceses les llums verdoses sobre les portes d'emergència. Va ajudar-se de les parets per avançar fins a l'accés del següent pis. Quan va mirar avall no va veure res. Recordava uns esglaons molt més empinats que l'escala central així que es va arrapar de la barana i es va entaforar pel forat, graó a graó, fins a baix de tot.</text:p>
      <text:p text:style-name="P23"><text:tab/>La porta del gimnàs era oberta i deixava anar una claror espectral que dançava. Va sentir un soroll regular d'alguna cosa que rodolava. Era una pilota de ping-pong que seguia el balandreig de les ones pel terra de l'estança. Va entrar confiant en la poca llum que entrava a través de la finestra circular. Al centre hi havia la taula on els mariners passaven hores mortes jugant. Arrepenjada contra la xarxa hi havia una pala que allargava l'ombra cap a ell, com si el volgués tocar. Al aixecar el cap va veure que la lleixa on hi guardaven la col·lecció de llibres havia cedit i el terra que ocupava la part més llunyana era plena de novel·les barates rebregades. </text:p>
      <text:p text:style-name="P23"><text:tab/>La mirada se li va quedar clavada en un dibuix que sobresortia d'entre portades descolorides. Hi destacava un enorme rellotge de paret que s'havia parat a les dotze i <text:soft-page-break/>cinc. Paraules en forma d'espiral sobrevolaven al voltant del seu traç irregular. La cal·ligrafia era estirada, feta de manera que li costava distingir una ela d'una essa. Li va semblar que eren paraules en francés, per la quantitat d'accents que les decoraven. Alguna cosa el captivava del dibuix, com si la llum en moviment que hi havia a l'estança estigués provant de posar en marxa el rellotge parat durant molt de temps. </text:p>
      <text:p text:style-name="P23"><text:tab/>La porta que li havia indicat el mariner barbut era a una llarga passa pel damunt dels llibres escampats. Va procurar no trepitjar-ne cap mentre s'hi acostava. </text:p>
      <text:p text:style-name="P23"><text:tab/>El mànec semblava més propi d'un frigorífic industrial que d'una cabina del Batten Bay. Procurant no trepitjar cap novel·la va estirar amb força del pom. El grinyolar de les frontisses van submergir l'estança en l'estridència, però no va parar fins que li va donar la sensació que n'havia obert ben bé més d'un parell de pams.</text:p>
      <text:p text:style-name="P23"><text:tab/>Mentre es massejava el palmell de la mà esquerra, adolorida per la força que havia fet, va fixar-se en un paper del terra que havia trepitjat sense adonar-se'n. Hi havia la frase en anglés «Keep Out», escrita en bolígraf. El que ho hagués fet se li havia acabat la tinta a mitja execució, ja que la te final estava més gravada que escrita. Tenia un tros de cel·lo ple de pols que segurament s'havia desprès del lloc on era penjat. <text:s/>Va tornar a mirar a l'entrada que tenia al davant. </text:p>
      <text:p text:style-name="P23"><text:tab/>Va tirar el paper a terra i es va acostar als dos pams que havia aconseguit obrir. Només treure el cap va notar una fredor que li va glaçar la pell. La teoria del frigorífic es va esfumar al tocar les parets laterals i adonar-se'n que es tractava d'un llarg passadís. No hi arribava cap llum, allà. Tot era aclaparat per una foscor enganxifosa que no deixava identificar cap referència a ull nu. Si el pare o la Mary estaven dins potser havien provat d'obrir la porta i ningú els havia pogut sentir. No tenia cap ganes de quedar-se tancat allà tancat així va agrupar una pila de llibres i els va posar entre la porta i la paret, de manera que fessin de tope. Es va assegurar que no es movia.</text:p>
      <text:p text:style-name="P29"><text:tab/>Amb la via de tornada assegurada va mirar endavant. Cap a la foscor que li gelava els óssos. Va fer una passa endins. El peu dret, però, no va trobar on aterrar. Va fer un crit de sorpresa que se'l va emportar avall per un sot inesperat. Va picar amb el cap contra el marge d'on va provar, sense èxit, d'arrapar-se. Mentre queia va nota una cosa viscosa que li embrutava el front. Després va xocar contra un terra fred que no el va esmorteïr. Li va sortir un crit de dolor de les entranyes. Pres del pànic va provar de moure el cap, les mans. Estava tant adolorit que necessitava reposar un moment la vista. Va tancar els ulls i un regalim del que li queia pel front li va arribar als llavis. Era la sang del cop que s'havia clavat al entrar. Volia aixecar-se, curar-se la ferida, cridar, tornar a l'habitació. Estava tant <text:soft-page-break/>cansat, però, que es va adormir.</text:p>
      <text:p text:style-name="P29"/>
      <text:h text:style-name="P49" text:outline-level="2">26. Andreu – 62,67</text:h>
      <text:p text:style-name="P23">Quan s'aixeca està desorientat i no troba ni l'escala per tornar a pujar. Avança com pot a palpentes. Els ulls no s'acostumen a la foscor. Perd la noció del temps. Xoca contra algunes caixes de les que l'Olivier havia deixat tirades, troba xocolatines i beguda. N'agafa i avança i avança sense saber massa bé on va. Crida al seu pare i a la seva germana. </text:p>
      <text:p text:style-name="P29">Després d'infinit temps, per la seva percepció, l'Andreu veu una llum. S'hi acosta i es troba al seu pare tancat per dins en una sala de manteniment. Li diu que s'allunyi d'allà, que està malalt, que no sap què és però les rates moren al seu voltant. Li pregunta per la seva germana i l'Andreu es derrueix; no la troba. Els retrets volen contra el pare moribund. Treu la rabia que porta dins. Cansat, li explica que va atropellar a una noia. Que no sap perquè fa el que fa. El pare li diu que tots estem perduts, que no ha de ser com ell, que pot ser millor, que cuidi de la petita. El pare ja no respon i ja no hi ha llum. Continua caminant com pot fins que arriba a un racó on cau rendit. </text:p>
      <text:p text:style-name="P29"/>
      <text:h text:style-name="P49" text:outline-level="2">28. Andreu – 67</text:h>
      <text:p text:style-name="P19"><text:tab/>Per enèsima vegada va aclucar els ulls i els va obrir de cop. Volia despertar del malson però seguia en el mateix punt. Immers en una foscor que no li permetia distingir quan descansava la vista de quan hi posava tota l'atenció. Les ninetes no s'adaptaven a aquella densa foscor.</text:p>
      <text:p text:style-name="P19"><text:tab/>El terra era fred. La paret on s'arrepenjava també. Havia palat al seu voltant però no hi havia cap rastre de l'escala per on havia baixat a aquell inframón. Li feia mal la cama. S'havia endut la pitjor part intentant caure dempeus. El genoll de li havia rebregat d'una manera que l'havia obligat a deixar anar un crit aspre. No creia tenir res trencat però cada vegada que posava el pes a la banda esquerra se'n recordava de tots els mals.</text:p>
      <text:p text:style-name="P19"><text:tab/>No havia baixat sol. Al seu costat havia caigut, malmés, “a la recerca del temps perdut”. Algunes pàgines s'havien rebregat en l'impacte de manera que semblava que hi hagués deixat un punt a la meitat. Aquell tros de realitat s'havia convertit en el seu únic aliat en una atmosfera tant asfixiant. El portava sota l'aixella, d'on no el pensava deixar caure més. Hagués llegit si una mica de claror li hagués permés. </text:p>
      <text:p text:style-name="P19"><text:tab/>S'havia intentat aixecar diverses vegades sense èxit. Només amb la cama estirada el genoll li deixava de fer mal.</text:p>
      <text:p text:style-name="P19"><text:soft-page-break/><text:tab/>Tenia un trau el front de quan havia picat contra la paret al caure. Li regalimaven, molt lentament, algun líquid per la galta. Quan el va tastar traient la llengua per la comissura del llavi va entendre que era sang. Va arrencar un parell de pàgines i les va utilitzar per eixugar-se com va poder la cara. Després les va doblegar i va pressionar sobre la ferida. Es pressionava amb força fins que li va donar la sensació que la cosa estava parant. La fulla de paper era xopa. La va apretar amb les dues mans, la convertí en una pilota de paraules i sang i la llançà tant lluny com va poder. </text:p>
      <text:p text:style-name="P19"><text:tab/>Altra vegada va provar d'alçar-se. Ho va fer sense deixar d'estirar la cama i apretant l'esquena amunt contra la paret. Va deixar anar un crit de dolor. El llibre li va caure a terra. Va dubtar si deixar de pujar i recollir-lo però ja havia arribat a tal punt que el més intel·ligent era continuar apretant. Va deixar anar un llarg crit fins que va aconseguir quedar-se dret. Les cames li tremolaven mentre s'arrapava a la paret metàl·lica que tenia al davant.</text:p>
      <text:p text:style-name="P19"><text:tab/>Va omplir els pulmons d'aire i procurant arrepenjar-se de la cama dreta es va ajupir per recollir el temps perdut. El va tornar a deixar sota l'aixella. Al seu voltant només hi havia negror. Va fer un pensament i ajudant-se de la paret va moure un peu darrera l'altre. A poc a poc, cap a qualsevol direcció.</text:p>
      <text:p text:style-name="P19"><text:tab/>Tantes hores li havien fet perdre la noció del temps. També de l'espai. Aquell laberint es convertia en una metàfora del que li passava pel cap. Camins que no portaven enlloc.</text:p>
      <text:p text:style-name="P19"><text:tab/> El pare l'havia abandonat de nou. Pensar-ho li feia bullir les entranyes i l'obligava a gesticular amb els braços amunt i avall. Feia ressonar les parets metàl·liques a base de cops de puny. Es mossegava els llavis amb força. I després callava una altra vegada, per continuar la marxa a les fosques per les entranyes del vaixell.</text:p>
      <text:p text:style-name="P19"><text:tab/>Feia hores que havia perdut el rumb. </text:p>
      <text:p text:style-name="P19"><text:tab/>Avançava a poc a poc, sempre amb una mà resseguint la paret ja que les ninetes no hi havia manera que s'adaptessin a aquella densa foscor. Els passadissos li semblaven sempre iguals, com si hagués entrat en una quadrícula. Una vegada arribava al final d'un, en trobava dos més, un cap a cada mà, i després dos més i després dos més. Li donava la sensació que donava voltes en cercles per aquell laberint de metall. </text:p>
      <text:p text:style-name="P19"><text:tab/>Per culpa del pare havia de cuidar de la Mary. Ho havia fet altra vegada. Deixant la càrrega als que quedin i fugint de qualsevol responsabilitat. Com ho havia fet amb la mare, quan l'havia deixat sola amb ell. Una càrrega.</text:p>
      <text:p text:style-name="P19"><text:tab/>Sol.</text:p>
      <text:p text:style-name="P19"><text:tab/>A les fosques.</text:p>
      <text:p text:style-name="P19"><text:soft-page-break/><text:tab/>Una cadira que res a veure tenia amb el seu entorn reposava al mig del camí. Hi va topar. Era de fusta, amb el seient de mil tires de mimbre. Com aquella que tenia a l'habitació de casa quan era petit. Se la va imaginar de color turquesa, amb topos de colors grocs i vermells. Com si un nen petit l'hagués decorat amb un pinzell fet malbé.</text:p>
      <text:p text:style-name="P19"><text:tab/>Hi va seure. Cansat i sense saber què fer. Va descansar el llibre sobre la falda. El va obrir per l'arruga que havia causat la caiguda. Hagués llegit. Enlloc d'això es va deixar caure mort. Potser dormiria.</text:p>
      <text:p text:style-name="P19"><text:tab/>Tenia tant gana com por. Va palpar la paret que tenia a l'esquerra. Era de metall, com totes les que havien existit a la seva nova vida allà baix. Esgotat va recollir les mans al damunt del llibre i va aclucar els ulls.</text:p>
      <text:p text:style-name="P19"><text:tab/>Tres minuts després es va aixecar d'un rampell i va donar una puntada de peu a la cadira que el subjectava. Aquesta va desaparéixer passadís enllà i ell va tornar a deixar anar un crit de dolor. </text:p>
      <text:p text:style-name="P19"><text:tab/>Si ell tenia por la seva germana en tindria més. Podia estar en qualsevol lloc d'aquelles bodegues. O podia no ser-hi. Si estava amb ell segurament estaria abatuda en un racó. S'hauria endormiscat entre plors i no el sentiria quan passaria pel seu costat. Potser ja havia passat pel seu costat.</text:p>
      <text:p text:style-name="P19"><text:tab/>—Mary! Mary! —va cridar. </text:p>
      <text:p text:style-name="P19"><text:tab/>La cama ja no li feia el mal de la caiguda. Ara, però, les notava cansades. Amb ganes d'una banyera d'aigua calenta, un bon sopar i reposant sobre el matalàs de l'habitació de casa la mare. Tornar a veure aquelles taques al sostre. Els continents. Fumar-se un porro.</text:p>
      <text:p text:style-name="P19"><text:tab/>Es va palpar la butxaca: no tenia ni l'encenedor ni la bosseta amb marihuana.</text:p>
      <text:p text:style-name="P19"><text:tab/>Ho havia fet diverses vegades. Potser en alguna d'elles tindria la sort de trobar-se amb una burilla encara aprofitable dins els pantalons. </text:p>
      <text:p text:style-name="P19"><text:tab/>Una sensació coneguda l’atrapava quan pensava en el que li podia haver passat a la seva germana. Li pujava des de les puntes dels dits del peu fins al coll. On l’ofegava. Va tornar a donar un cop de puny contra la paret. Un so esmorteit el va rodejar i al munyó rascat se li va obrir una ferida. Va cridar impotent tapant-se amb la mà esquerra el brot de sang.</text:p>
      <text:p text:style-name="P34">De cop va veure una llum blanca que pendolejava al final de passadís. Semblava una llàmpara de gas penjada d’un clau. Com si estigués en un racó profund d’alguna mina. Tal com havia arribat va desaparèixer. Un moviment fugaç que no li va permetre res més que girar el cap.</text:p>
      <text:p text:style-name="P34"><text:tab/>--Hola?</text:p>
      <text:p text:style-name="P34"><text:soft-page-break/><text:tab/>Va moure’s a poc a poc cap al final del passadís. Una mà contra la paret, l’altra penjant morta de dolor. La llum, va tornar a fer un incís, per després tornar a desfer-se. I així, de manera intermitent, va convertir-se en el far a seguir. Llunyà però regular. Podia preveure ja, que cada cinc segons aquell bri d’esperança li tornava a mostrar el camí. Potser algún punt d’on en penjava una sortida cap a la superfície. O cap al mar.</text:p>
      <text:p text:style-name="P34"><text:tab/>A mida que es va anar aconstant tot allò que envoltava la situació de la làmpada es revelava. Un rostre banyant per aquella llum l’esperava. En podia reconeixer un nas arrodonat, una galta banyada de claror. Un pèdol que revelava un floc de cabells que es passejaven per sobre l’ull. - Hola? Mary? Queda’t aquí! Que ja vinc.</text:p>
      <text:p text:style-name="P34"><text:tab/>Semblava una noia. Dreta. Quieta. Mirava amunt amb la boca oberta. Com si esperés que aquella llum la banyés com una pluja. El poc que podia distingir d’ella li feia pensar en la Mary però no les tenia totes. Podria tractar-se de qualsevol noia. No era capaç de reconeixer-li res. Va sentir-se trist, no aocnesguia fer-se al cap, tampoc, una imatge mental de la seva germana. Només l’havia conegut uns dies, es va excusar tot i sentir-se malament.</text:p>
      <text:p text:style-name="P34"><text:tab/>Va accelerar el pas, obviant el dolor que li resseguia la cama. Redringava el terra accelerat. Es creava un remolí de sons d’ecos en cada passa. Com si una cadena estigués enfilant una roda dentada. La distància no guardava cap relació amb la realitat. Havia recorregut tants metres en línia recta com per haver sortit disparat per la proa del vaixell. En canvi allà semblava que la fi no arribaria mai. Tampoc la distància que el separava de la noia, que no hi havia manera que es reduís de manera considerable.</text:p>
      <text:p text:style-name="P34"><text:tab/>Va parar esbufegant. La peça que estava deixant sortir la llum també va parar la seva particular intermitència i la noia va quedar exposada.</text:p>
      <text:p text:style-name="P34"><text:tab/>No era la Mary. Sinó una noia de la seva edat. Morena. Amb un nas arrodonat i unes galtes vermelles. Tenia el cabell deixat anar de qualsevol manera, moll. Vestia un vestidet d’estiu, ple de flors, molt festiu. A la mà tenia les sabates i els peus descalços descansaven bruts sobre la superfície freda.</text:p>
      <text:p text:style-name="P34"><text:tab/>-Qui ets? - va dir, tremolant.</text:p>
      <text:p text:style-name="P34"><text:tab/>El vestidet es va remoure per una brisa estranya que no semblava venir d’enlloc. Va notar una fredor a la cara, un aire enclaustrat que s’esmunyia passadís enllà. El rostre de la noia, impassible, va glaçar la sang de l’Andreu. En aquell instant i davant d’aquella escena espectral hagués preferit no acostar-se a la llum. La noia, en un moviment lent, va <text:soft-page-break/>girar el cap en la seva direcció. Quan els ulls d’ella se li van creuar va caure de genolls a terra. La part fosca que fins llavors havia estat oculta pels cabells mostrava un brot de sang que li regalimava des de la cella fins al vestit blanc, formant el que li havien semblat que eren petites roses.</text:p>
      <text:p text:style-name="P34"><text:tab/>No va poder mirar-la més. Es va portar les mans a la cara, tremolant, i va arrencar un plor d’impotència. Coneixia la mirada d’auqella noia innocent. Un fantasma que l’havia perseguit de de la nit Barcelonina. Era la noia que l’havia portat a aquell vaixell. Tot el que havia fet per fugir l’arraconava a aquell instant. Al Batten Bay.</text:p>
      <text:p text:style-name="P34"><text:tab/>Se sentia enterrat sota les roques del port. Com si els records s’haguéssin convertit en lloses que l’enterraven sense poder sortir. L’enfonsaven endins en el mar d’on no en podia treure ni una glopada d’oxígen. Les conseqüències que feia temps evitava per fi l’havien atrapat. La noia el jutjaria i l’obligaria a morir en la humillació. O potser a viure en una vergonya on no valdria la pena viure. Si feia unes nits hagués mort al mar tot hauria estat més fàcil.</text:p>
      <text:p text:style-name="P34"><text:tab/>Tornar a mirar els ulls de la jove el mataria. NO ho podia fer. NO podia ni alçar el cap, abatut per la llosa del passat.</text:p>
      <text:p text:style-name="P34"><text:tab/>Se’n va adonar que plorava al terra amb el front picant contr el metall. Com un penitent. Volia obrir la gola i demanar perdó. Volia repetir allà on havia errat. Potser li podia regalar la vida a aquella jove d’alguna manera. Faria el que ella li demanés. Volia obrir l’esòfag però no podia respirar. Quan intentava parlar només li sortien babes i sorolls incomprensibles.</text:p>
      <text:p text:style-name="P34"><text:tab/>Va notar la mà de la noia que li acariciava el cap.</text:p>
      <text:p text:style-name="P34"><text:tab/>Perdona’m. Va pensar. Et regalo la meva vida, només diga’m què vols que faci. Estic cansat. Cansat de fugir de tu. Si su plau, perdona’m.</text:p>
      <text:p text:style-name="P34"><text:tab/>-Segur que fuges de mi?- li va semblar sentir.</text:p>
      <text:p text:style-name="P34"><text:tab/>Tenia una daga clavada al cor que l’apretava.</text:p>
      <text:p text:style-name="P34"><text:tab/>Es va estirar a terra, de costat, en posició fetal. S’agafava les cames mentre plorava desconsoladament.</text:p>
      <text:p text:style-name="P34"><text:tab/>Sense voler va picar amb el genoll contra la paret i va haver d’obrir els ulls de dolor. Tenia un tel de llàgrima que li difuminava l’entorn.Estranyat, no va veure el vestit de flors de sang. La noia ja no era allà. El punt de llum va desaparèixer despŕes de dos <text:soft-page-break/>intermitències més. La foscor li va tornar a caure al damunt.</text:p>
      <text:p text:style-name="P34"><text:tab/>Es va eixugar les mans a la samarreta, despŕes també les llàgrimes que li embrutaven la cara. El pit, adolorit, va agafar poc a poc el ritme de respiració normal. Va estirar-se de cap enlarie. Havia estat tot tan real. Va tornar a buscar al noia amb la mirada, després palpant el seu entorn. El fantasma havia desaparegut. El sentiment de culpa no. Hauria d’apendre a viure amb allò a dintre.</text:p>
      <text:p text:style-name="P34"><text:tab/>Va sentir una aire fred que se li passejava pel peu. Com si altre vegada la noia li volgués fer pessigolles. Va fer un salt per apartar-se d’auqells dits llargs. A diferència d’abans ara sentia un fred que li recorria tot el cos. La pell de gallina. Es tractava d’un vent corpòri, una mà invisible que no el deixava en pau. Es va arraconar contra la paret intentant fusionar-se amb ella.</text:p>
      <text:p text:style-name="P34"><text:tab/>No deixava endarrera la fredor. No ho podia veure però allà hi havia alguna cosa que li volia fer la guitza. Horroritzat va tocar-se la bamba i es va trobar un moc llafiscós que no volia deixar-se anar. Va apartar la mà de seguida i la rastregar per la paret per tal de desempallegar-se d’aquell moc que ara també se li havia enganxat a la mà.</text:p>
      <text:p text:style-name="P34"><text:tab/>Un raig de llum va caure altra vegada entre les ombres. Sorgia del mateix punt recòndit d’abans. Igual de intermitent li va mostrar una substància fosca que es passejava per la costura de la bamba. Va deixar anar un crit al veure com s’extenia i li refredava l’extremitat.</text:p>
      <text:p text:style-name="P34"><text:tab/>Portat per la innèrcia del supervivent es va descalçar toscament. Va llençar la bamba passadís endarrera i va arrencar a còrrer en un galop coixejant.</text:p>
      <text:p text:style-name="P34"><text:tab/>Va parar cinc minuts després. Exhaust i a les fosques. Ja no tenia forces per plorar, cridar o donar cops contra les parets. Moriria allà dintre. De gana. De sed o engloit per uina humitats que se’l volien cruspir.</text:p>
      <text:p text:style-name="P34"><text:tab/>I si aquella noia havia estat el fantasma de la noia que va atropellar? Perquè li havia tocat el cabell enlloc de venjar-se de manera morbosa? Potser ja ho estava fent.</text:p>
      <text:p text:style-name="P34"><text:tab/>Va tancar el ulls. Va arrepenjar-se a la paret. Un suspir de rendició li va recòrrer el cosa. Cada vegada tenia més sentit acabar allà dintre. Barrejat entre tenebres.</text:p>
      <text:p text:style-name="P34"><text:tab/>Feia una estona, quan encara donava voltes perdut, se li havia passat pel cap que en qualsevol moment desperteria suat a la llitera del camarot. Potser fins i tot a la seva habitació de Barcelona. Aquesta idea ja havia perdut tot el sentit. No es despertaria mai <text:soft-page-break/>d’allà. El malson serien les últimes hores de la seva accidentada vida.</text:p>
      <text:p text:style-name="P34"><text:tab/>Un nou punt de llum va eixir a l’horitzó. otser hi havia estat tota l’estona, però ara es feia més evident. No era intermitent com abans, sinó d’un vermell impassible. Era petit, i llunyà, però lúnic punt on podia apuntar el poc que li quedava de seny.</text:p>
      <text:p text:style-name="P34"><text:tab/>A cada passa la llum es feia més intentsa i impregnava l’ambient del dens camí.</text:p>
      <text:p text:style-name="P34"><text:tab/>Es va deturar quan va poder tocar amb la mà la bombeta de la paret. Era una llum d’emergència vermella envoltada per una carcaça metàl·lica. Al costat hi havia una porta de ferra amb una finestra circular al mig. Va apretar la cara contra el vidre. Tot era fosc a dintre. Va provar d’obrir però la manivel·la en forma de volant semblava estar encastada en algún punt. No cedia ni mig centímetre. Com si des de l’altra costat s’hagués bloquejat.</text:p>
      <text:p text:style-name="P34"><text:tab/>-Hi ha algú? - va dir una veu en runes des de l’interior.</text:p>
      <text:p text:style-name="P34"><text:tab/>A l’Andreu se li van tornar a posar els pels de punta.</text:p>
      <text:p text:style-name="P34"><text:tab/>-Pare?</text:p>
      <text:p text:style-name="P34"><text:tab/>Amb més força va provar d’obrir la palanca. De cop, a dins, la llum es va encendre i l’Andreu va saltar contra el vidre altra vegada.</text:p>
      <text:p text:style-name="P34"><text:tab/>El pare jeia al fons d’una petita habitació de manteniment entre pots de pintura, mangueres i estanteries plenes de eines. Tenia el rostre pàlid, xuclat. I el cos semblava desinflat dins la seva roba, com si haguéssin desinflat un globus punxant amb uan agulla molt fina. Laparet del seu darrera estava decorada amb un mural del moc que s’havia acosneguit treure de la sabata. Per l’espatlla, arrepenjada en aquella paret, li pujava també per la cara la foscor impregnosa. Un gran mural en moviment que li arribava a la comisura del llavi i poc a poc li podia arribar a dins.</text:p>
      <text:p text:style-name="P34"><text:tab/>-On cony eres?- va dir l’Andreu.</text:p>
      <text:p text:style-name="P34"><text:tab/>Va veure com el pare obria la boca per contestar. La majoria de dents li havien saltat.</text:p>
      <text:p text:style-name="P34"><text:tab/>-Andreu, fill.Marxa.</text:p>
      <text:p text:style-name="P34"><text:tab/>-Si, és clar -va dir, fent forçá per obrir la porta-, altra vegada vols escapar? No em pots tornar abandonar! No pots!</text:p>
      <text:p text:style-name="P34"><text:tab/>La palanca no cedia.</text:p>
      <text:p text:style-name="P34"><text:tab/>-No ho provis. L’he tencata per dins. Aquesta cosa es quedarà amb mi. La Mary, com <text:soft-page-break/>està?</text:p>
      <text:p text:style-name="P34"><text:tab/>-La Mary? Fill de puta! Només t’interessa aquella mocosa. I jo què?</text:p>
      <text:p text:style-name="P34"><text:tab/>El va pare es va quedar amb la boca oberta. Volia dir alguna cosa però semblava no saber quina. - I jo què? No pots tornar a marxar, la Mary és el teu problema no el meu.</text:p>
      <text:p text:style-name="P34"><text:tab/>-No obris, Andreu.</text:p>
      <text:p text:style-name="P34"><text:tab/>L’Andreu, de manera violenta va començar a picar a puntades de peu contra la palanca. Després cops de puny contra el vidre. - Andreu, calma!</text:p>
      <text:p text:style-name="P34"><text:tab/>Estava esgotat, rodejat per un núvol d’humitat.</text:p>
      <text:p text:style-name="P35"><text:tab/>Cuida d ela teva germana.</text:p>
      <text:p text:style-name="P34"><text:tab/>No és la meva germana, fill de puta. És el teu problema, no el meu.</text:p>
      <text:p text:style-name="P34"><text:tab/>-Andreu.. - Qui cuida de mi, eh?</text:p>
      <text:p text:style-name="P34"><text:tab/>Es va veure les mans brutes arrepenjades al vidre. Les tenia plenes de grassa, amb petites ferides que li curtien. El moc que abans semblava viu se li havia petrificat i queia fàcilment quan s’ho rascava. Al pare, en canvi l’estava consumint. Una punta de la substància se lia costava perillosament molt a prop de l’ull.</text:p>
      <text:p text:style-name="P34"><text:tab/>-Deixa’m entrar!</text:p>
      <text:p text:style-name="P34"><text:tab/>-Andreu, em moro. Cuida de la Mary, si us plau.</text:p>
      <text:p text:style-name="P34"><text:tab/>El pare va deixar anar un crit de dolor quan aquella cosa viscosa se li colar perl llagrimal. L’Andreu al veure-ho no va poder reprimir una arcada que el va obligar a vomitar-se els peus. Encara amb la cara bruta es va posar a picar contra el vidre.</text:p>
      <text:p text:style-name="P34"><text:tab/>-Pare! Deixa’m entrar! No m’abandonis.</text:p>
      <text:p text:style-name="P34"><text:tab/>-Andreu! - va dir entre crits - Marxa d’aquí!</text:p>
      <text:p text:style-name="P34"><text:tab/>La llum es va apagar de cop. Segurament el pare havia premut l’interruptor. L’Andreu es va envalentonar contr la porta. Amb dents, ungles i crits va provard ’obrir-la emtren el pare agonitzava dintre.</text:p>
      <text:p text:style-name="P20"><text:tab/>Estava massa encallada per cedir.</text:p>
      <text:p text:style-name="P21"/>
      <text:h text:style-name="P49" text:outline-level="2"><text:soft-page-break/>31. Andreu – 76,77,78,79,80</text:h>
      <text:p text:style-name="P19"><text:tab/>Va arrepenjar les mans a les parets del passadís. Tot tremolava estrepitosament, com si es trobés dins una cafetera en ebullició. Es trobava en un somni conscient i no acabava de distingir la diferència entre la plataforma verdosa on havia estat caçant mosques i el moment d'extrema violència que li estava esclatant al voltant.</text:p>
      <text:p text:style-name="P19"><text:tab/>Un crit metàl·lic va sorgir del cor del vaixell. L'Andreu es va aixecar i tot seguit va relliscar amb l'eco monumental del cop llunyà. Les bigues li cruixien al damunt. Tot buscant l'equilibri per tornar-se a aixecar es va tapar les orelles que li donava la sensació que tenia ensangonades de dolor. El passadís el balandrejava d'una banda a l'altra mentre buscava un punt d'harmonia dins el caos.</text:p>
      <text:p text:style-name="P19"><text:tab/>Per fi s'estava acabant tot. S'enfonsaven.</text:p>
      <text:p text:style-name="P19"><text:tab/>Havia presenciat la fi del pare feia unes hores a través d'una finestra que es va apagar i el va deixar a les fosques. Des d'allà havia vagat pels camins del metall fins a topar amb un raconet on l'aire no estava rovellat i, cansat, s'havia arraulit i havia caigut endormiscat. Pobre pare, havia pensant, just abans d'aclucar els ulls.</text:p>
      <text:p text:style-name="P19"><text:tab/>La tremolor el rodejava i l'engolia cap a escletxes que es formaven a les parets cada vegada més negres. La pols es desprenia i formava un núvol dens que li entrava per les narius, fent-lo estossegar cada vegada que respirava. D'algunes escletxes hi entrava una llum tenebrosa, que, amb flaires podrits, li ajudava a posar un peu aquí o allà mentre el metall es recargolava davant seu. Ni en els pitjors viatges estupefaents s'havia mantingut tant en una dansa desenfrenada.</text:p>
      <text:p text:style-name="P19"><text:tab/>Tenia la sensació que alguna cosa se li menjava els talons. Sentia la necessitat d'avançar cap als punts de llum que, de maneta intermitent, li feien de far al fons del passadís. Les mans, ja brutes de sang, s'agafaven com podien d'una superfície que ja no era paret, sinó terra o sostre.</text:p>
      <text:p text:style-name="P19"><text:tab/>Tot d'una va relliscar per la obertura d'una porta que no estava en el pla que li tocava. El silenci el va engolir de cul a terra en aquella petita cabina. El terra era moll. La porta va ressonar amb un estruc fort al tancar-se damunt del seu cap. Va saltar per obrir-la, després, tot va girar i si va poder acostar caminant. La porta però, no va cedir. S'havia encallat amb la força del moviment i el marc l'havia clavat entre deformitats del metall. Llavors, cansat i aprofitant que el rebombori semblava que cedia, va asseure's a terra, d'esquena a la paret.</text:p>
      <text:p text:style-name="P19"><text:tab/>Ara tot estava quiet. Les coses estaven al seu lloc. Un silenci sepulcral el va tornar a envoltar, fins que de sobte va ser trencat pel so semblant a algú que acabava de d'obrir una ampolla de cava, seguit d'una aixeta que rajava com si volguessin omplir la banyera. <text:soft-page-break/>Li va esquitxar la mà, va mirar amunt i va veure el punt d'on, a través d'una escletxa a la paret entrava l'aigua en forma de sifó. I l'aigua, salada, ja pujava dos dits del terra. Es va aixecar corrents amb el cull mullat. S'enfonsava i moriria ofegat en una cambra sense sortida.</text:p>
      <text:p text:style-name="P19"><text:tab/>La foscor era tan present que s'havia d'ajudar de les mans per palpar les dimensions de l'estança. No era més gran que el quarto de bany de l'habitació de Barcelona. Mentre es movia en el bassal va entrebancar-se amb pals d'escombra i cubells per fregar. Al fons hi havia una estanteria plena de pots amb productes de neteja. Va agafar una fregona i, amb l'aigua als turmells, va provar de fer palanca contra la porta, però aquesta no cedia, encastada en un marc deformat. Estirava del mànec ajudant-se del peu a la paret. Mentre ho feia deixava anar crits de dolor degut a unes mans ensangonades on notava el pols com un tambor.</text:p>
      <text:p text:style-name="P19"><text:tab/>Les va deixar descansar un moment, se les va mirar i les va posar en remull en l'aigua freda que ja li arribava als genolls. La li picava, però, com li havien de dit de petit, si pica cura. Després, només ajudant-se del colzes es va arrepenjar amb tot el seu pes sobre la manovella de la porta. No va cedir res tampoc. L'aigua seguia pujant i ja li arribava a mitja cuixa.</text:p>
      <text:p text:style-name="P19"><text:tab/>A l'altre costat del vidre circular de la porta no podia veure res. Va picar-hi fort, amb el colze, amb una galleda de metall, amb una lleixa arrencada. Només va aconseguir fer-hi una esquerda que semblava que no podia anar a més. Va cridar, i res. Tot es quedava allà dintre. Va continuar picant fins que es ve quedar amb un pal trencat pel mig. L'aigua li arribava ja a la cintura. La desesperació el feia crida, i amb l'aigua que cada segon que perdia pujava un dit més. Tenia fred, sentia por i l'aigua es tintava de vermell. Ja li arribava al pit.</text:p>
      <text:p text:style-name="P19"><text:tab/>Va pensar en el seu pare i com s'havia anat apagat com la llum que l'havia acompanyat. La seva mort seria molt més violenta, li entraria aigua als pulmons, no podria respirar, s'intentaria agafar a qualsevol cosa i agonitzaria. Segurament passarien minuts d'agonia fins que el cervell li deixaria de funcionar. No volia morir. I lluitava contra el fred a base de cops de ràbia contra tot: aigua, metall i aire.</text:p>
      <text:p text:style-name="P19"><text:tab/>L'aigua l'obligava a estar de puntetes, va mirar amunt, de manera que no li entrés aigua per la boca.</text:p>
      <text:p text:style-name="P19"><text:tab/>Allà se'n va adonar que tenia una nova oportunitat. En una cantonada del sostre hi havia una reixeta d'un sistema de ventilació prou gran com per poder-s'hi encabir. El va tocar amb les puntetes però la tapa no es movia amb facilitat. Es va enfonsar, tremolant de fred, i va recollir el pal de la fregona partit que feia estona que li fregava el peu.</text:p>
      <text:p text:style-name="P19"><text:soft-page-break/><text:tab/>La tapa va saltar després que li clavés unes quantes puntades amb el pal estellat. Es va colar per la obertura. Al passar es va rascar braços, cames i roba amb cargols, puntes i demés imperfeccions del camí. Moll, s'arrossegava com un cuc per aquell conducte infestat per la pols.</text:p>
      <text:p text:style-name="P19"><text:tab/>A l'altra costat va trobar una tapa que va caure després que li donés un cop. L'aire rescumit es barrejava una corrent i van aparèixer punts de llum aquí i allà. Al terra l'aigua també s'havia colat aquí no hi havia més de tres dits.</text:p>
      <text:p text:style-name="P19"><text:tab/>Va descendre com va poder sobre el rierol gelat. La tensió l'abrigava més que no la roba molla que l'impregnava. Es va aixecar amb preessa i va còrrer tant com va poder. Coixejant. Amb una ceguera momentània provocada per canvis de llum i temperatura.</text:p>
      <text:p text:style-name="P19"><text:tab/>El passadís era llarg i tort. Al final, acompanayt per la llum: una escala de metall que l'ajudaria a sortir de les entranyes tenebroses.</text:p>
      <text:p text:style-name="P19"><text:tab/>La lluna del dia el va rebre amb escalf. El sol encara era present i li eixugava la roba mullada. Un tímid somriure instintiu el va sorprendre. Es trobava a la proa del vaixell. Lluny de l'edificació de les cabines i el pont. Entre cordes, àncores i una tranquil·la extensió ideal per estirar-se a pendre el sol. La suiperfície, però, es pronunciava com a estribord. Li era fàcil mantenir l'equilibri mentre tenia algún punt de suport. En aquell moment una corda l'ajudava. De la popa s'aixecava un ufanós núvol de cendra, com si un volcà hagués decidit despertar-se.</text:p>
      <text:p text:style-name="P19"><text:tab/>Va enfilar el passadís de babord arrepenjant-se de les columnes per avançar sense caure contra les parets que subjectaven columnes de contenidors en un fràgil equilibri. Al fons una parella de mariners portaven un company en braços. L'estaven pujant a un bot salvavides que havien desplegat sobre la coberta.</text:p>
      <text:p text:style-name="P19"><text:tab/>–Noi! –va cridar una veu femenina.</text:p>
      <text:p text:style-name="P19"><text:tab/>L'Andreu es va acostar a les figures com va poder. No havia estat mai en aquella zona del vaixell. Era un llarg passadís exterior que de tant en tant era tapat per algun arc de ferro d'on en penjava una escala per accedir a al torre de contenidors que tenia al damunt. Cordes, cadenes i caixes d'eines entaforades el pas anormalment tort.</text:p>
      <text:p text:style-name="P19"><text:tab/>Les figures es van anar precipitant: la cuinera, un mariner com un armari, dos altres marines dins del bot deslligant nusos. Es tractava d'una barca inflable, el mariner fort tenia un rema a la mà mentre la cuinera ajudava a pujar-hi un noi jove mig incoscient. Tots dos tenien sang que els hi brotava per la cara.</text:p>
      <text:p text:style-name="P19"><text:tab/>–Noi! –va dir un dels mariners.</text:p>
      <text:p text:style-name="P19"><text:tab/>L'Andreu va arribar esbufegant. Sense pensar-hi massa va ajudar a pujar el mariner inconscient posant les cames d'aquest a dins del bot. Li va deixar els pantalons <text:soft-page-break/>tacats de la sang que li brollava de les mans.</text:p>
      <text:p text:style-name="P19"><text:tab/>–Què t'ha passat?</text:p>
      <text:p text:style-name="P19"><text:tab/>L'Andreu la mirava consternat. Aquell rostre ensangonat li preguntava a ell què li havia passat. Què estava passant a tot al seu voltant, es preguntava ell.</text:p>
      <text:p text:style-name="P19"><text:tab/>–Què ha passat? –va preguntar ell.</text:p>
      <text:p text:style-name="P19"><text:tab/>–Què l'astronauta s'ha tornat boig –va sentenciar la cuinera–. Marxem, noi. Puja.</text:p>
      <text:p text:style-name="P19"><text:tab/>–I el teu pare? –va pregunar un altre mariner.</text:p>
      <text:p text:style-name="P19"><text:tab/>La cuinera va <text:s text:c="3"/><text:tab/> <text:s/></text:p>
      <text:p text:style-name="P19"/>
      <text:p text:style-name="P28">L'Andreu arriba a la sala, veu que s'està inundant. Pel camí es troba en Hashvv que, molt tranquil, li diu que li sap greu i que tot ha acabat ja. No hi ha esperança per ells, però al menys si per la humanitat. Marxa com una ànima en pena passadís enllà. L'Andreu sent crits de la seva germana darrera una porta. Li costa barbaritats obrir-la, però al final ho fa. Ella li pregunta per el pare, ell li diu que no té temps de parlar d'això ara. Corren. </text:p>
      <text:p text:style-name="P28">El bot principal no hi és, només queda un bot sense motor. Amb l'ajuda de la grua l'Andreu la posa en disposició de caure al mar. El vaixell es va precipitant a poc a poc. La Mary es planta i es posa a plorar. Li pregunta pel pare. Ell després de cridar molt, es calma i li diu la veritat. Que el pare ja no tornarà. Plora i pujen al bot. Cauen de mala manera al mar, l'Andreu a fora el bot, amb l'ajuda de la seva germana, que rema amb un tros de fusta cap a ell pot tornar a pujar. </text:p>
      <text:p text:style-name="P19"/>
      <text:p text:style-name="P8"><text:tab/></text:p>
      <text:p text:style-name="P8"><text:tab/></text:p>
      <text:p text:style-name="P1"/>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55:43</meta:creation-date>
    <dc:date>2019-09-29T13:02:46.913049000</dc:date>
    <meta:editing-duration>PT4H40M18S</meta:editing-duration>
    <meta:editing-cycles>48</meta:editing-cycles>
    <meta:generator>LibreOffice/4.4.3.2$MacOSX_X86_64 LibreOffice_project/88805f81e9fe61362df02b9941de8e38a9b5fd16</meta:generator>
    <meta:document-statistic meta:table-count="0" meta:image-count="0" meta:object-count="0" meta:page-count="86" meta:paragraph-count="874" meta:word-count="39115" meta:character-count="215822" meta:non-whitespace-character-count="176660"/>
  </office:meta>
</office:document-meta>
</file>